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max" table:style-name="ta1">
        <table:table-column table:style-name="co1" table:number-columns-repeated="24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2.1403" calcext:value-type="float">
            <text:p>2.1403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0694" calcext:value-type="float">
            <text:p>2.0694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5652" calcext:value-type="float">
            <text:p>1.5652</text:p>
          </table:table-cell>
          <table:table-cell office:value-type="float" office:value="2.7492" calcext:value-type="float">
            <text:p>2.7492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646" calcext:value-type="float">
            <text:p>3.8646</text:p>
          </table:table-cell>
          <table:table-cell office:value-type="float" office:value="4.4561" calcext:value-type="float">
            <text:p>4.4561</text:p>
          </table:table-cell>
          <table:table-cell office:value-type="float" office:value="3.6423" calcext:value-type="float">
            <text:p>3.6423</text:p>
          </table:table-cell>
          <table:table-cell office:value-type="float" office:value="3.8334" calcext:value-type="float">
            <text:p>3.8334</text:p>
          </table:table-cell>
          <table:table-cell office:value-type="float" office:value="2.8289" calcext:value-type="float">
            <text:p>2.8289</text:p>
          </table:table-cell>
          <table:table-cell office:value-type="float" office:value="5.2405" calcext:value-type="float">
            <text:p>5.2405</text:p>
          </table:table-cell>
          <table:table-cell office:value-type="float" office:value="3.2231" calcext:value-type="float">
            <text:p>3.2231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55" calcext:value-type="float">
            <text:p>4.2655</text:p>
          </table:table-cell>
          <table:table-cell office:value-type="float" office:value="4.0899" calcext:value-type="float">
            <text:p>4.0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1554" calcext:value-type="float">
            <text:p>2.1554</text:p>
          </table:table-cell>
          <table:table-cell office:value-type="float" office:value="3.293" calcext:value-type="float">
            <text:p>3.293</text:p>
          </table:table-cell>
          <table:table-cell office:value-type="float" office:value="2.0895" calcext:value-type="float">
            <text:p>2.0895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7409" calcext:value-type="float">
            <text:p>2.740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475" calcext:value-type="float">
            <text:p>3.8475</text:p>
          </table:table-cell>
          <table:table-cell office:value-type="float" office:value="4.455" calcext:value-type="float">
            <text:p>4.455</text:p>
          </table:table-cell>
          <table:table-cell office:value-type="float" office:value="3.6448" calcext:value-type="float">
            <text:p>3.6448</text:p>
          </table:table-cell>
          <table:table-cell office:value-type="float" office:value="3.8415" calcext:value-type="float">
            <text:p>3.8415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397" calcext:value-type="float">
            <text:p>5.2397</text:p>
          </table:table-cell>
          <table:table-cell office:value-type="float" office:value="3.2295" calcext:value-type="float">
            <text:p>3.2295</text:p>
          </table:table-cell>
          <table:table-cell office:value-type="float" office:value="2.0583" calcext:value-type="float">
            <text:p>2.0583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886" calcext:value-type="float">
            <text:p>4.0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1604" calcext:value-type="float">
            <text:p>2.1604</text:p>
          </table:table-cell>
          <table:table-cell office:value-type="float" office:value="3.299" calcext:value-type="float">
            <text:p>3.299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998" calcext:value-type="float">
            <text:p>1.2998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778" calcext:value-type="float">
            <text:p>1.5778</text:p>
          </table:table-cell>
          <table:table-cell office:value-type="float" office:value="2.7342" calcext:value-type="float">
            <text:p>2.7342</text:p>
          </table:table-cell>
          <table:table-cell office:value-type="float" office:value="0.587" calcext:value-type="float">
            <text:p>0.587</text:p>
          </table:table-cell>
          <table:table-cell office:value-type="float" office:value="3.8571" calcext:value-type="float">
            <text:p>3.8571</text:p>
          </table:table-cell>
          <table:table-cell office:value-type="float" office:value="4.4569" calcext:value-type="float">
            <text:p>4.4569</text:p>
          </table:table-cell>
          <table:table-cell office:value-type="float" office:value="3.6396" calcext:value-type="float">
            <text:p>3.6396</text:p>
          </table:table-cell>
          <table:table-cell office:value-type="float" office:value="3.8471" calcext:value-type="float">
            <text:p>3.8471</text:p>
          </table:table-cell>
          <table:table-cell office:value-type="float" office:value="2.8259" calcext:value-type="float">
            <text:p>2.8259</text:p>
          </table:table-cell>
          <table:table-cell office:value-type="float" office:value="5.2575" calcext:value-type="float">
            <text:p>5.2575</text:p>
          </table:table-cell>
          <table:table-cell office:value-type="float" office:value="3.2234" calcext:value-type="float">
            <text:p>3.2234</text:p>
          </table:table-cell>
          <table:table-cell office:value-type="float" office:value="2.0561" calcext:value-type="float">
            <text:p>2.0561</text:p>
          </table:table-cell>
          <table:table-cell office:value-type="float" office:value="4.2602" calcext:value-type="float">
            <text:p>4.2602</text:p>
          </table:table-cell>
          <table:table-cell office:value-type="float" office:value="4.0908" calcext:value-type="float">
            <text:p>4.0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2.1685" calcext:value-type="float">
            <text:p>2.1685</text:p>
          </table:table-cell>
          <table:table-cell office:value-type="float" office:value="3.306" calcext:value-type="float">
            <text:p>3.306</text:p>
          </table:table-cell>
          <table:table-cell office:value-type="float" office:value="2.1094" calcext:value-type="float">
            <text:p>2.1094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7789" calcext:value-type="float">
            <text:p>0.7789</text:p>
          </table:table-cell>
          <table:table-cell office:value-type="float" office:value="1.5855" calcext:value-type="float">
            <text:p>1.5855</text:p>
          </table:table-cell>
          <table:table-cell office:value-type="float" office:value="2.6715" calcext:value-type="float">
            <text:p>2.6715</text:p>
          </table:table-cell>
          <table:table-cell office:value-type="float" office:value="0.5866" calcext:value-type="float">
            <text:p>0.5866</text:p>
          </table:table-cell>
          <table:table-cell office:value-type="float" office:value="3.8574" calcext:value-type="float">
            <text:p>3.8574</text:p>
          </table:table-cell>
          <table:table-cell office:value-type="float" office:value="4.467" calcext:value-type="float">
            <text:p>4.467</text:p>
          </table:table-cell>
          <table:table-cell office:value-type="float" office:value="3.627" calcext:value-type="float">
            <text:p>3.627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8145" calcext:value-type="float">
            <text:p>2.8145</text:p>
          </table:table-cell>
          <table:table-cell office:value-type="float" office:value="5.2636" calcext:value-type="float">
            <text:p>5.2636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0615" calcext:value-type="float">
            <text:p>2.0615</text:p>
          </table:table-cell>
          <table:table-cell office:value-type="float" office:value="4.26" calcext:value-type="float">
            <text:p>4.26</text:p>
          </table:table-cell>
          <table:table-cell office:value-type="float" office:value="4.0646" calcext:value-type="float">
            <text:p>4.0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187" calcext:value-type="float">
            <text:p>2.187</text:p>
          </table:table-cell>
          <table:table-cell office:value-type="float" office:value="3.3312" calcext:value-type="float">
            <text:p>3.3312</text:p>
          </table:table-cell>
          <table:table-cell office:value-type="float" office:value="2.1273" calcext:value-type="float">
            <text:p>2.1273</text:p>
          </table:table-cell>
          <table:table-cell office:value-type="float" office:value="1.3143" calcext:value-type="float">
            <text:p>1.3143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956" calcext:value-type="float">
            <text:p>1.5956</text:p>
          </table:table-cell>
          <table:table-cell office:value-type="float" office:value="2.7365" calcext:value-type="float">
            <text:p>2.7365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542" calcext:value-type="float">
            <text:p>3.8542</text:p>
          </table:table-cell>
          <table:table-cell office:value-type="float" office:value="4.4634" calcext:value-type="float">
            <text:p>4.4634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8597" calcext:value-type="float">
            <text:p>3.8597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537" calcext:value-type="float">
            <text:p>5.2537</text:p>
          </table:table-cell>
          <table:table-cell office:value-type="float" office:value="3.2285" calcext:value-type="float">
            <text:p>3.22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857" calcext:value-type="float">
            <text:p>4.0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7" calcext:value-type="float">
            <text:p>0.7787</text:p>
          </table:table-cell>
          <table:table-cell office:value-type="float" office:value="1.6005" calcext:value-type="float">
            <text:p>1.6005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65" calcext:value-type="float">
            <text:p>3.876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723" calcext:value-type="float">
            <text:p>4.0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2.1905" calcext:value-type="float">
            <text:p>2.1905</text:p>
          </table:table-cell>
          <table:table-cell office:value-type="float" office:value="3.342" calcext:value-type="float">
            <text:p>3.342</text:p>
          </table:table-cell>
          <table:table-cell office:value-type="float" office:value="2.1474" calcext:value-type="float">
            <text:p>2.1474</text:p>
          </table:table-cell>
          <table:table-cell office:value-type="float" office:value="1.3287" calcext:value-type="float">
            <text:p>1.3287</text:p>
          </table:table-cell>
          <table:table-cell office:value-type="float" office:value="0.779" calcext:value-type="float">
            <text:p>0.779</text:p>
          </table:table-cell>
          <table:table-cell office:value-type="float" office:value="1.6103" calcext:value-type="float">
            <text:p>1.6103</text:p>
          </table:table-cell>
          <table:table-cell office:value-type="float" office:value="2.6294" calcext:value-type="float">
            <text:p>2.6294</text:p>
          </table:table-cell>
          <table:table-cell office:value-type="float" office:value="0.5834" calcext:value-type="float">
            <text:p>0.5834</text:p>
          </table:table-cell>
          <table:table-cell office:value-type="float" office:value="3.845" calcext:value-type="float">
            <text:p>3.845</text:p>
          </table:table-cell>
          <table:table-cell office:value-type="float" office:value="4.4675" calcext:value-type="float">
            <text:p>4.4675</text:p>
          </table:table-cell>
          <table:table-cell office:value-type="float" office:value="3.543" calcext:value-type="float">
            <text:p>3.543</text:p>
          </table:table-cell>
          <table:table-cell office:value-type="float" office:value="3.9084" calcext:value-type="float">
            <text:p>3.9084</text:p>
          </table:table-cell>
          <table:table-cell office:value-type="float" office:value="2.8192" calcext:value-type="float">
            <text:p>2.8192</text:p>
          </table:table-cell>
          <table:table-cell office:value-type="float" office:value="5.1887" calcext:value-type="float">
            <text:p>5.1887</text:p>
          </table:table-cell>
          <table:table-cell office:value-type="float" office:value="3.1118" calcext:value-type="float">
            <text:p>3.1118</text:p>
          </table:table-cell>
          <table:table-cell office:value-type="float" office:value="2.0756" calcext:value-type="float">
            <text:p>2.0756</text:p>
          </table:table-cell>
          <table:table-cell office:value-type="float" office:value="4.2612" calcext:value-type="float">
            <text:p>4.2612</text:p>
          </table:table-cell>
          <table:table-cell office:value-type="float" office:value="3.9729" calcext:value-type="float">
            <text:p>3.97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21" calcext:value-type="float">
            <text:p>1.6321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78" calcext:value-type="float">
            <text:p>3.897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596" calcext:value-type="float">
            <text:p>4.2596</text:p>
          </table:table-cell>
          <table:table-cell office:value-type="float" office:value="4.0438" calcext:value-type="float">
            <text:p>4.0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2.2008" calcext:value-type="float">
            <text:p>2.2008</text:p>
          </table:table-cell>
          <table:table-cell office:value-type="float" office:value="3.3724" calcext:value-type="float">
            <text:p>3.3724</text:p>
          </table:table-cell>
          <table:table-cell office:value-type="float" office:value="2.183" calcext:value-type="float">
            <text:p>2.183</text:p>
          </table:table-cell>
          <table:table-cell office:value-type="float" office:value="1.3402" calcext:value-type="float">
            <text:p>1.3402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6367" calcext:value-type="float">
            <text:p>1.6367</text:p>
          </table:table-cell>
          <table:table-cell office:value-type="float" office:value="2.6488" calcext:value-type="float">
            <text:p>2.6488</text:p>
          </table:table-cell>
          <table:table-cell office:value-type="float" office:value="0.5829" calcext:value-type="float">
            <text:p>0.5829</text:p>
          </table:table-cell>
          <table:table-cell office:value-type="float" office:value="3.83" calcext:value-type="float">
            <text:p>3.83</text:p>
          </table:table-cell>
          <table:table-cell office:value-type="float" office:value="4.4722" calcext:value-type="float">
            <text:p>4.4722</text:p>
          </table:table-cell>
          <table:table-cell office:value-type="float" office:value="3.363" calcext:value-type="float">
            <text:p>3.363</text:p>
          </table:table-cell>
          <table:table-cell office:value-type="float" office:value="3.9202" calcext:value-type="float">
            <text:p>3.9202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841" calcext:value-type="float">
            <text:p>2.0841</text:p>
          </table:table-cell>
          <table:table-cell office:value-type="float" office:value="4.2655" calcext:value-type="float">
            <text:p>4.2655</text:p>
          </table:table-cell>
          <table:table-cell office:value-type="float" office:value="3.9786" calcext:value-type="float">
            <text:p>3.9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.1868" calcext:value-type="float">
            <text:p>2.1868</text:p>
          </table:table-cell>
          <table:table-cell office:value-type="float" office:value="3.4071" calcext:value-type="float">
            <text:p>3.4071</text:p>
          </table:table-cell>
          <table:table-cell office:value-type="float" office:value="2.2429" calcext:value-type="float">
            <text:p>2.2429</text:p>
          </table:table-cell>
          <table:table-cell office:value-type="float" office:value="1.3613" calcext:value-type="float">
            <text:p>1.3613</text:p>
          </table:table-cell>
          <table:table-cell office:value-type="float" office:value="0.7762" calcext:value-type="float">
            <text:p>0.7762</text:p>
          </table:table-cell>
          <table:table-cell office:value-type="float" office:value="1.6487" calcext:value-type="float">
            <text:p>1.6487</text:p>
          </table:table-cell>
          <table:table-cell office:value-type="float" office:value="2.6395" calcext:value-type="float">
            <text:p>2.6395</text:p>
          </table:table-cell>
          <table:table-cell office:value-type="float" office:value="0.5808" calcext:value-type="float">
            <text:p>0.5808</text:p>
          </table:table-cell>
          <table:table-cell office:value-type="float" office:value="3.8265" calcext:value-type="float">
            <text:p>3.8265</text:p>
          </table:table-cell>
          <table:table-cell office:value-type="float" office:value="4.4682" calcext:value-type="float">
            <text:p>4.4682</text:p>
          </table:table-cell>
          <table:table-cell office:value-type="float" office:value="2.7805" calcext:value-type="float">
            <text:p>2.7805</text:p>
          </table:table-cell>
          <table:table-cell office:value-type="float" office:value="3.9252" calcext:value-type="float">
            <text:p>3.9252</text:p>
          </table:table-cell>
          <table:table-cell office:value-type="float" office:value="2.8217" calcext:value-type="float">
            <text:p>2.8217</text:p>
          </table:table-cell>
          <table:table-cell office:value-type="float" office:value="5.247" calcext:value-type="float">
            <text:p>5.247</text:p>
          </table:table-cell>
          <table:table-cell office:value-type="float" office:value="3.0151" calcext:value-type="float">
            <text:p>3.0151</text:p>
          </table:table-cell>
          <table:table-cell office:value-type="float" office:value="2.0981" calcext:value-type="float">
            <text:p>2.0981</text:p>
          </table:table-cell>
          <table:table-cell office:value-type="float" office:value="4.2628" calcext:value-type="float">
            <text:p>4.2628</text:p>
          </table:table-cell>
          <table:table-cell office:value-type="float" office:value="3.8702" calcext:value-type="float">
            <text:p>3.8702</text:p>
          </table:table-cell>
          <table:table-cell table:number-columns-repeated="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(2,2)</text:p>
          </table:table-cell>
          <table:table-cell table:formula="of:=[.D10]/[.D$9]" office:value-type="float" office:value="0.993178654292343" calcext:value-type="float">
            <text:p>0.993178654292343</text:p>
          </table:table-cell>
          <table:table-cell table:formula="of:=[.E10]/[.E$9]" office:value-type="float" office:value="0.996141951682538" calcext:value-type="float">
            <text:p>0.996141951682538</text:p>
          </table:table-cell>
          <table:table-cell table:formula="of:=[.F10]/[.F$9]" office:value-type="float" office:value="0.994808191520046" calcext:value-type="float">
            <text:p>0.994808191520046</text:p>
          </table:table-cell>
          <table:table-cell table:formula="of:=[.G10]/[.G$9]" office:value-type="float" office:value="0.98136315228967" calcext:value-type="float">
            <text:p>0.98136315228967</text:p>
          </table:table-cell>
          <table:table-cell table:formula="of:=[.H10]/[.H$9]" office:value-type="float" office:value="1.00102854204166" calcext:value-type="float">
            <text:p>1.00102854204166</text:p>
          </table:table-cell>
          <table:table-cell table:formula="of:=[.I10]/[.I$9]" office:value-type="float" office:value="0.982486975080032" calcext:value-type="float">
            <text:p>0.982486975080032</text:p>
          </table:table-cell>
          <table:table-cell table:formula="of:=[.J10]/[.J$9]" office:value-type="float" office:value="0.980002138808684" calcext:value-type="float">
            <text:p>0.980002138808684</text:p>
          </table:table-cell>
          <table:table-cell table:formula="of:=[.K10]/[.K$9]" office:value-type="float" office:value="1" calcext:value-type="float">
            <text:p>1</text:p>
          </table:table-cell>
          <table:table-cell table:formula="of:=[.L10]/[.L$9]" office:value-type="float" office:value="1.00906028878039" calcext:value-type="float">
            <text:p>1.00906028878039</text:p>
          </table:table-cell>
          <table:table-cell table:formula="of:=[.M10]/[.M$9]" office:value-type="float" office:value="0.997582215854396" calcext:value-type="float">
            <text:p>0.997582215854396</text:p>
          </table:table-cell>
          <table:table-cell table:formula="of:=[.N10]/[.N$9]" office:value-type="float" office:value="0.994484641638225" calcext:value-type="float">
            <text:p>0.994484641638225</text:p>
          </table:table-cell>
          <table:table-cell table:formula="of:=[.O10]/[.O$9]" office:value-type="float" office:value="0.998385248463382" calcext:value-type="float">
            <text:p>0.998385248463382</text:p>
          </table:table-cell>
          <table:table-cell table:formula="of:=[.P10]/[.P$9]" office:value-type="float" office:value="1.00095534640153" calcext:value-type="float">
            <text:p>1.00095534640153</text:p>
          </table:table-cell>
          <table:table-cell table:formula="of:=[.Q10]/[.Q$9]" office:value-type="float" office:value="1.00099325731095" calcext:value-type="float">
            <text:p>1.00099325731095</text:p>
          </table:table-cell>
          <table:table-cell table:formula="of:=[.R10]/[.R$9]" office:value-type="float" office:value="1.00709286339208" calcext:value-type="float">
            <text:p>1.00709286339208</text:p>
          </table:table-cell>
          <table:table-cell table:formula="of:=[.S10]/[.S$9]" office:value-type="float" office:value="0.99859720408262" calcext:value-type="float">
            <text:p>0.99859720408262</text:p>
          </table:table-cell>
          <table:table-cell table:formula="of:=[.T10]/[.T$9]" office:value-type="float" office:value="1.00051603218164" calcext:value-type="float">
            <text:p>1.00051603218164</text:p>
          </table:table-cell>
          <table:table-cell table:formula="of:=[.U10]/[.U$9]" office:value-type="float" office:value="1.00733972069653" calcext:value-type="float">
            <text:p>1.00733972069653</text:p>
          </table:table-cell>
          <table:table-cell/>
          <table:table-cell table:formula="of:=GEOMEAN([.D24:.U24])" office:value-type="float" office:value="0.996856265738077" calcext:value-type="float">
            <text:p>0.996856265738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[.D11]/[.D$9]" office:value-type="float" office:value="1.00018561484919" calcext:value-type="float">
            <text:p>1.00018561484919</text:p>
          </table:table-cell>
          <table:table-cell table:formula="of:=[.E11]/[.E$9]" office:value-type="float" office:value="1.00829786582565" calcext:value-type="float">
            <text:p>1.00829786582565</text:p>
          </table:table-cell>
          <table:table-cell table:formula="of:=[.F11]/[.F$9]" office:value-type="float" office:value="1.00447072396885" calcext:value-type="float">
            <text:p>1.00447072396885</text:p>
          </table:table-cell>
          <table:table-cell table:formula="of:=[.G11]/[.G$9]" office:value-type="float" office:value="0.986992240985851" calcext:value-type="float">
            <text:p>0.986992240985851</text:p>
          </table:table-cell>
          <table:table-cell table:formula="of:=[.H11]/[.H$9]" office:value-type="float" office:value="1.00012856775521" calcext:value-type="float">
            <text:p>1.00012856775521</text:p>
          </table:table-cell>
          <table:table-cell table:formula="of:=[.I11]/[.I$9]" office:value-type="float" office:value="0.989077898437009" calcext:value-type="float">
            <text:p>0.989077898437009</text:p>
          </table:table-cell>
          <table:table-cell table:formula="of:=[.J11]/[.J$9]" office:value-type="float" office:value="0.977043453463088" calcext:value-type="float">
            <text:p>0.977043453463088</text:p>
          </table:table-cell>
          <table:table-cell table:formula="of:=[.K11]/[.K$9]" office:value-type="float" office:value="0.999829584185413" calcext:value-type="float">
            <text:p>0.999829584185413</text:p>
          </table:table-cell>
          <table:table-cell table:formula="of:=[.L11]/[.L$9]" office:value-type="float" office:value="1.00459542024596" calcext:value-type="float">
            <text:p>1.00459542024596</text:p>
          </table:table-cell>
          <table:table-cell table:formula="of:=[.M11]/[.M$9]" office:value-type="float" office:value="0.997335960061788" calcext:value-type="float">
            <text:p>0.997335960061788</text:p>
          </table:table-cell>
          <table:table-cell table:formula="of:=[.N11]/[.N$9]" office:value-type="float" office:value="0.995167235494881" calcext:value-type="float">
            <text:p>0.995167235494881</text:p>
          </table:table-cell>
          <table:table-cell table:formula="of:=[.O11]/[.O$9]" office:value-type="float" office:value="1.00049484321283" calcext:value-type="float">
            <text:p>1.00049484321283</text:p>
          </table:table-cell>
          <table:table-cell table:formula="of:=[.P11]/[.P$9]" office:value-type="float" office:value="1.00173377680277" calcext:value-type="float">
            <text:p>1.00173377680277</text:p>
          </table:table-cell>
          <table:table-cell table:formula="of:=[.Q11]/[.Q$9]" office:value-type="float" office:value="1.00084044849388" calcext:value-type="float">
            <text:p>1.00084044849388</text:p>
          </table:table-cell>
          <table:table-cell table:formula="of:=[.R11]/[.R$9]" office:value-type="float" office:value="1.00909261342332" calcext:value-type="float">
            <text:p>1.00909261342332</text:p>
          </table:table-cell>
          <table:table-cell table:formula="of:=[.S11]/[.S$9]" office:value-type="float" office:value="0.99564649542882" calcext:value-type="float">
            <text:p>0.99564649542882</text:p>
          </table:table-cell>
          <table:table-cell table:formula="of:=[.T11]/[.T$9]" office:value-type="float" office:value="0.999202495719278" calcext:value-type="float">
            <text:p>0.999202495719278</text:p>
          </table:table-cell>
          <table:table-cell table:formula="of:=[.U11]/[.U$9]" office:value-type="float" office:value="1.00701953153863" calcext:value-type="float">
            <text:p>1.00701953153863</text:p>
          </table:table-cell>
          <table:table-cell/>
          <table:table-cell table:formula="of:=GEOMEAN([.D25:.U25])" office:value-type="float" office:value="0.998700527817147" calcext:value-type="float">
            <text:p>0.998700527817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[.D12]/[.D$9]" office:value-type="float" office:value="1.00250580046404" calcext:value-type="float">
            <text:p>1.00250580046404</text:p>
          </table:table-cell>
          <table:table-cell table:formula="of:=[.E12]/[.E$9]" office:value-type="float" office:value="1.01013503169111" calcext:value-type="float">
            <text:p>1.01013503169111</text:p>
          </table:table-cell>
          <table:table-cell table:formula="of:=[.F12]/[.F$9]" office:value-type="float" office:value="1.00749927891549" calcext:value-type="float">
            <text:p>1.00749927891549</text:p>
          </table:table-cell>
          <table:table-cell table:formula="of:=[.G12]/[.G$9]" office:value-type="float" office:value="0.988741822607637" calcext:value-type="float">
            <text:p>0.988741822607637</text:p>
          </table:table-cell>
          <table:table-cell table:formula="of:=[.H12]/[.H$9]" office:value-type="float" office:value="1.00077140653124" calcext:value-type="float">
            <text:p>1.00077140653124</text:p>
          </table:table-cell>
          <table:table-cell table:formula="of:=[.I12]/[.I$9]" office:value-type="float" office:value="0.990396083108405" calcext:value-type="float">
            <text:p>0.990396083108405</text:p>
          </table:table-cell>
          <table:table-cell table:formula="of:=[.J12]/[.J$9]" office:value-type="float" office:value="0.974655117099776" calcext:value-type="float">
            <text:p>0.974655117099776</text:p>
          </table:table-cell>
          <table:table-cell table:formula="of:=[.K12]/[.K$9]" office:value-type="float" office:value="1.00034083162918" calcext:value-type="float">
            <text:p>1.00034083162918</text:p>
          </table:table-cell>
          <table:table-cell table:formula="of:=[.L12]/[.L$9]" office:value-type="float" office:value="1.00710201310739" calcext:value-type="float">
            <text:p>1.00710201310739</text:p>
          </table:table-cell>
          <table:table-cell table:formula="of:=[.M12]/[.M$9]" office:value-type="float" office:value="0.997761310976292" calcext:value-type="float">
            <text:p>0.997761310976292</text:p>
          </table:table-cell>
          <table:table-cell table:formula="of:=[.N12]/[.N$9]" office:value-type="float" office:value="0.993747440273038" calcext:value-type="float">
            <text:p>0.993747440273038</text:p>
          </table:table-cell>
          <table:table-cell table:formula="of:=[.O12]/[.O$9]" office:value-type="float" office:value="1.00195332847172" calcext:value-type="float">
            <text:p>1.00195332847172</text:p>
          </table:table-cell>
          <table:table-cell table:formula="of:=[.P12]/[.P$9]" office:value-type="float" office:value="0.99989385039983" calcext:value-type="float">
            <text:p>0.99989385039983</text:p>
          </table:table-cell>
          <table:table-cell table:formula="of:=[.Q12]/[.Q$9]" office:value-type="float" office:value="1.00424044467366" calcext:value-type="float">
            <text:p>1.00424044467366</text:p>
          </table:table-cell>
          <table:table-cell table:formula="of:=[.R12]/[.R$9]" office:value-type="float" office:value="1.00718660167479" calcext:value-type="float">
            <text:p>1.00718660167479</text:p>
          </table:table-cell>
          <table:table-cell table:formula="of:=[.S12]/[.S$9]" office:value-type="float" office:value="0.994582305422532" calcext:value-type="float">
            <text:p>0.994582305422532</text:p>
          </table:table-cell>
          <table:table-cell table:formula="of:=[.T12]/[.T$9]" office:value-type="float" office:value="0.999272863744048" calcext:value-type="float">
            <text:p>0.999272863744048</text:p>
          </table:table-cell>
          <table:table-cell table:formula="of:=[.U12]/[.U$9]" office:value-type="float" office:value="1.00756139011354" calcext:value-type="float">
            <text:p>1.00756139011354</text:p>
          </table:table-cell>
          <table:table-cell/>
          <table:table-cell table:formula="of:=GEOMEAN([.D26:.U26])" office:value-type="float" office:value="0.999316911252171" calcext:value-type="float">
            <text:p>0.9993169112521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[.D13]/[.D$9]" office:value-type="float" office:value="1.00626450116009" calcext:value-type="float">
            <text:p>1.00626450116009</text:p>
          </table:table-cell>
          <table:table-cell table:formula="of:=[.E13]/[.E$9]" office:value-type="float" office:value="1.01227839186748" calcext:value-type="float">
            <text:p>1.01227839186748</text:p>
          </table:table-cell>
          <table:table-cell table:formula="of:=[.F13]/[.F$9]" office:value-type="float" office:value="1.01403711181617" calcext:value-type="float">
            <text:p>1.01403711181617</text:p>
          </table:table-cell>
          <table:table-cell table:formula="of:=[.G13]/[.G$9]" office:value-type="float" office:value="0.993382017343679" calcext:value-type="float">
            <text:p>0.993382017343679</text:p>
          </table:table-cell>
          <table:table-cell table:formula="of:=[.H13]/[.H$9]" office:value-type="float" office:value="1.00141424530728" calcext:value-type="float">
            <text:p>1.00141424530728</text:p>
          </table:table-cell>
          <table:table-cell table:formula="of:=[.I13]/[.I$9]" office:value-type="float" office:value="0.995229426903521" calcext:value-type="float">
            <text:p>0.995229426903521</text:p>
          </table:table-cell>
          <table:table-cell table:formula="of:=[.J13]/[.J$9]" office:value-type="float" office:value="0.952304566356539" calcext:value-type="float">
            <text:p>0.952304566356539</text:p>
          </table:table-cell>
          <table:table-cell table:formula="of:=[.K13]/[.K$9]" office:value-type="float" office:value="0.999659168370825" calcext:value-type="float">
            <text:p>0.999659168370825</text:p>
          </table:table-cell>
          <table:table-cell table:formula="of:=[.L13]/[.L$9]" office:value-type="float" office:value="1.00718034413431" calcext:value-type="float">
            <text:p>1.00718034413431</text:p>
          </table:table-cell>
          <table:table-cell table:formula="of:=[.M13]/[.M$9]" office:value-type="float" office:value="1.00002238689024" calcext:value-type="float">
            <text:p>1.00002238689024</text:p>
          </table:table-cell>
          <table:table-cell table:formula="of:=[.N13]/[.N$9]" office:value-type="float" office:value="0.990307167235495" calcext:value-type="float">
            <text:p>0.990307167235495</text:p>
          </table:table-cell>
          <table:table-cell table:formula="of:=[.O13]/[.O$9]" office:value-type="float" office:value="1.00783935826649" calcext:value-type="float">
            <text:p>1.00783935826649</text:p>
          </table:table-cell>
          <table:table-cell table:formula="of:=[.P13]/[.P$9]" office:value-type="float" office:value="0.995860165593376" calcext:value-type="float">
            <text:p>0.995860165593376</text:p>
          </table:table-cell>
          <table:table-cell table:formula="of:=[.Q13]/[.Q$9]" office:value-type="float" office:value="1.00540561190381" calcext:value-type="float">
            <text:p>1.00540561190381</text:p>
          </table:table-cell>
          <table:table-cell table:formula="of:=[.R13]/[.R$9]" office:value-type="float" office:value="0.993782027246594" calcext:value-type="float">
            <text:p>0.993782027246594</text:p>
          </table:table-cell>
          <table:table-cell table:formula="of:=[.S13]/[.S$9]" office:value-type="float" office:value="0.99719440816524" calcext:value-type="float">
            <text:p>0.99719440816524</text:p>
          </table:table-cell>
          <table:table-cell table:formula="of:=[.T13]/[.T$9]" office:value-type="float" office:value="0.999225951727535" calcext:value-type="float">
            <text:p>0.999225951727535</text:p>
          </table:table-cell>
          <table:table-cell table:formula="of:=[.U13]/[.U$9]" office:value-type="float" office:value="1.00110834708505" calcext:value-type="float">
            <text:p>1.00110834708505</text:p>
          </table:table-cell>
          <table:table-cell/>
          <table:table-cell table:formula="of:=GEOMEAN([.D27:.U27])" office:value-type="float" office:value="0.998387021602589" calcext:value-type="float">
            <text:p>0.9983870216025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[.D14]/[.D$9]" office:value-type="float" office:value="1.01484918793503" calcext:value-type="float">
            <text:p>1.01484918793503</text:p>
          </table:table-cell>
          <table:table-cell table:formula="of:=[.E14]/[.E$9]" office:value-type="float" office:value="1.0199944885024" calcext:value-type="float">
            <text:p>1.0199944885024</text:p>
          </table:table-cell>
          <table:table-cell table:formula="of:=[.F14]/[.F$9]" office:value-type="float" office:value="1.02264205364869" calcext:value-type="float">
            <text:p>1.02264205364869</text:p>
          </table:table-cell>
          <table:table-cell table:formula="of:=[.G14]/[.G$9]" office:value-type="float" office:value="0.999771793701506" calcext:value-type="float">
            <text:p>0.999771793701506</text:p>
          </table:table-cell>
          <table:table-cell table:formula="of:=[.H14]/[.H$9]" office:value-type="float" office:value="1.00012856775521" calcext:value-type="float">
            <text:p>1.00012856775521</text:p>
          </table:table-cell>
          <table:table-cell table:formula="of:=[.I14]/[.I$9]" office:value-type="float" office:value="1.00156926746595" calcext:value-type="float">
            <text:p>1.00156926746595</text:p>
          </table:table-cell>
          <table:table-cell table:formula="of:=[.J14]/[.J$9]" office:value-type="float" office:value="0.975474993761808" calcext:value-type="float">
            <text:p>0.975474993761808</text:p>
          </table:table-cell>
          <table:table-cell table:formula="of:=[.K14]/[.K$9]" office:value-type="float" office:value="1" calcext:value-type="float">
            <text:p>1</text:p>
          </table:table-cell>
          <table:table-cell table:formula="of:=[.L14]/[.L$9]" office:value-type="float" office:value="1.0063448131805" calcext:value-type="float">
            <text:p>1.0063448131805</text:p>
          </table:table-cell>
          <table:table-cell table:formula="of:=[.M14]/[.M$9]" office:value-type="float" office:value="0.999216458841702" calcext:value-type="float">
            <text:p>0.999216458841702</text:p>
          </table:table-cell>
          <table:table-cell table:formula="of:=[.N14]/[.N$9]" office:value-type="float" office:value="0.993911262798635" calcext:value-type="float">
            <text:p>0.993911262798635</text:p>
          </table:table-cell>
          <table:table-cell table:formula="of:=[.O14]/[.O$9]" office:value-type="float" office:value="1.0052349203042" calcext:value-type="float">
            <text:p>1.0052349203042</text:p>
          </table:table-cell>
          <table:table-cell table:formula="of:=[.P14]/[.P$9]" office:value-type="float" office:value="1.00173377680277" calcext:value-type="float">
            <text:p>1.00173377680277</text:p>
          </table:table-cell>
          <table:table-cell table:formula="of:=[.Q14]/[.Q$9]" office:value-type="float" office:value="1.00351460279258" calcext:value-type="float">
            <text:p>1.00351460279258</text:p>
          </table:table-cell>
          <table:table-cell table:formula="of:=[.R14]/[.R$9]" office:value-type="float" office:value="1.00878015248094" calcext:value-type="float">
            <text:p>1.00878015248094</text:p>
          </table:table-cell>
          <table:table-cell table:formula="of:=[.S14]/[.S$9]" office:value-type="float" office:value="0.996517196343056" calcext:value-type="float">
            <text:p>0.996517196343056</text:p>
          </table:table-cell>
          <table:table-cell table:formula="of:=[.T14]/[.T$9]" office:value-type="float" office:value="0.999179039711022" calcext:value-type="float">
            <text:p>0.999179039711022</text:p>
          </table:table-cell>
          <table:table-cell table:formula="of:=[.U14]/[.U$9]" office:value-type="float" office:value="1.00630526341716" calcext:value-type="float">
            <text:p>1.00630526341716</text:p>
          </table:table-cell>
          <table:table-cell/>
          <table:table-cell table:formula="of:=GEOMEAN([.D28:.U28])" office:value-type="float" office:value="1.0030143704319" calcext:value-type="float">
            <text:p>1.0030143704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[.D15]/[.D$9]" office:value-type="float" office:value="1.01703016241299" calcext:value-type="float">
            <text:p>1.01703016241299</text:p>
          </table:table-cell>
          <table:table-cell table:formula="of:=[.E15]/[.E$9]" office:value-type="float" office:value="1.02149484062586" calcext:value-type="float">
            <text:p>1.02149484062586</text:p>
          </table:table-cell>
          <table:table-cell table:formula="of:=[.F15]/[.F$9]" office:value-type="float" office:value="1.02672819921161" calcext:value-type="float">
            <text:p>1.02672819921161</text:p>
          </table:table-cell>
          <table:table-cell table:formula="of:=[.G15]/[.G$9]" office:value-type="float" office:value="1.0023581317511" calcext:value-type="float">
            <text:p>1.0023581317511</text:p>
          </table:table-cell>
          <table:table-cell table:formula="of:=[.H15]/[.H$9]" office:value-type="float" office:value="1.00115710979686" calcext:value-type="float">
            <text:p>1.00115710979686</text:p>
          </table:table-cell>
          <table:table-cell table:formula="of:=[.I15]/[.I$9]" office:value-type="float" office:value="1.0046450316992" calcext:value-type="float">
            <text:p>1.0046450316992</text:p>
          </table:table-cell>
          <table:table-cell table:formula="of:=[.J15]/[.J$9]" office:value-type="float" office:value="0.96567212062881" calcext:value-type="float">
            <text:p>0.96567212062881</text:p>
          </table:table-cell>
          <table:table-cell table:formula="of:=[.K15]/[.K$9]" office:value-type="float" office:value="0.999488752556237" calcext:value-type="float">
            <text:p>0.999488752556237</text:p>
          </table:table-cell>
          <table:table-cell table:formula="of:=[.L15]/[.L$9]" office:value-type="float" office:value="1.00590093736129" calcext:value-type="float">
            <text:p>1.00590093736129</text:p>
          </table:table-cell>
          <table:table-cell table:formula="of:=[.M15]/[.M$9]" office:value-type="float" office:value="1.00069399359735" calcext:value-type="float">
            <text:p>1.00069399359735</text:p>
          </table:table-cell>
          <table:table-cell table:formula="of:=[.N15]/[.N$9]" office:value-type="float" office:value="0.990689419795222" calcext:value-type="float">
            <text:p>0.990689419795222</text:p>
          </table:table-cell>
          <table:table-cell table:formula="of:=[.O15]/[.O$9]" office:value-type="float" office:value="1.00961037608084" calcext:value-type="float">
            <text:p>1.00961037608084</text:p>
          </table:table-cell>
          <table:table-cell table:formula="of:=[.P15]/[.P$9]" office:value-type="float" office:value="1.00116764560187" calcext:value-type="float">
            <text:p>1.00116764560187</text:p>
          </table:table-cell>
          <table:table-cell table:formula="of:=[.Q15]/[.Q$9]" office:value-type="float" office:value="1.00588313945715" calcext:value-type="float">
            <text:p>1.00588313945715</text:p>
          </table:table-cell>
          <table:table-cell table:formula="of:=[.R15]/[.R$9]" office:value-type="float" office:value="1.00246844144482" calcext:value-type="float">
            <text:p>1.00246844144482</text:p>
          </table:table-cell>
          <table:table-cell table:formula="of:=[.S15]/[.S$9]" office:value-type="float" office:value="0.999516277269869" calcext:value-type="float">
            <text:p>0.999516277269869</text:p>
          </table:table-cell>
          <table:table-cell table:formula="of:=[.T15]/[.T$9]" office:value-type="float" office:value="1.00021110407431" calcext:value-type="float">
            <text:p>1.00021110407431</text:p>
          </table:table-cell>
          <table:table-cell table:formula="of:=[.U15]/[.U$9]" office:value-type="float" office:value="1.00300485209724" calcext:value-type="float">
            <text:p>1.00300485209724</text:p>
          </table:table-cell>
          <table:table-cell/>
          <table:table-cell table:formula="of:=GEOMEAN([.D29:.U29])" office:value-type="float" office:value="1.00312979712507" calcext:value-type="float">
            <text:p>1.003129797125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[.D16]/[.D$9]" office:value-type="float" office:value="1.01647331786543" calcext:value-type="float">
            <text:p>1.01647331786543</text:p>
          </table:table-cell>
          <table:table-cell table:formula="of:=[.E16]/[.E$9]" office:value-type="float" office:value="1.02330138706023" calcext:value-type="float">
            <text:p>1.02330138706023</text:p>
          </table:table-cell>
          <table:table-cell table:formula="of:=[.F16]/[.F$9]" office:value-type="float" office:value="1.03230458609749" calcext:value-type="float">
            <text:p>1.03230458609749</text:p>
          </table:table-cell>
          <table:table-cell table:formula="of:=[.G16]/[.G$9]" office:value-type="float" office:value="1.01072569602921" calcext:value-type="float">
            <text:p>1.01072569602921</text:p>
          </table:table-cell>
          <table:table-cell table:formula="of:=[.H16]/[.H$9]" office:value-type="float" office:value="1.00154281306248" calcext:value-type="float">
            <text:p>1.00154281306248</text:p>
          </table:table-cell>
          <table:table-cell table:formula="of:=[.I16]/[.I$9]" office:value-type="float" office:value="1.01079656016571" calcext:value-type="float">
            <text:p>1.01079656016571</text:p>
          </table:table-cell>
          <table:table-cell table:formula="of:=[.J16]/[.J$9]" office:value-type="float" office:value="0.937297258760204" calcext:value-type="float">
            <text:p>0.937297258760204</text:p>
          </table:table-cell>
          <table:table-cell table:formula="of:=[.K16]/[.K$9]" office:value-type="float" office:value="0.994205862304022" calcext:value-type="float">
            <text:p>0.994205862304022</text:p>
          </table:table-cell>
          <table:table-cell table:formula="of:=[.L16]/[.L$9]" office:value-type="float" office:value="1.00394266168829" calcext:value-type="float">
            <text:p>1.00394266168829</text:p>
          </table:table-cell>
          <table:table-cell table:formula="of:=[.M16]/[.M$9]" office:value-type="float" office:value="1.00013432134142" calcext:value-type="float">
            <text:p>1.00013432134142</text:p>
          </table:table-cell>
          <table:table-cell table:formula="of:=[.N16]/[.N$9]" office:value-type="float" office:value="0.967372013651877" calcext:value-type="float">
            <text:p>0.967372013651877</text:p>
          </table:table-cell>
          <table:table-cell table:formula="of:=[.O16]/[.O$9]" office:value-type="float" office:value="1.01791853318054" calcext:value-type="float">
            <text:p>1.01791853318054</text:p>
          </table:table-cell>
          <table:table-cell table:formula="of:=[.P16]/[.P$9]" office:value-type="float" office:value="0.997523175996037" calcext:value-type="float">
            <text:p>0.997523175996037</text:p>
          </table:table-cell>
          <table:table-cell table:formula="of:=[.Q16]/[.Q$9]" office:value-type="float" office:value="0.991098886405746" calcext:value-type="float">
            <text:p>0.991098886405746</text:p>
          </table:table-cell>
          <table:table-cell table:formula="of:=[.R16]/[.R$9]" office:value-type="float" office:value="0.972315960504937" calcext:value-type="float">
            <text:p>0.972315960504937</text:p>
          </table:table-cell>
          <table:table-cell table:formula="of:=[.S16]/[.S$9]" office:value-type="float" office:value="1.00401489866009" calcext:value-type="float">
            <text:p>1.00401489866009</text:p>
          </table:table-cell>
          <table:table-cell table:formula="of:=[.T16]/[.T$9]" office:value-type="float" office:value="0.999507423826613" calcext:value-type="float">
            <text:p>0.999507423826613</text:p>
          </table:table-cell>
          <table:table-cell table:formula="of:=[.U16]/[.U$9]" office:value-type="float" office:value="0.978522696485308" calcext:value-type="float">
            <text:p>0.978522696485308</text:p>
          </table:table-cell>
          <table:table-cell/>
          <table:table-cell table:formula="of:=GEOMEAN([.D30:.U30])" office:value-type="float" office:value="0.997476219896357" calcext:value-type="float">
            <text:p>0.9974762198963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[.D17]/[.D$9]" office:value-type="float" office:value="1.024686774942" calcext:value-type="float">
            <text:p>1.024686774942</text:p>
          </table:table-cell>
          <table:table-cell table:formula="of:=[.E17]/[.E$9]" office:value-type="float" office:value="1.0315380140237" calcext:value-type="float">
            <text:p>1.0315380140237</text:p>
          </table:table-cell>
          <table:table-cell table:formula="of:=[.F17]/[.F$9]" office:value-type="float" office:value="1.04739928852995" calcext:value-type="float">
            <text:p>1.04739928852995</text:p>
          </table:table-cell>
          <table:table-cell table:formula="of:=[.G17]/[.G$9]" office:value-type="float" office:value="1.01939753537198" calcext:value-type="float">
            <text:p>1.01939753537198</text:p>
          </table:table-cell>
          <table:table-cell table:formula="of:=[.H17]/[.H$9]" office:value-type="float" office:value="0.999871432244793" calcext:value-type="float">
            <text:p>0.999871432244793</text:p>
          </table:table-cell>
          <table:table-cell table:formula="of:=[.I17]/[.I$9]" office:value-type="float" office:value="1.02448057246877" calcext:value-type="float">
            <text:p>1.02448057246877</text:p>
          </table:table-cell>
          <table:table-cell table:formula="of:=[.J17]/[.J$9]" office:value-type="float" office:value="0.967561401632624" calcext:value-type="float">
            <text:p>0.967561401632624</text:p>
          </table:table-cell>
          <table:table-cell table:formula="of:=[.K17]/[.K$9]" office:value-type="float" office:value="0.998807089297887" calcext:value-type="float">
            <text:p>0.998807089297887</text:p>
          </table:table-cell>
          <table:table-cell table:formula="of:=[.L17]/[.L$9]" office:value-type="float" office:value="1.00428209613828" calcext:value-type="float">
            <text:p>1.00428209613828</text:p>
          </table:table-cell>
          <table:table-cell table:formula="of:=[.M17]/[.M$9]" office:value-type="float" office:value="1.0018133381092" calcext:value-type="float">
            <text:p>1.0018133381092</text:p>
          </table:table-cell>
          <table:table-cell table:formula="of:=[.N17]/[.N$9]" office:value-type="float" office:value="0.989815699658703" calcext:value-type="float">
            <text:p>0.989815699658703</text:p>
          </table:table-cell>
          <table:table-cell table:formula="of:=[.O17]/[.O$9]" office:value-type="float" office:value="1.01515782894051" calcext:value-type="float">
            <text:p>1.01515782894051</text:p>
          </table:table-cell>
          <table:table-cell table:formula="of:=[.P17]/[.P$9]" office:value-type="float" office:value="1.00697049041115" calcext:value-type="float">
            <text:p>1.00697049041115</text:p>
          </table:table-cell>
          <table:table-cell table:formula="of:=[.Q17]/[.Q$9]" office:value-type="float" office:value="1.00630336370409" calcext:value-type="float">
            <text:p>1.00630336370409</text:p>
          </table:table-cell>
          <table:table-cell table:formula="of:=[.R17]/[.R$9]" office:value-type="float" office:value="1.00153105861767" calcext:value-type="float">
            <text:p>1.00153105861767</text:p>
          </table:table-cell>
          <table:table-cell table:formula="of:=[.S17]/[.S$9]" office:value-type="float" office:value="1.00706235185991" calcext:value-type="float">
            <text:p>1.00706235185991</text:p>
          </table:table-cell>
          <table:table-cell table:formula="of:=[.T17]/[.T$9]" office:value-type="float" office:value="0.999132127694509" calcext:value-type="float">
            <text:p>0.999132127694509</text:p>
          </table:table-cell>
          <table:table-cell table:formula="of:=[.U17]/[.U$9]" office:value-type="float" office:value="0.995985320558607" calcext:value-type="float">
            <text:p>0.995985320558607</text:p>
          </table:table-cell>
          <table:table-cell/>
          <table:table-cell table:formula="of:=GEOMEAN([.D31:.U31])" office:value-type="float" office:value="1.00773227283111" calcext:value-type="float">
            <text:p>1.00773227283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[.D18]/[.D$9]" office:value-type="float" office:value="1.02125290023202" calcext:value-type="float">
            <text:p>1.02125290023202</text:p>
          </table:table-cell>
          <table:table-cell table:formula="of:=[.E18]/[.E$9]" office:value-type="float" office:value="1.03260969411188" calcext:value-type="float">
            <text:p>1.03260969411188</text:p>
          </table:table-cell>
          <table:table-cell table:formula="of:=[.F18]/[.F$9]" office:value-type="float" office:value="1.04941832516104" calcext:value-type="float">
            <text:p>1.04941832516104</text:p>
          </table:table-cell>
          <table:table-cell table:formula="of:=[.G18]/[.G$9]" office:value-type="float" office:value="1.01947360413814" calcext:value-type="float">
            <text:p>1.01947360413814</text:p>
          </table:table-cell>
          <table:table-cell table:formula="of:=[.H18]/[.H$9]" office:value-type="float" office:value="1.00012856775521" calcext:value-type="float">
            <text:p>1.00012856775521</text:p>
          </table:table-cell>
          <table:table-cell table:formula="of:=[.I18]/[.I$9]" office:value-type="float" office:value="1.02736802460611" calcext:value-type="float">
            <text:p>1.02736802460611</text:p>
          </table:table-cell>
          <table:table-cell table:formula="of:=[.J18]/[.J$9]" office:value-type="float" office:value="0.944212740170392" calcext:value-type="float">
            <text:p>0.944212740170392</text:p>
          </table:table-cell>
          <table:table-cell table:formula="of:=[.K18]/[.K$9]" office:value-type="float" office:value="0.993353783231084" calcext:value-type="float">
            <text:p>0.993353783231084</text:p>
          </table:table-cell>
          <table:table-cell table:formula="of:=[.L18]/[.L$9]" office:value-type="float" office:value="1.00002611034231" calcext:value-type="float">
            <text:p>1.00002611034231</text:p>
          </table:table-cell>
          <table:table-cell table:formula="of:=[.M18]/[.M$9]" office:value-type="float" office:value="1.00118650518257" calcext:value-type="float">
            <text:p>1.00118650518257</text:p>
          </table:table-cell>
          <table:table-cell table:formula="of:=[.N18]/[.N$9]" office:value-type="float" office:value="0.918225255972696" calcext:value-type="float">
            <text:p>0.918225255972696</text:p>
          </table:table-cell>
          <table:table-cell table:formula="of:=[.O18]/[.O$9]" office:value-type="float" office:value="1.02099176997604" calcext:value-type="float">
            <text:p>1.02099176997604</text:p>
          </table:table-cell>
          <table:table-cell table:formula="of:=[.P18]/[.P$9]" office:value-type="float" office:value="1.00311372160498" calcext:value-type="float">
            <text:p>1.00311372160498</text:p>
          </table:table-cell>
          <table:table-cell table:formula="of:=[.Q18]/[.Q$9]" office:value-type="float" office:value="0.996905621454358" calcext:value-type="float">
            <text:p>0.996905621454358</text:p>
          </table:table-cell>
          <table:table-cell table:formula="of:=[.R18]/[.R$9]" office:value-type="float" office:value="0.973940757405324" calcext:value-type="float">
            <text:p>0.973940757405324</text:p>
          </table:table-cell>
          <table:table-cell table:formula="of:=[.S18]/[.S$9]" office:value-type="float" office:value="1.0081265418662" calcext:value-type="float">
            <text:p>1.0081265418662</text:p>
          </table:table-cell>
          <table:table-cell table:formula="of:=[.T18]/[.T$9]" office:value-type="float" office:value="1.00051603218164" calcext:value-type="float">
            <text:p>1.00051603218164</text:p>
          </table:table-cell>
          <table:table-cell table:formula="of:=[.U18]/[.U$9]" office:value-type="float" office:value="0.979926602793035" calcext:value-type="float">
            <text:p>0.979926602793035</text:p>
          </table:table-cell>
          <table:table-cell/>
          <table:table-cell table:formula="of:=GEOMEAN([.D32:.U32])" office:value-type="float" office:value="0.999017665464603" calcext:value-type="float">
            <text:p>0.999017665464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[.D19]/[.D$9]" office:value-type="float" office:value="1.01475638051044" calcext:value-type="float">
            <text:p>1.01475638051044</text:p>
          </table:table-cell>
          <table:table-cell table:formula="of:=[.E19]/[.E$9]" office:value-type="float" office:value="1.04323463670045" calcext:value-type="float">
            <text:p>1.04323463670045</text:p>
          </table:table-cell>
          <table:table-cell table:formula="of:=[.F19]/[.F$9]" office:value-type="float" office:value="1.07821363330449" calcext:value-type="float">
            <text:p>1.07821363330449</text:p>
          </table:table-cell>
          <table:table-cell table:formula="of:=[.G19]/[.G$9]" office:value-type="float" office:value="1.03552411379887" calcext:value-type="float">
            <text:p>1.03552411379887</text:p>
          </table:table-cell>
          <table:table-cell table:formula="of:=[.H19]/[.H$9]" office:value-type="float" office:value="0.997942915916688" calcext:value-type="float">
            <text:p>0.997942915916688</text:p>
          </table:table-cell>
          <table:table-cell table:formula="of:=[.I19]/[.I$9]" office:value-type="float" office:value="1.03490050844266" calcext:value-type="float">
            <text:p>1.03490050844266</text:p>
          </table:table-cell>
          <table:table-cell table:formula="of:=[.J19]/[.J$9]" office:value-type="float" office:value="0.940897586710869" calcext:value-type="float">
            <text:p>0.940897586710869</text:p>
          </table:table-cell>
          <table:table-cell table:formula="of:=[.K19]/[.K$9]" office:value-type="float" office:value="0.989775051124744" calcext:value-type="float">
            <text:p>0.989775051124744</text:p>
          </table:table-cell>
          <table:table-cell table:formula="of:=[.L19]/[.L$9]" office:value-type="float" office:value="0.999112248361576" calcext:value-type="float">
            <text:p>0.999112248361576</text:p>
          </table:table-cell>
          <table:table-cell table:formula="of:=[.M19]/[.M$9]" office:value-type="float" office:value="1.00029102957308" calcext:value-type="float">
            <text:p>1.00029102957308</text:p>
          </table:table-cell>
          <table:table-cell table:formula="of:=[.N19]/[.N$9]" office:value-type="float" office:value="0.759180887372014" calcext:value-type="float">
            <text:p>0.759180887372014</text:p>
          </table:table-cell>
          <table:table-cell table:formula="of:=[.O19]/[.O$9]" office:value-type="float" office:value="1.02229398895718" calcext:value-type="float">
            <text:p>1.02229398895718</text:p>
          </table:table-cell>
          <table:table-cell table:formula="of:=[.P19]/[.P$9]" office:value-type="float" office:value="0.998407755997452" calcext:value-type="float">
            <text:p>0.998407755997452</text:p>
          </table:table-cell>
          <table:table-cell table:formula="of:=[.Q19]/[.Q$9]" office:value-type="float" office:value="1.00223482894963" calcext:value-type="float">
            <text:p>1.00223482894963</text:p>
          </table:table-cell>
          <table:table-cell table:formula="of:=[.R19]/[.R$9]" office:value-type="float" office:value="0.942100987376578" calcext:value-type="float">
            <text:p>0.942100987376578</text:p>
          </table:table-cell>
          <table:table-cell table:formula="of:=[.S19]/[.S$9]" office:value-type="float" office:value="1.01489866008804" calcext:value-type="float">
            <text:p>1.01489866008804</text:p>
          </table:table-cell>
          <table:table-cell table:formula="of:=[.T19]/[.T$9]" office:value-type="float" office:value="0.999882719958717" calcext:value-type="float">
            <text:p>0.999882719958717</text:p>
          </table:table-cell>
          <table:table-cell table:formula="of:=[.U19]/[.U$9]" office:value-type="float" office:value="0.95322775301101" calcext:value-type="float">
            <text:p>0.95322775301101</text:p>
          </table:table-cell>
          <table:table-cell/>
          <table:table-cell table:formula="of:=GEOMEAN([.D33:.U33])" office:value-type="float" office:value="0.987958549343006" calcext:value-type="float">
            <text:p>0.987958549343006</text:p>
          </table:table-cell>
          <table:table-cell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/>
          <table:table-cell office:value-type="string" calcext:value-type="string">
            <text:p>(2,2)</text:p>
          </table:table-cell>
          <table:table-cell table:formula="of:=(1-[.D24])*100" office:value-type="float" office:value="0.682134570765658" calcext:value-type="float">
            <text:p>0.682134570765658</text:p>
          </table:table-cell>
          <table:table-cell table:formula="of:=(1-[.E24])*100" office:value-type="float" office:value="0.385804831746239" calcext:value-type="float">
            <text:p>0.385804831746239</text:p>
          </table:table-cell>
          <table:table-cell table:formula="of:=(1-[.F24])*100" office:value-type="float" office:value="0.519180847995393" calcext:value-type="float">
            <text:p>0.519180847995393</text:p>
          </table:table-cell>
          <table:table-cell table:formula="of:=(1-[.G24])*100" office:value-type="float" office:value="1.86368477103301" calcext:value-type="float">
            <text:p>1.86368477103301</text:p>
          </table:table-cell>
          <table:table-cell table:formula="of:=(1-[.H24])*100" office:value-type="float" office:value="-0.102854204165603" calcext:value-type="float">
            <text:p>-0.102854204165603</text:p>
          </table:table-cell>
          <table:table-cell table:formula="of:=(1-[.I24])*100" office:value-type="float" office:value="1.75130249199675" calcext:value-type="float">
            <text:p>1.75130249199675</text:p>
          </table:table-cell>
          <table:table-cell table:formula="of:=(1-[.J24])*100" office:value-type="float" office:value="1.99978611913164" calcext:value-type="float">
            <text:p>1.99978611913164</text:p>
          </table:table-cell>
          <table:table-cell table:formula="of:=(1-[.K24])*100" office:value-type="float" office:value="0" calcext:value-type="float">
            <text:p>0</text:p>
          </table:table-cell>
          <table:table-cell table:formula="of:=(1-[.L24])*100" office:value-type="float" office:value="-0.906028878038589" calcext:value-type="float">
            <text:p>-0.906028878038589</text:p>
          </table:table-cell>
          <table:table-cell table:formula="of:=(1-[.M24])*100" office:value-type="float" office:value="0.241778414560423" calcext:value-type="float">
            <text:p>0.241778414560423</text:p>
          </table:table-cell>
          <table:table-cell table:formula="of:=(1-[.N24])*100" office:value-type="float" office:value="0.551535836177475" calcext:value-type="float">
            <text:p>0.551535836177475</text:p>
          </table:table-cell>
          <table:table-cell table:formula="of:=(1-[.O24])*100" office:value-type="float" office:value="0.161475153661839" calcext:value-type="float">
            <text:p>0.161475153661839</text:p>
          </table:table-cell>
          <table:table-cell table:formula="of:=(1-[.P24])*100" office:value-type="float" office:value="-0.0955346401528612" calcext:value-type="float">
            <text:p>-0.095534640152861</text:p>
          </table:table-cell>
          <table:table-cell table:formula="of:=(1-[.Q24])*100" office:value-type="float" office:value="-0.0993257310946794" calcext:value-type="float">
            <text:p>-0.099325731094679</text:p>
          </table:table-cell>
          <table:table-cell table:formula="of:=(1-[.R24])*100" office:value-type="float" office:value="-0.709286339207593" calcext:value-type="float">
            <text:p>-0.709286339207593</text:p>
          </table:table-cell>
          <table:table-cell table:formula="of:=(1-[.S24])*100" office:value-type="float" office:value="0.140279591738013" calcext:value-type="float">
            <text:p>0.140279591738013</text:p>
          </table:table-cell>
          <table:table-cell table:formula="of:=(1-[.T24])*100" office:value-type="float" office:value="-0.0516032181643311" calcext:value-type="float">
            <text:p>-0.051603218164331</text:p>
          </table:table-cell>
          <table:table-cell table:formula="of:=(1-[.U24])*100" office:value-type="float" office:value="-0.733972069653444" calcext:value-type="float">
            <text:p>-0.733972069653444</text:p>
          </table:table-cell>
          <table:table-cell/>
          <table:table-cell table:formula="of:=(1-[.W24])*100" office:value-type="float" office:value="0.314373426192338" calcext:value-type="float">
            <text:p>0.314373426192338</text:p>
          </table:table-cell>
          <table:table-cell table:formula="of:=MAX([.D38:.U38])" office:value-type="float" office:value="1.99978611913164" calcext:value-type="float">
            <text:p>1.99978611913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(1-[.D25])*100" office:value-type="float" office:value="-0.0185614849188109" calcext:value-type="float">
            <text:p>-0.018561484918811</text:p>
          </table:table-cell>
          <table:table-cell table:formula="of:=(1-[.E25])*100" office:value-type="float" office:value="-0.829786582565295" calcext:value-type="float">
            <text:p>-0.829786582565295</text:p>
          </table:table-cell>
          <table:table-cell table:formula="of:=(1-[.F25])*100" office:value-type="float" office:value="-0.447072396884929" calcext:value-type="float">
            <text:p>-0.447072396884929</text:p>
          </table:table-cell>
          <table:table-cell table:formula="of:=(1-[.G25])*100" office:value-type="float" office:value="1.30077590141489" calcext:value-type="float">
            <text:p>1.30077590141489</text:p>
          </table:table-cell>
          <table:table-cell table:formula="of:=(1-[.H25])*100" office:value-type="float" office:value="-0.0128567755206976" calcext:value-type="float">
            <text:p>-0.012856775520698</text:p>
          </table:table-cell>
          <table:table-cell table:formula="of:=(1-[.I25])*100" office:value-type="float" office:value="1.09221015629906" calcext:value-type="float">
            <text:p>1.09221015629906</text:p>
          </table:table-cell>
          <table:table-cell table:formula="of:=(1-[.J25])*100" office:value-type="float" office:value="2.29565465369123" calcext:value-type="float">
            <text:p>2.29565465369123</text:p>
          </table:table-cell>
          <table:table-cell table:formula="of:=(1-[.K25])*100" office:value-type="float" office:value="0.0170415814587543" calcext:value-type="float">
            <text:p>0.017041581458754</text:p>
          </table:table-cell>
          <table:table-cell table:formula="of:=(1-[.L25])*100" office:value-type="float" office:value="-0.459542024595949" calcext:value-type="float">
            <text:p>-0.459542024595949</text:p>
          </table:table-cell>
          <table:table-cell table:formula="of:=(1-[.M25])*100" office:value-type="float" office:value="0.266403993821218" calcext:value-type="float">
            <text:p>0.266403993821218</text:p>
          </table:table-cell>
          <table:table-cell table:formula="of:=(1-[.N25])*100" office:value-type="float" office:value="0.483276450511949" calcext:value-type="float">
            <text:p>0.483276450511949</text:p>
          </table:table-cell>
          <table:table-cell table:formula="of:=(1-[.O25])*100" office:value-type="float" office:value="-0.0494843212834661" calcext:value-type="float">
            <text:p>-0.049484321283466</text:p>
          </table:table-cell>
          <table:table-cell table:formula="of:=(1-[.P25])*100" office:value-type="float" office:value="-0.173377680277409" calcext:value-type="float">
            <text:p>-0.173377680277409</text:p>
          </table:table-cell>
          <table:table-cell table:formula="of:=(1-[.Q25])*100" office:value-type="float" office:value="-0.084044849387821" calcext:value-type="float">
            <text:p>-0.084044849387821</text:p>
          </table:table-cell>
          <table:table-cell table:formula="of:=(1-[.R25])*100" office:value-type="float" office:value="-0.909261342332202" calcext:value-type="float">
            <text:p>-0.909261342332202</text:p>
          </table:table-cell>
          <table:table-cell table:formula="of:=(1-[.S25])*100" office:value-type="float" office:value="0.435350457117978" calcext:value-type="float">
            <text:p>0.435350457117978</text:p>
          </table:table-cell>
          <table:table-cell table:formula="of:=(1-[.T25])*100" office:value-type="float" office:value="0.0797504280721562" calcext:value-type="float">
            <text:p>0.079750428072156</text:p>
          </table:table-cell>
          <table:table-cell table:formula="of:=(1-[.U25])*100" office:value-type="float" office:value="-0.701953153863188" calcext:value-type="float">
            <text:p>-0.701953153863188</text:p>
          </table:table-cell>
          <table:table-cell/>
          <table:table-cell table:formula="of:=(1-[.W25])*100" office:value-type="float" office:value="0.129947218285276" calcext:value-type="float">
            <text:p>0.129947218285276</text:p>
          </table:table-cell>
          <table:table-cell table:formula="of:=MAX([.D39:.U39])" office:value-type="float" office:value="2.29565465369123" calcext:value-type="float">
            <text:p>2.29565465369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(1-[.D26])*100" office:value-type="float" office:value="-0.250580046403726" calcext:value-type="float">
            <text:p>-0.250580046403726</text:p>
          </table:table-cell>
          <table:table-cell table:formula="of:=(1-[.E26])*100" office:value-type="float" office:value="-1.01350316911111" calcext:value-type="float">
            <text:p>-1.01350316911111</text:p>
          </table:table-cell>
          <table:table-cell table:formula="of:=(1-[.F26])*100" office:value-type="float" office:value="-0.749927891548885" calcext:value-type="float">
            <text:p>-0.749927891548885</text:p>
          </table:table-cell>
          <table:table-cell table:formula="of:=(1-[.G26])*100" office:value-type="float" office:value="1.12581773923627" calcext:value-type="float">
            <text:p>1.12581773923627</text:p>
          </table:table-cell>
          <table:table-cell table:formula="of:=(1-[.H26])*100" office:value-type="float" office:value="-0.077140653124208" calcext:value-type="float">
            <text:p>-0.077140653124208</text:p>
          </table:table-cell>
          <table:table-cell table:formula="of:=(1-[.I26])*100" office:value-type="float" office:value="0.960391689159523" calcext:value-type="float">
            <text:p>0.960391689159523</text:p>
          </table:table-cell>
          <table:table-cell table:formula="of:=(1-[.J26])*100" office:value-type="float" office:value="2.53448829002245" calcext:value-type="float">
            <text:p>2.53448829002245</text:p>
          </table:table-cell>
          <table:table-cell table:formula="of:=(1-[.K26])*100" office:value-type="float" office:value="-0.0340831629175087" calcext:value-type="float">
            <text:p>-0.034083162917509</text:p>
          </table:table-cell>
          <table:table-cell table:formula="of:=(1-[.L26])*100" office:value-type="float" office:value="-0.710201310739178" calcext:value-type="float">
            <text:p>-0.710201310739178</text:p>
          </table:table-cell>
          <table:table-cell table:formula="of:=(1-[.M26])*100" office:value-type="float" office:value="0.223868902370772" calcext:value-type="float">
            <text:p>0.223868902370772</text:p>
          </table:table-cell>
          <table:table-cell table:formula="of:=(1-[.N26])*100" office:value-type="float" office:value="0.625255972696248" calcext:value-type="float">
            <text:p>0.625255972696248</text:p>
          </table:table-cell>
          <table:table-cell table:formula="of:=(1-[.O26])*100" office:value-type="float" office:value="-0.195332847171592" calcext:value-type="float">
            <text:p>-0.195332847171592</text:p>
          </table:table-cell>
          <table:table-cell table:formula="of:=(1-[.P26])*100" office:value-type="float" office:value="0.0106149600169858" calcext:value-type="float">
            <text:p>0.010614960016986</text:p>
          </table:table-cell>
          <table:table-cell table:formula="of:=(1-[.Q26])*100" office:value-type="float" office:value="-0.42404446736577" calcext:value-type="float">
            <text:p>-0.42404446736577</text:p>
          </table:table-cell>
          <table:table-cell table:formula="of:=(1-[.R26])*100" office:value-type="float" office:value="-0.718660167479057" calcext:value-type="float">
            <text:p>-0.718660167479057</text:p>
          </table:table-cell>
          <table:table-cell table:formula="of:=(1-[.S26])*100" office:value-type="float" office:value="0.541769457746821" calcext:value-type="float">
            <text:p>0.541769457746821</text:p>
          </table:table-cell>
          <table:table-cell table:formula="of:=(1-[.T26])*100" office:value-type="float" office:value="0.0727136255951888" calcext:value-type="float">
            <text:p>0.072713625595189</text:p>
          </table:table-cell>
          <table:table-cell table:formula="of:=(1-[.U26])*100" office:value-type="float" office:value="-0.756139011354384" calcext:value-type="float">
            <text:p>-0.756139011354384</text:p>
          </table:table-cell>
          <table:table-cell/>
          <table:table-cell table:formula="of:=(1-[.W26])*100" office:value-type="float" office:value="0.0683088747829297" calcext:value-type="float">
            <text:p>0.06830887478293</text:p>
          </table:table-cell>
          <table:table-cell table:formula="of:=MAX([.D40:.U40])" office:value-type="float" office:value="2.53448829002245" calcext:value-type="float">
            <text:p>2.53448829002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(1-[.D27])*100" office:value-type="float" office:value="-0.626450116009281" calcext:value-type="float">
            <text:p>-0.626450116009281</text:p>
          </table:table-cell>
          <table:table-cell table:formula="of:=(1-[.E27])*100" office:value-type="float" office:value="-1.22783918674791" calcext:value-type="float">
            <text:p>-1.22783918674791</text:p>
          </table:table-cell>
          <table:table-cell table:formula="of:=(1-[.F27])*100" office:value-type="float" office:value="-1.40371118161715" calcext:value-type="float">
            <text:p>-1.40371118161715</text:p>
          </table:table-cell>
          <table:table-cell table:formula="of:=(1-[.G27])*100" office:value-type="float" office:value="0.66179826563213" calcext:value-type="float">
            <text:p>0.66179826563213</text:p>
          </table:table-cell>
          <table:table-cell table:formula="of:=(1-[.H27])*100" office:value-type="float" office:value="-0.141424530727696" calcext:value-type="float">
            <text:p>-0.141424530727696</text:p>
          </table:table-cell>
          <table:table-cell table:formula="of:=(1-[.I27])*100" office:value-type="float" office:value="0.477057309647855" calcext:value-type="float">
            <text:p>0.477057309647855</text:p>
          </table:table-cell>
          <table:table-cell table:formula="of:=(1-[.J27])*100" office:value-type="float" office:value="4.76954336434605" calcext:value-type="float">
            <text:p>4.76954336434605</text:p>
          </table:table-cell>
          <table:table-cell table:formula="of:=(1-[.K27])*100" office:value-type="float" office:value="0.0340831629175198" calcext:value-type="float">
            <text:p>0.03408316291752</text:p>
          </table:table-cell>
          <table:table-cell table:formula="of:=(1-[.L27])*100" office:value-type="float" office:value="-0.718034413431146" calcext:value-type="float">
            <text:p>-0.718034413431146</text:p>
          </table:table-cell>
          <table:table-cell table:formula="of:=(1-[.M27])*100" office:value-type="float" office:value="-0.00223868902369251" calcext:value-type="float">
            <text:p>-0.002238689023693</text:p>
          </table:table-cell>
          <table:table-cell table:formula="of:=(1-[.N27])*100" office:value-type="float" office:value="0.969283276450517" calcext:value-type="float">
            <text:p>0.969283276450517</text:p>
          </table:table-cell>
          <table:table-cell table:formula="of:=(1-[.O27])*100" office:value-type="float" office:value="-0.783935826648619" calcext:value-type="float">
            <text:p>-0.783935826648619</text:p>
          </table:table-cell>
          <table:table-cell table:formula="of:=(1-[.P27])*100" office:value-type="float" office:value="0.41398344066238" calcext:value-type="float">
            <text:p>0.41398344066238</text:p>
          </table:table-cell>
          <table:table-cell table:formula="of:=(1-[.Q27])*100" office:value-type="float" office:value="-0.540561190380706" calcext:value-type="float">
            <text:p>-0.540561190380706</text:p>
          </table:table-cell>
          <table:table-cell table:formula="of:=(1-[.R27])*100" office:value-type="float" office:value="0.621797275340585" calcext:value-type="float">
            <text:p>0.621797275340585</text:p>
          </table:table-cell>
          <table:table-cell table:formula="of:=(1-[.S27])*100" office:value-type="float" office:value="0.280559183476026" calcext:value-type="float">
            <text:p>0.280559183476026</text:p>
          </table:table-cell>
          <table:table-cell table:formula="of:=(1-[.T27])*100" office:value-type="float" office:value="0.0774048272465078" calcext:value-type="float">
            <text:p>0.077404827246508</text:p>
          </table:table-cell>
          <table:table-cell table:formula="of:=(1-[.U27])*100" office:value-type="float" office:value="-0.110834708504726" calcext:value-type="float">
            <text:p>-0.110834708504726</text:p>
          </table:table-cell>
          <table:table-cell/>
          <table:table-cell table:formula="of:=(1-[.W27])*100" office:value-type="float" office:value="0.161297839741104" calcext:value-type="float">
            <text:p>0.161297839741104</text:p>
          </table:table-cell>
          <table:table-cell table:formula="of:=MAX([.D41:.U41])" office:value-type="float" office:value="4.76954336434605" calcext:value-type="float">
            <text:p>4.76954336434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(1-[.D28])*100" office:value-type="float" office:value="-1.48491879350348" calcext:value-type="float">
            <text:p>-1.48491879350348</text:p>
          </table:table-cell>
          <table:table-cell table:formula="of:=(1-[.E28])*100" office:value-type="float" office:value="-1.99944885024035" calcext:value-type="float">
            <text:p>-1.99944885024035</text:p>
          </table:table-cell>
          <table:table-cell table:formula="of:=(1-[.F28])*100" office:value-type="float" office:value="-2.26420536486875" calcext:value-type="float">
            <text:p>-2.26420536486875</text:p>
          </table:table-cell>
          <table:table-cell table:formula="of:=(1-[.G28])*100" office:value-type="float" office:value="0.0228206298493849" calcext:value-type="float">
            <text:p>0.022820629849385</text:p>
          </table:table-cell>
          <table:table-cell table:formula="of:=(1-[.H28])*100" office:value-type="float" office:value="-0.0128567755206976" calcext:value-type="float">
            <text:p>-0.012856775520698</text:p>
          </table:table-cell>
          <table:table-cell table:formula="of:=(1-[.I28])*100" office:value-type="float" office:value="-0.156926746594688" calcext:value-type="float">
            <text:p>-0.156926746594688</text:p>
          </table:table-cell>
          <table:table-cell table:formula="of:=(1-[.J28])*100" office:value-type="float" office:value="2.4525006238192" calcext:value-type="float">
            <text:p>2.4525006238192</text:p>
          </table:table-cell>
          <table:table-cell table:formula="of:=(1-[.K28])*100" office:value-type="float" office:value="0" calcext:value-type="float">
            <text:p>0</text:p>
          </table:table-cell>
          <table:table-cell table:formula="of:=(1-[.L28])*100" office:value-type="float" office:value="-0.634481318050084" calcext:value-type="float">
            <text:p>-0.634481318050084</text:p>
          </table:table-cell>
          <table:table-cell table:formula="of:=(1-[.M28])*100" office:value-type="float" office:value="0.0783541158297707" calcext:value-type="float">
            <text:p>0.078354115829771</text:p>
          </table:table-cell>
          <table:table-cell table:formula="of:=(1-[.N28])*100" office:value-type="float" office:value="0.608873720136516" calcext:value-type="float">
            <text:p>0.608873720136516</text:p>
          </table:table-cell>
          <table:table-cell table:formula="of:=(1-[.O28])*100" office:value-type="float" office:value="-0.523492030419837" calcext:value-type="float">
            <text:p>-0.523492030419837</text:p>
          </table:table-cell>
          <table:table-cell table:formula="of:=(1-[.P28])*100" office:value-type="float" office:value="-0.173377680277409" calcext:value-type="float">
            <text:p>-0.173377680277409</text:p>
          </table:table-cell>
          <table:table-cell table:formula="of:=(1-[.Q28])*100" office:value-type="float" office:value="-0.35146027925812" calcext:value-type="float">
            <text:p>-0.35146027925812</text:p>
          </table:table-cell>
          <table:table-cell table:formula="of:=(1-[.R28])*100" office:value-type="float" office:value="-0.878015248093988" calcext:value-type="float">
            <text:p>-0.878015248093988</text:p>
          </table:table-cell>
          <table:table-cell table:formula="of:=(1-[.S28])*100" office:value-type="float" office:value="0.348280365694387" calcext:value-type="float">
            <text:p>0.348280365694387</text:p>
          </table:table-cell>
          <table:table-cell table:formula="of:=(1-[.T28])*100" office:value-type="float" office:value="0.0820960288977934" calcext:value-type="float">
            <text:p>0.082096028897794</text:p>
          </table:table-cell>
          <table:table-cell table:formula="of:=(1-[.U28])*100" office:value-type="float" office:value="-0.63052634171572" calcext:value-type="float">
            <text:p>-0.63052634171572</text:p>
          </table:table-cell>
          <table:table-cell/>
          <table:table-cell table:formula="of:=(1-[.W28])*100" office:value-type="float" office:value="-0.301437043189501" calcext:value-type="float">
            <text:p>-0.301437043189501</text:p>
          </table:table-cell>
          <table:table-cell table:formula="of:=MAX([.D42:.U42])" office:value-type="float" office:value="2.4525006238192" calcext:value-type="float">
            <text:p>2.452500623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(1-[.D29])*100" office:value-type="float" office:value="-1.70301624129932" calcext:value-type="float">
            <text:p>-1.70301624129932</text:p>
          </table:table-cell>
          <table:table-cell table:formula="of:=(1-[.E29])*100" office:value-type="float" office:value="-2.1494840625861" calcext:value-type="float">
            <text:p>-2.1494840625861</text:p>
          </table:table-cell>
          <table:table-cell table:formula="of:=(1-[.F29])*100" office:value-type="float" office:value="-2.67281992116144" calcext:value-type="float">
            <text:p>-2.67281992116144</text:p>
          </table:table-cell>
          <table:table-cell table:formula="of:=(1-[.G29])*100" office:value-type="float" office:value="-0.2358131751103" calcext:value-type="float">
            <text:p>-0.2358131751103</text:p>
          </table:table-cell>
          <table:table-cell table:formula="of:=(1-[.H29])*100" office:value-type="float" office:value="-0.115710979686301" calcext:value-type="float">
            <text:p>-0.115710979686301</text:p>
          </table:table-cell>
          <table:table-cell table:formula="of:=(1-[.I29])*100" office:value-type="float" office:value="-0.464503169920283" calcext:value-type="float">
            <text:p>-0.464503169920283</text:p>
          </table:table-cell>
          <table:table-cell table:formula="of:=(1-[.J29])*100" office:value-type="float" office:value="3.43278793711902" calcext:value-type="float">
            <text:p>3.43278793711902</text:p>
          </table:table-cell>
          <table:table-cell table:formula="of:=(1-[.K29])*100" office:value-type="float" office:value="0.0511247443762741" calcext:value-type="float">
            <text:p>0.051124744376274</text:p>
          </table:table-cell>
          <table:table-cell table:formula="of:=(1-[.L29])*100" office:value-type="float" office:value="-0.590093736128883" calcext:value-type="float">
            <text:p>-0.590093736128883</text:p>
          </table:table-cell>
          <table:table-cell table:formula="of:=(1-[.M29])*100" office:value-type="float" office:value="-0.0693993597349341" calcext:value-type="float">
            <text:p>-0.069399359734934</text:p>
          </table:table-cell>
          <table:table-cell table:formula="of:=(1-[.N29])*100" office:value-type="float" office:value="0.931058020477815" calcext:value-type="float">
            <text:p>0.931058020477815</text:p>
          </table:table-cell>
          <table:table-cell table:formula="of:=(1-[.O29])*100" office:value-type="float" office:value="-0.96103760808417" calcext:value-type="float">
            <text:p>-0.96103760808417</text:p>
          </table:table-cell>
          <table:table-cell table:formula="of:=(1-[.P29])*100" office:value-type="float" office:value="-0.116764560186811" calcext:value-type="float">
            <text:p>-0.116764560186811</text:p>
          </table:table-cell>
          <table:table-cell table:formula="of:=(1-[.Q29])*100" office:value-type="float" office:value="-0.58831394571468" calcext:value-type="float">
            <text:p>-0.58831394571468</text:p>
          </table:table-cell>
          <table:table-cell table:formula="of:=(1-[.R29])*100" office:value-type="float" office:value="-0.246844144481928" calcext:value-type="float">
            <text:p>-0.246844144481928</text:p>
          </table:table-cell>
          <table:table-cell table:formula="of:=(1-[.S29])*100" office:value-type="float" office:value="0.0483722730131086" calcext:value-type="float">
            <text:p>0.048372273013109</text:p>
          </table:table-cell>
          <table:table-cell table:formula="of:=(1-[.T29])*100" office:value-type="float" office:value="-0.0211104074308466" calcext:value-type="float">
            <text:p>-0.021110407430847</text:p>
          </table:table-cell>
          <table:table-cell table:formula="of:=(1-[.U29])*100" office:value-type="float" office:value="-0.3004852097239" calcext:value-type="float">
            <text:p>-0.3004852097239</text:p>
          </table:table-cell>
          <table:table-cell/>
          <table:table-cell table:formula="of:=(1-[.W29])*100" office:value-type="float" office:value="-0.312979712507411" calcext:value-type="float">
            <text:p>-0.312979712507411</text:p>
          </table:table-cell>
          <table:table-cell table:formula="of:=MAX([.D43:.U43])" office:value-type="float" office:value="3.43278793711902" calcext:value-type="float">
            <text:p>3.43278793711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(1-[.D30])*100" office:value-type="float" office:value="-1.64733178654293" calcext:value-type="float">
            <text:p>-1.64733178654293</text:p>
          </table:table-cell>
          <table:table-cell table:formula="of:=(1-[.E30])*100" office:value-type="float" office:value="-2.33013870602283" calcext:value-type="float">
            <text:p>-2.33013870602283</text:p>
          </table:table-cell>
          <table:table-cell table:formula="of:=(1-[.F30])*100" office:value-type="float" office:value="-3.23045860974906" calcext:value-type="float">
            <text:p>-3.23045860974906</text:p>
          </table:table-cell>
          <table:table-cell table:formula="of:=(1-[.G30])*100" office:value-type="float" office:value="-1.07256960292104" calcext:value-type="float">
            <text:p>-1.07256960292104</text:p>
          </table:table-cell>
          <table:table-cell table:formula="of:=(1-[.H30])*100" office:value-type="float" office:value="-0.154281306248394" calcext:value-type="float">
            <text:p>-0.154281306248394</text:p>
          </table:table-cell>
          <table:table-cell table:formula="of:=(1-[.I30])*100" office:value-type="float" office:value="-1.07965601657145" calcext:value-type="float">
            <text:p>-1.07965601657145</text:p>
          </table:table-cell>
          <table:table-cell table:formula="of:=(1-[.J30])*100" office:value-type="float" office:value="6.27027412397961" calcext:value-type="float">
            <text:p>6.27027412397961</text:p>
          </table:table-cell>
          <table:table-cell table:formula="of:=(1-[.K30])*100" office:value-type="float" office:value="0.579413769597814" calcext:value-type="float">
            <text:p>0.579413769597814</text:p>
          </table:table-cell>
          <table:table-cell table:formula="of:=(1-[.L30])*100" office:value-type="float" office:value="-0.394266168829449" calcext:value-type="float">
            <text:p>-0.394266168829449</text:p>
          </table:table-cell>
          <table:table-cell table:formula="of:=(1-[.M30])*100" office:value-type="float" office:value="-0.0134321341422439" calcext:value-type="float">
            <text:p>-0.013432134142244</text:p>
          </table:table-cell>
          <table:table-cell table:formula="of:=(1-[.N30])*100" office:value-type="float" office:value="3.26279863481228" calcext:value-type="float">
            <text:p>3.26279863481228</text:p>
          </table:table-cell>
          <table:table-cell table:formula="of:=(1-[.O30])*100" office:value-type="float" office:value="-1.79185331805398" calcext:value-type="float">
            <text:p>-1.79185331805398</text:p>
          </table:table-cell>
          <table:table-cell table:formula="of:=(1-[.P30])*100" office:value-type="float" office:value="0.247682400396299" calcext:value-type="float">
            <text:p>0.247682400396299</text:p>
          </table:table-cell>
          <table:table-cell table:formula="of:=(1-[.Q30])*100" office:value-type="float" office:value="0.890111359425438" calcext:value-type="float">
            <text:p>0.890111359425438</text:p>
          </table:table-cell>
          <table:table-cell table:formula="of:=(1-[.R30])*100" office:value-type="float" office:value="2.76840394950631" calcext:value-type="float">
            <text:p>2.76840394950631</text:p>
          </table:table-cell>
          <table:table-cell table:formula="of:=(1-[.S30])*100" office:value-type="float" office:value="-0.401489866008808" calcext:value-type="float">
            <text:p>-0.401489866008808</text:p>
          </table:table-cell>
          <table:table-cell table:formula="of:=(1-[.T30])*100" office:value-type="float" office:value="0.0492576173386938" calcext:value-type="float">
            <text:p>0.049257617338694</text:p>
          </table:table-cell>
          <table:table-cell table:formula="of:=(1-[.U30])*100" office:value-type="float" office:value="2.14773035146918" calcext:value-type="float">
            <text:p>2.14773035146918</text:p>
          </table:table-cell>
          <table:table-cell/>
          <table:table-cell table:formula="of:=(1-[.W30])*100" office:value-type="float" office:value="0.252378010364307" calcext:value-type="float">
            <text:p>0.252378010364307</text:p>
          </table:table-cell>
          <table:table-cell table:formula="of:=MAX([.D44:.U44])" office:value-type="float" office:value="6.27027412397961" calcext:value-type="float">
            <text:p>6.27027412397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(1-[.D31])*100" office:value-type="float" office:value="-2.46867749419954" calcext:value-type="float">
            <text:p>-2.46867749419954</text:p>
          </table:table-cell>
          <table:table-cell table:formula="of:=(1-[.E31])*100" office:value-type="float" office:value="-3.15380140236994" calcext:value-type="float">
            <text:p>-3.15380140236994</text:p>
          </table:table-cell>
          <table:table-cell table:formula="of:=(1-[.F31])*100" office:value-type="float" office:value="-4.7399288529949" calcext:value-type="float">
            <text:p>-4.7399288529949</text:p>
          </table:table-cell>
          <table:table-cell table:formula="of:=(1-[.G31])*100" office:value-type="float" office:value="-1.93975353719764" calcext:value-type="float">
            <text:p>-1.93975353719764</text:p>
          </table:table-cell>
          <table:table-cell table:formula="of:=(1-[.H31])*100" office:value-type="float" office:value="0.0128567755206976" calcext:value-type="float">
            <text:p>0.012856775520698</text:p>
          </table:table-cell>
          <table:table-cell table:formula="of:=(1-[.I31])*100" office:value-type="float" office:value="-2.44805724687713" calcext:value-type="float">
            <text:p>-2.44805724687713</text:p>
          </table:table-cell>
          <table:table-cell table:formula="of:=(1-[.J31])*100" office:value-type="float" office:value="3.24385983673759" calcext:value-type="float">
            <text:p>3.24385983673759</text:p>
          </table:table-cell>
          <table:table-cell table:formula="of:=(1-[.K31])*100" office:value-type="float" office:value="0.119291070211303" calcext:value-type="float">
            <text:p>0.119291070211303</text:p>
          </table:table-cell>
          <table:table-cell table:formula="of:=(1-[.L31])*100" office:value-type="float" office:value="-0.428209613828034" calcext:value-type="float">
            <text:p>-0.428209613828034</text:p>
          </table:table-cell>
          <table:table-cell table:formula="of:=(1-[.M31])*100" office:value-type="float" office:value="-0.181333810920314" calcext:value-type="float">
            <text:p>-0.181333810920314</text:p>
          </table:table-cell>
          <table:table-cell table:formula="of:=(1-[.N31])*100" office:value-type="float" office:value="1.01843003412969" calcext:value-type="float">
            <text:p>1.01843003412969</text:p>
          </table:table-cell>
          <table:table-cell table:formula="of:=(1-[.O31])*100" office:value-type="float" office:value="-1.51578289405148" calcext:value-type="float">
            <text:p>-1.51578289405148</text:p>
          </table:table-cell>
          <table:table-cell table:formula="of:=(1-[.P31])*100" office:value-type="float" office:value="-0.697049041115272" calcext:value-type="float">
            <text:p>-0.697049041115272</text:p>
          </table:table-cell>
          <table:table-cell table:formula="of:=(1-[.Q31])*100" office:value-type="float" office:value="-0.630336370408569" calcext:value-type="float">
            <text:p>-0.630336370408569</text:p>
          </table:table-cell>
          <table:table-cell table:formula="of:=(1-[.R31])*100" office:value-type="float" office:value="-0.153105861767266" calcext:value-type="float">
            <text:p>-0.153105861767266</text:p>
          </table:table-cell>
          <table:table-cell table:formula="of:=(1-[.S31])*100" office:value-type="float" office:value="-0.7062351859914" calcext:value-type="float">
            <text:p>-0.7062351859914</text:p>
          </table:table-cell>
          <table:table-cell table:formula="of:=(1-[.T31])*100" office:value-type="float" office:value="0.0867872305491124" calcext:value-type="float">
            <text:p>0.086787230549113</text:p>
          </table:table-cell>
          <table:table-cell table:formula="of:=(1-[.U31])*100" office:value-type="float" office:value="0.401467944139311" calcext:value-type="float">
            <text:p>0.401467944139311</text:p>
          </table:table-cell>
          <table:table-cell/>
          <table:table-cell table:formula="of:=(1-[.W31])*100" office:value-type="float" office:value="-0.773227283110933" calcext:value-type="float">
            <text:p>-0.773227283110933</text:p>
          </table:table-cell>
          <table:table-cell table:formula="of:=MAX([.D45:.U45])" office:value-type="float" office:value="3.24385983673759" calcext:value-type="float">
            <text:p>3.24385983673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(1-[.D32])*100" office:value-type="float" office:value="-2.12529002320188" calcext:value-type="float">
            <text:p>-2.12529002320188</text:p>
          </table:table-cell>
          <table:table-cell table:formula="of:=(1-[.E32])*100" office:value-type="float" office:value="-3.26096941118832" calcext:value-type="float">
            <text:p>-3.26096941118832</text:p>
          </table:table-cell>
          <table:table-cell table:formula="of:=(1-[.F32])*100" office:value-type="float" office:value="-4.94183251610421" calcext:value-type="float">
            <text:p>-4.94183251610421</text:p>
          </table:table-cell>
          <table:table-cell table:formula="of:=(1-[.G32])*100" office:value-type="float" office:value="-1.94736041381409" calcext:value-type="float">
            <text:p>-1.94736041381409</text:p>
          </table:table-cell>
          <table:table-cell table:formula="of:=(1-[.H32])*100" office:value-type="float" office:value="-0.0128567755206976" calcext:value-type="float">
            <text:p>-0.012856775520698</text:p>
          </table:table-cell>
          <table:table-cell table:formula="of:=(1-[.I32])*100" office:value-type="float" office:value="-2.73680246061139" calcext:value-type="float">
            <text:p>-2.73680246061139</text:p>
          </table:table-cell>
          <table:table-cell table:formula="of:=(1-[.J32])*100" office:value-type="float" office:value="5.57872598296082" calcext:value-type="float">
            <text:p>5.57872598296082</text:p>
          </table:table-cell>
          <table:table-cell table:formula="of:=(1-[.K32])*100" office:value-type="float" office:value="0.664621676891619" calcext:value-type="float">
            <text:p>0.664621676891619</text:p>
          </table:table-cell>
          <table:table-cell table:formula="of:=(1-[.L32])*100" office:value-type="float" office:value="-0.00261103423064846" calcext:value-type="float">
            <text:p>-0.002611034230648</text:p>
          </table:table-cell>
          <table:table-cell table:formula="of:=(1-[.M32])*100" office:value-type="float" office:value="-0.118650518256502" calcext:value-type="float">
            <text:p>-0.118650518256502</text:p>
          </table:table-cell>
          <table:table-cell table:formula="of:=(1-[.N32])*100" office:value-type="float" office:value="8.17747440273038" calcext:value-type="float">
            <text:p>8.17747440273038</text:p>
          </table:table-cell>
          <table:table-cell table:formula="of:=(1-[.O32])*100" office:value-type="float" office:value="-2.09917699760391" calcext:value-type="float">
            <text:p>-2.09917699760391</text:p>
          </table:table-cell>
          <table:table-cell table:formula="of:=(1-[.P32])*100" office:value-type="float" office:value="-0.311372160498191" calcext:value-type="float">
            <text:p>-0.311372160498191</text:p>
          </table:table-cell>
          <table:table-cell table:formula="of:=(1-[.Q32])*100" office:value-type="float" office:value="0.309437854564198" calcext:value-type="float">
            <text:p>0.309437854564198</text:p>
          </table:table-cell>
          <table:table-cell table:formula="of:=(1-[.R32])*100" office:value-type="float" office:value="2.60592425946757" calcext:value-type="float">
            <text:p>2.60592425946757</text:p>
          </table:table-cell>
          <table:table-cell table:formula="of:=(1-[.S32])*100" office:value-type="float" office:value="-0.812654186620221" calcext:value-type="float">
            <text:p>-0.812654186620221</text:p>
          </table:table-cell>
          <table:table-cell table:formula="of:=(1-[.T32])*100" office:value-type="float" office:value="-0.0516032181643311" calcext:value-type="float">
            <text:p>-0.051603218164331</text:p>
          </table:table-cell>
          <table:table-cell table:formula="of:=(1-[.U32])*100" office:value-type="float" office:value="2.00733972069653" calcext:value-type="float">
            <text:p>2.00733972069653</text:p>
          </table:table-cell>
          <table:table-cell/>
          <table:table-cell table:formula="of:=(1-[.W32])*100" office:value-type="float" office:value="0.0982334535397311" calcext:value-type="float">
            <text:p>0.098233453539731</text:p>
          </table:table-cell>
          <table:table-cell table:formula="of:=MAX([.D46:.U46])" office:value-type="float" office:value="8.17747440273038" calcext:value-type="float">
            <text:p>8.17747440273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(1-[.D33])*100" office:value-type="float" office:value="-1.47563805104409" calcext:value-type="float">
            <text:p>-1.47563805104409</text:p>
          </table:table-cell>
          <table:table-cell table:formula="of:=(1-[.E33])*100" office:value-type="float" office:value="-4.32346367004499" calcext:value-type="float">
            <text:p>-4.32346367004499</text:p>
          </table:table-cell>
          <table:table-cell table:formula="of:=(1-[.F33])*100" office:value-type="float" office:value="-7.82136333044901" calcext:value-type="float">
            <text:p>-7.82136333044901</text:p>
          </table:table-cell>
          <table:table-cell table:formula="of:=(1-[.G33])*100" office:value-type="float" office:value="-3.55241137988742" calcext:value-type="float">
            <text:p>-3.55241137988742</text:p>
          </table:table-cell>
          <table:table-cell table:formula="of:=(1-[.H33])*100" office:value-type="float" office:value="0.205708408331196" calcext:value-type="float">
            <text:p>0.205708408331196</text:p>
          </table:table-cell>
          <table:table-cell table:formula="of:=(1-[.I33])*100" office:value-type="float" office:value="-3.49005084426588" calcext:value-type="float">
            <text:p>-3.49005084426588</text:p>
          </table:table-cell>
          <table:table-cell table:formula="of:=(1-[.J33])*100" office:value-type="float" office:value="5.91024132891312" calcext:value-type="float">
            <text:p>5.91024132891312</text:p>
          </table:table-cell>
          <table:table-cell table:formula="of:=(1-[.K33])*100" office:value-type="float" office:value="1.02249488752556" calcext:value-type="float">
            <text:p>1.02249488752556</text:p>
          </table:table-cell>
          <table:table-cell table:formula="of:=(1-[.L33])*100" office:value-type="float" office:value="0.0887751638424028" calcext:value-type="float">
            <text:p>0.088775163842403</text:p>
          </table:table-cell>
          <table:table-cell table:formula="of:=(1-[.M33])*100" office:value-type="float" office:value="-0.0291029573082024" calcext:value-type="float">
            <text:p>-0.029102957308203</text:p>
          </table:table-cell>
          <table:table-cell table:formula="of:=(1-[.N33])*100" office:value-type="float" office:value="24.0819112627986" calcext:value-type="float">
            <text:p>24.0819112627986</text:p>
          </table:table-cell>
          <table:table-cell table:formula="of:=(1-[.O33])*100" office:value-type="float" office:value="-2.22939889571832" calcext:value-type="float">
            <text:p>-2.22939889571832</text:p>
          </table:table-cell>
          <table:table-cell table:formula="of:=(1-[.P33])*100" office:value-type="float" office:value="0.159224400254765" calcext:value-type="float">
            <text:p>0.159224400254765</text:p>
          </table:table-cell>
          <table:table-cell table:formula="of:=(1-[.Q33])*100" office:value-type="float" office:value="-0.223482894963034" calcext:value-type="float">
            <text:p>-0.223482894963034</text:p>
          </table:table-cell>
          <table:table-cell table:formula="of:=(1-[.R33])*100" office:value-type="float" office:value="5.78990126234221" calcext:value-type="float">
            <text:p>5.78990126234221</text:p>
          </table:table-cell>
          <table:table-cell table:formula="of:=(1-[.S33])*100" office:value-type="float" office:value="-1.48986600880376" calcext:value-type="float">
            <text:p>-1.48986600880376</text:p>
          </table:table-cell>
          <table:table-cell table:formula="of:=(1-[.T33])*100" office:value-type="float" office:value="0.011728004128253" calcext:value-type="float">
            <text:p>0.011728004128253</text:p>
          </table:table-cell>
          <table:table-cell table:formula="of:=(1-[.U33])*100" office:value-type="float" office:value="4.67722469889904" calcext:value-type="float">
            <text:p>4.67722469889904</text:p>
          </table:table-cell>
          <table:table-cell/>
          <table:table-cell table:formula="of:=(1-[.W33])*100" office:value-type="float" office:value="1.20414506569942" calcext:value-type="float">
            <text:p>1.20414506569942</text:p>
          </table:table-cell>
          <table:table-cell table:formula="of:=MAX([.D47:.U47])" office:value-type="float" office:value="24.0819112627986" calcext:value-type="float">
            <text:p>24.0819112627986</text:p>
          </table:table-cell>
        </table:table-row>
      </table:table>
      <table:table table:name="comp_gm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2,2)</text:p>
          </table:table-cell>
          <table:table-cell table:style-name="ce3" office:value-type="float" office:value="4289400000" calcext:value-type="float">
            <text:p>4.29E+09</text:p>
          </table:table-cell>
          <table:table-cell table:style-name="ce3" office:value-type="float" office:value="2887600000" calcext:value-type="float">
            <text:p>2.89E+09</text:p>
          </table:table-cell>
          <table:table-cell table:style-name="ce3" office:value-type="float" office:value="4208000000" calcext:value-type="float">
            <text:p>4.21E+09</text:p>
          </table:table-cell>
          <table:table-cell table:style-name="ce3" office:value-type="float" office:value="4370600000" calcext:value-type="float">
            <text:p>4.37E+09</text:p>
          </table:table-cell>
          <table:table-cell table:style-name="ce3" office:value-type="float" office:value="2890600000" calcext:value-type="float">
            <text:p>2.89E+09</text:p>
          </table:table-cell>
          <table:table-cell table:style-name="ce3" office:value-type="float" office:value="2832100000" calcext:value-type="float">
            <text:p>2.83E+09</text:p>
          </table:table-cell>
          <table:table-cell table:style-name="ce3" office:value-type="float" office:value="4776100000" calcext:value-type="float">
            <text:p>4.78E+09</text:p>
          </table:table-cell>
          <table:table-cell table:style-name="ce3" office:value-type="float" office:value="2799900000" calcext:value-type="float">
            <text:p>2.80E+09</text:p>
          </table:table-cell>
          <table:table-cell table:style-name="ce3" office:value-type="float" office:value="6518900000" calcext:value-type="float">
            <text:p>6.52E+09</text:p>
          </table:table-cell>
          <table:table-cell table:style-name="ce3" office:value-type="float" office:value="1611600000" calcext:value-type="float">
            <text:p>1.61E+09</text:p>
          </table:table-cell>
          <table:table-cell table:style-name="ce3" office:value-type="float" office:value="1614300000" calcext:value-type="float">
            <text:p>1.61E+09</text:p>
          </table:table-cell>
          <table:table-cell table:style-name="ce3" office:value-type="float" office:value="3652100000" calcext:value-type="float">
            <text:p>3.65E+09</text:p>
          </table:table-cell>
          <table:table-cell table:style-name="ce3" office:value-type="float" office:value="4511500000" calcext:value-type="float">
            <text:p>4.51E+09</text:p>
          </table:table-cell>
          <table:table-cell table:style-name="ce3" office:value-type="float" office:value="4204000000" calcext:value-type="float">
            <text:p>4.20E+09</text:p>
          </table:table-cell>
          <table:table-cell table:style-name="ce3" office:value-type="float" office:value="2572600000" calcext:value-type="float">
            <text:p>2.57E+09</text:p>
          </table:table-cell>
          <table:table-cell table:style-name="ce3" office:value-type="float" office:value="2518800000" calcext:value-type="float">
            <text:p>2.52E+09</text:p>
          </table:table-cell>
          <table:table-cell table:style-name="ce3" office:value-type="float" office:value="3432300000" calcext:value-type="float">
            <text:p>3.43E+09</text:p>
          </table:table-cell>
          <table:table-cell table:style-name="ce3" office:value-type="float" office:value="2358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style-name="ce3" office:value-type="float" office:value="3472900000" calcext:value-type="float">
            <text:p>3.47E+09</text:p>
          </table:table-cell>
          <table:table-cell table:style-name="ce3" office:value-type="float" office:value="1917900000" calcext:value-type="float">
            <text:p>1.92E+09</text:p>
          </table:table-cell>
          <table:table-cell table:style-name="ce3" office:value-type="float" office:value="3207400000" calcext:value-type="float">
            <text:p>3.21E+09</text:p>
          </table:table-cell>
          <table:table-cell table:style-name="ce3" office:value-type="float" office:value="2953100000" calcext:value-type="float">
            <text:p>2.95E+09</text:p>
          </table:table-cell>
          <table:table-cell table:style-name="ce3" office:value-type="float" office:value="2638300000" calcext:value-type="float">
            <text:p>2.64E+09</text:p>
          </table:table-cell>
          <table:table-cell table:style-name="ce3" office:value-type="float" office:value="1957600000" calcext:value-type="float">
            <text:p>1.96E+09</text:p>
          </table:table-cell>
          <table:table-cell table:style-name="ce3" office:value-type="float" office:value="4143000000" calcext:value-type="float">
            <text:p>4.14E+09</text:p>
          </table:table-cell>
          <table:table-cell table:style-name="ce3" office:value-type="float" office:value="2341700000" calcext:value-type="float">
            <text:p>2.34E+09</text:p>
          </table:table-cell>
          <table:table-cell table:style-name="ce3" office:value-type="float" office:value="8357300000" calcext:value-type="float">
            <text:p>8.36E+09</text:p>
          </table:table-cell>
          <table:table-cell table:style-name="ce3" office:value-type="float" office:value="1621400000" calcext:value-type="float">
            <text:p>1.62E+09</text:p>
          </table:table-cell>
          <table:table-cell table:style-name="ce3" office:value-type="float" office:value="1646800000" calcext:value-type="float">
            <text:p>1.65E+09</text:p>
          </table:table-cell>
          <table:table-cell table:style-name="ce3" office:value-type="float" office:value="3497000000" calcext:value-type="float">
            <text:p>3.50E+09</text:p>
          </table:table-cell>
          <table:table-cell table:style-name="ce3" office:value-type="float" office:value="3810000000" calcext:value-type="float">
            <text:p>3.81E+09</text:p>
          </table:table-cell>
          <table:table-cell table:style-name="ce3" office:value-type="float" office:value="4071000000" calcext:value-type="float">
            <text:p>4.07E+09</text:p>
          </table:table-cell>
          <table:table-cell table:style-name="ce3" office:value-type="float" office:value="2639100000" calcext:value-type="float">
            <text:p>2.64E+09</text:p>
          </table:table-cell>
          <table:table-cell table:style-name="ce3" office:value-type="float" office:value="1912400000" calcext:value-type="float">
            <text:p>1.91E+09</text:p>
          </table:table-cell>
          <table:table-cell table:style-name="ce3" office:value-type="float" office:value="3498700000" calcext:value-type="float">
            <text:p>3.50E+09</text:p>
          </table:table-cell>
          <table:table-cell table:style-name="ce3" office:value-type="float" office:value="2363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style-name="ce3" office:value-type="float" office:value="2393300000" calcext:value-type="float">
            <text:p>2.39E+09</text:p>
          </table:table-cell>
          <table:table-cell table:style-name="ce3" office:value-type="float" office:value="1485500000" calcext:value-type="float">
            <text:p>1.49E+09</text:p>
          </table:table-cell>
          <table:table-cell table:style-name="ce3" office:value-type="float" office:value="2287900000" calcext:value-type="float">
            <text:p>2.29E+09</text:p>
          </table:table-cell>
          <table:table-cell table:style-name="ce3" office:value-type="float" office:value="2320500000" calcext:value-type="float">
            <text:p>2.32E+09</text:p>
          </table:table-cell>
          <table:table-cell table:style-name="ce3" office:value-type="float" office:value="1755100000" calcext:value-type="float">
            <text:p>1.76E+09</text:p>
          </table:table-cell>
          <table:table-cell table:style-name="ce3" office:value-type="float" office:value="1493900000" calcext:value-type="float">
            <text:p>1.49E+09</text:p>
          </table:table-cell>
          <table:table-cell table:style-name="ce3" office:value-type="float" office:value="2694600000" calcext:value-type="float">
            <text:p>2.69E+09</text:p>
          </table:table-cell>
          <table:table-cell table:style-name="ce3" office:value-type="float" office:value="1628400000" calcext:value-type="float">
            <text:p>1.63E+09</text:p>
          </table:table-cell>
          <table:table-cell table:style-name="ce3" office:value-type="float" office:value="4165600000" calcext:value-type="float">
            <text:p>4.17E+09</text:p>
          </table:table-cell>
          <table:table-cell table:style-name="ce3" office:value-type="float" office:value="1069400000" calcext:value-type="float">
            <text:p>1.07E+09</text:p>
          </table:table-cell>
          <table:table-cell table:style-name="ce3" office:value-type="float" office:value="1075700000" calcext:value-type="float">
            <text:p>1.08E+09</text:p>
          </table:table-cell>
          <table:table-cell table:style-name="ce3" office:value-type="float" office:value="2223400000" calcext:value-type="float">
            <text:p>2.22E+09</text:p>
          </table:table-cell>
          <table:table-cell table:style-name="ce3" office:value-type="float" office:value="2565200000" calcext:value-type="float">
            <text:p>2.57E+09</text:p>
          </table:table-cell>
          <table:table-cell table:style-name="ce3" office:value-type="float" office:value="2667200000" calcext:value-type="float">
            <text:p>2.67E+09</text:p>
          </table:table-cell>
          <table:table-cell table:style-name="ce3" office:value-type="float" office:value="1715000000" calcext:value-type="float">
            <text:p>1.72E+09</text:p>
          </table:table-cell>
          <table:table-cell table:style-name="ce3" office:value-type="float" office:value="1416700000" calcext:value-type="float">
            <text:p>1.42E+09</text:p>
          </table:table-cell>
          <table:table-cell table:style-name="ce3" office:value-type="float" office:value="2128200000" calcext:value-type="float">
            <text:p>2.13E+09</text:p>
          </table:table-cell>
          <table:table-cell table:style-name="ce3" office:value-type="float" office:value="1562400000" calcext:value-type="float">
            <text:p>1.5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style-name="ce3" office:value-type="float" office:value="1730700000" calcext:value-type="float">
            <text:p>1.73E+09</text:p>
          </table:table-cell>
          <table:table-cell table:style-name="ce3" office:value-type="float" office:value="1270300000" calcext:value-type="float">
            <text:p>1.27E+09</text:p>
          </table:table-cell>
          <table:table-cell table:style-name="ce3" office:value-type="float" office:value="1751100000" calcext:value-type="float">
            <text:p>1.75E+09</text:p>
          </table:table-cell>
          <table:table-cell table:style-name="ce3" office:value-type="float" office:value="1940700000" calcext:value-type="float">
            <text:p>1.94E+09</text:p>
          </table:table-cell>
          <table:table-cell table:style-name="ce3" office:value-type="float" office:value="1337200000" calcext:value-type="float">
            <text:p>1.34E+09</text:p>
          </table:table-cell>
          <table:table-cell table:style-name="ce3" office:value-type="float" office:value="1223700000" calcext:value-type="float">
            <text:p>1.22E+09</text:p>
          </table:table-cell>
          <table:table-cell table:style-name="ce3" office:value-type="float" office:value="1862800000" calcext:value-type="float">
            <text:p>1.86E+09</text:p>
          </table:table-cell>
          <table:table-cell table:style-name="ce3" office:value-type="float" office:value="1276300000" calcext:value-type="float">
            <text:p>1.28E+09</text:p>
          </table:table-cell>
          <table:table-cell table:style-name="ce3" office:value-type="float" office:value="2470400000" calcext:value-type="float">
            <text:p>2.47E+09</text:p>
          </table:table-cell>
          <table:table-cell table:style-name="ce3" office:value-type="float" office:value="784440000" calcext:value-type="float">
            <text:p>7.84E+08</text:p>
          </table:table-cell>
          <table:table-cell table:style-name="ce3" office:value-type="float" office:value="779120000" calcext:value-type="float">
            <text:p>7.79E+08</text:p>
          </table:table-cell>
          <table:table-cell table:style-name="ce3" office:value-type="float" office:value="1622100000" calcext:value-type="float">
            <text:p>1.62E+09</text:p>
          </table:table-cell>
          <table:table-cell table:style-name="ce3" office:value-type="float" office:value="1679800000" calcext:value-type="float">
            <text:p>1.68E+09</text:p>
          </table:table-cell>
          <table:table-cell table:style-name="ce3" office:value-type="float" office:value="1981000000" calcext:value-type="float">
            <text:p>1.98E+09</text:p>
          </table:table-cell>
          <table:table-cell table:style-name="ce3" office:value-type="float" office:value="1248600000" calcext:value-type="float">
            <text:p>1.25E+09</text:p>
          </table:table-cell>
          <table:table-cell table:style-name="ce3" office:value-type="float" office:value="1138300000" calcext:value-type="float">
            <text:p>1.14E+09</text:p>
          </table:table-cell>
          <table:table-cell table:style-name="ce3" office:value-type="float" office:value="1587900000" calcext:value-type="float">
            <text:p>1.59E+09</text:p>
          </table:table-cell>
          <table:table-cell table:style-name="ce3" office:value-type="float" office:value="1135900000" calcext:value-type="float">
            <text:p>1.1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style-name="ce3" office:value-type="float" office:value="2281100000" calcext:value-type="float">
            <text:p>2.28E+09</text:p>
          </table:table-cell>
          <table:table-cell table:style-name="ce3" office:value-type="float" office:value="1331400000" calcext:value-type="float">
            <text:p>1.33E+09</text:p>
          </table:table-cell>
          <table:table-cell table:style-name="ce3" office:value-type="float" office:value="2128900000" calcext:value-type="float">
            <text:p>2.13E+09</text:p>
          </table:table-cell>
          <table:table-cell table:style-name="ce3" office:value-type="float" office:value="1892300000" calcext:value-type="float">
            <text:p>1.89E+09</text:p>
          </table:table-cell>
          <table:table-cell table:style-name="ce3" office:value-type="float" office:value="2139900000" calcext:value-type="float">
            <text:p>2.14E+09</text:p>
          </table:table-cell>
          <table:table-cell table:style-name="ce3" office:value-type="float" office:value="1217800000" calcext:value-type="float">
            <text:p>1.22E+09</text:p>
          </table:table-cell>
          <table:table-cell table:style-name="ce3" office:value-type="float" office:value="2906100000" calcext:value-type="float">
            <text:p>2.91E+09</text:p>
          </table:table-cell>
          <table:table-cell table:style-name="ce3" office:value-type="float" office:value="1799700000" calcext:value-type="float">
            <text:p>1.80E+09</text:p>
          </table:table-cell>
          <table:table-cell table:style-name="ce3" office:value-type="float" office:value="7065100000" calcext:value-type="float">
            <text:p>7.07E+09</text:p>
          </table:table-cell>
          <table:table-cell table:style-name="ce3" office:value-type="float" office:value="1327600000" calcext:value-type="float">
            <text:p>1.33E+09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2962200000" calcext:value-type="float">
            <text:p>2.96E+09</text:p>
          </table:table-cell>
          <table:table-cell table:style-name="ce3" office:value-type="float" office:value="2548500000" calcext:value-type="float">
            <text:p>2.55E+09</text:p>
          </table:table-cell>
          <table:table-cell table:style-name="ce3" office:value-type="float" office:value="3575600000" calcext:value-type="float">
            <text:p>3.58E+09</text:p>
          </table:table-cell>
          <table:table-cell table:style-name="ce3" office:value-type="float" office:value="2266900000" calcext:value-type="float">
            <text:p>2.27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3362400000" calcext:value-type="float">
            <text:p>3.36E+09</text:p>
          </table:table-cell>
          <table:table-cell table:style-name="ce3" office:value-type="float" office:value="1968200000" calcext:value-type="float">
            <text:p>1.97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11320000" calcext:value-type="float">
            <text:p>8.11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2600000" calcext:value-type="float">
            <text:p>1.52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0600000" calcext:value-type="float">
            <text:p>1.61E+09</text:p>
          </table:table-cell>
          <table:table-cell table:style-name="ce3" office:value-type="float" office:value="11462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style-name="ce3" office:value-type="float" office:value="834360000" calcext:value-type="float">
            <text:p>8.34E+08</text:p>
          </table:table-cell>
          <table:table-cell table:style-name="ce3" office:value-type="float" office:value="623560000" calcext:value-type="float">
            <text:p>6.24E+08</text:p>
          </table:table-cell>
          <table:table-cell table:style-name="ce3" office:value-type="float" office:value="824850000" calcext:value-type="float">
            <text:p>8.25E+08</text:p>
          </table:table-cell>
          <table:table-cell table:style-name="ce3" office:value-type="float" office:value="928930000" calcext:value-type="float">
            <text:p>9.29E+08</text:p>
          </table:table-cell>
          <table:table-cell table:style-name="ce3" office:value-type="float" office:value="740840000" calcext:value-type="float">
            <text:p>7.41E+08</text:p>
          </table:table-cell>
          <table:table-cell table:style-name="ce3" office:value-type="float" office:value="591120000" calcext:value-type="float">
            <text:p>5.91E+08</text:p>
          </table:table-cell>
          <table:table-cell table:style-name="ce3" office:value-type="float" office:value="908360000" calcext:value-type="float">
            <text:p>9.08E+08</text:p>
          </table:table-cell>
          <table:table-cell table:style-name="ce3" office:value-type="float" office:value="692720000" calcext:value-type="float">
            <text:p>6.93E+08</text:p>
          </table:table-cell>
          <table:table-cell table:style-name="ce3" office:value-type="float" office:value="1344400000" calcext:value-type="float">
            <text:p>1.34E+09</text:p>
          </table:table-cell>
          <table:table-cell table:style-name="ce3" office:value-type="float" office:value="496210000" calcext:value-type="float">
            <text:p>4.96E+08</text:p>
          </table:table-cell>
          <table:table-cell table:style-name="ce3" office:value-type="float" office:value="483300000" calcext:value-type="float">
            <text:p>4.83E+08</text:p>
          </table:table-cell>
          <table:table-cell table:style-name="ce3" office:value-type="float" office:value="868880000" calcext:value-type="float">
            <text:p>8.69E+08</text:p>
          </table:table-cell>
          <table:table-cell table:style-name="ce3" office:value-type="float" office:value="811870000" calcext:value-type="float">
            <text:p>8.12E+08</text:p>
          </table:table-cell>
          <table:table-cell table:style-name="ce3" office:value-type="float" office:value="1096200000" calcext:value-type="float">
            <text:p>1.10E+09</text:p>
          </table:table-cell>
          <table:table-cell table:style-name="ce3" office:value-type="float" office:value="778450000" calcext:value-type="float">
            <text:p>7.78E+08</text:p>
          </table:table-cell>
          <table:table-cell table:style-name="ce3" office:value-type="float" office:value="569490000" calcext:value-type="float">
            <text:p>5.69E+08</text:p>
          </table:table-cell>
          <table:table-cell table:style-name="ce3" office:value-type="float" office:value="945280000" calcext:value-type="float">
            <text:p>9.45E+08</text:p>
          </table:table-cell>
          <table:table-cell table:style-name="ce3" office:value-type="float" office:value="686980000" calcext:value-type="float">
            <text:p>6.87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2700000" calcext:value-type="float">
            <text:p>7.43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676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302100000" calcext:value-type="float">
            <text:p>3.30E+09</text:p>
          </table:table-cell>
          <table:table-cell table:style-name="ce3" office:value-type="float" office:value="1744400000" calcext:value-type="float">
            <text:p>1.7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style-name="ce3" office:value-type="float" office:value="750440000" calcext:value-type="float">
            <text:p>7.50E+08</text:p>
          </table:table-cell>
          <table:table-cell table:style-name="ce3" office:value-type="float" office:value="566370000" calcext:value-type="float">
            <text:p>5.66E+08</text:p>
          </table:table-cell>
          <table:table-cell table:style-name="ce3" office:value-type="float" office:value="743860000" calcext:value-type="float">
            <text:p>7.44E+08</text:p>
          </table:table-cell>
          <table:table-cell table:style-name="ce3" office:value-type="float" office:value="741940000" calcext:value-type="float">
            <text:p>7.42E+08</text:p>
          </table:table-cell>
          <table:table-cell table:style-name="ce3" office:value-type="float" office:value="868360000" calcext:value-type="float">
            <text:p>8.68E+08</text:p>
          </table:table-cell>
          <table:table-cell table:style-name="ce3" office:value-type="float" office:value="428680000" calcext:value-type="float">
            <text:p>4.29E+08</text:p>
          </table:table-cell>
          <table:table-cell table:style-name="ce3" office:value-type="float" office:value="963930000" calcext:value-type="float">
            <text:p>9.64E+08</text:p>
          </table:table-cell>
          <table:table-cell table:style-name="ce3" office:value-type="float" office:value="759060000" calcext:value-type="float">
            <text:p>7.59E+08</text:p>
          </table:table-cell>
          <table:table-cell table:style-name="ce3" office:value-type="float" office:value="1890500000" calcext:value-type="float">
            <text:p>1.89E+09</text:p>
          </table:table-cell>
          <table:table-cell table:style-name="ce3" office:value-type="float" office:value="616190000" calcext:value-type="float">
            <text:p>6.16E+08</text:p>
          </table:table-cell>
          <table:table-cell table:style-name="ce3" office:value-type="float" office:value="526760000" calcext:value-type="float">
            <text:p>5.27E+08</text:p>
          </table:table-cell>
          <table:table-cell table:style-name="ce3" office:value-type="float" office:value="1088900000" calcext:value-type="float">
            <text:p>1.09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463340000" calcext:value-type="float">
            <text:p>4.63E+08</text:p>
          </table:table-cell>
          <table:table-cell table:style-name="ce3" office:value-type="float" office:value="1335600000" calcext:value-type="float">
            <text:p>1.34E+09</text:p>
          </table:table-cell>
          <table:table-cell table:style-name="ce3" office:value-type="float" office:value="881400000" calcext:value-type="float">
            <text:p>8.81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style-name="ce3" office:value-type="float" office:value="824400000" calcext:value-type="float">
            <text:p>8.24E+08</text:p>
          </table:table-cell>
          <table:table-cell table:style-name="ce3" office:value-type="float" office:value="1040600000" calcext:value-type="float">
            <text:p>1.04E+09</text:p>
          </table:table-cell>
          <table:table-cell table:style-name="ce3" office:value-type="float" office:value="845280000" calcext:value-type="float">
            <text:p>8.45E+08</text:p>
          </table:table-cell>
          <table:table-cell table:style-name="ce3" office:value-type="float" office:value="817470000" calcext:value-type="float">
            <text:p>8.17E+08</text:p>
          </table:table-cell>
          <table:table-cell table:style-name="ce3" office:value-type="float" office:value="1653000000" calcext:value-type="float">
            <text:p>1.65E+09</text:p>
          </table:table-cell>
          <table:table-cell table:style-name="ce3" office:value-type="float" office:value="430130000" calcext:value-type="float">
            <text:p>4.30E+08</text:p>
          </table:table-cell>
          <table:table-cell table:style-name="ce3" office:value-type="float" office:value="1304700000" calcext:value-type="float">
            <text:p>1.30E+09</text:p>
          </table:table-cell>
          <table:table-cell table:style-name="ce3" office:value-type="float" office:value="1401500000" calcext:value-type="float">
            <text:p>1.40E+09</text:p>
          </table:table-cell>
          <table:table-cell table:style-name="ce3" office:value-type="float" office:value="4310000000" calcext:value-type="float">
            <text:p>4.31E+09</text:p>
          </table:table-cell>
          <table:table-cell table:style-name="ce3" office:value-type="float" office:value="1071500000" calcext:value-type="float">
            <text:p>1.07E+09</text:p>
          </table:table-cell>
          <table:table-cell table:style-name="ce3" office:value-type="float" office:value="554670000" calcext:value-type="float">
            <text:p>5.55E+08</text:p>
          </table:table-cell>
          <table:table-cell table:style-name="ce3" office:value-type="float" office:value="2119100000" calcext:value-type="float">
            <text:p>2.12E+09</text:p>
          </table:table-cell>
          <table:table-cell table:style-name="ce3" office:value-type="float" office:value="832900000" calcext:value-type="float">
            <text:p>8.33E+08</text:p>
          </table:table-cell>
          <table:table-cell table:style-name="ce3" office:value-type="float" office:value="3164900000" calcext:value-type="float">
            <text:p>3.16E+09</text:p>
          </table:table-cell>
          <table:table-cell table:style-name="ce3" office:value-type="float" office:value="1893100000" calcext:value-type="float">
            <text:p>1.89E+09</text:p>
          </table:table-cell>
          <table:table-cell table:style-name="ce3" office:value-type="float" office:value="491140000" calcext:value-type="float">
            <text:p>4.91E+08</text:p>
          </table:table-cell>
          <table:table-cell table:style-name="ce3" office:value-type="float" office:value="3116200000" calcext:value-type="float">
            <text:p>3.12E+09</text:p>
          </table:table-cell>
          <table:table-cell table:style-name="ce3" office:value-type="float" office:value="1504100000" calcext:value-type="float">
            <text:p>1.50E+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6]/[.E$5]" office:value-type="float" office:value="0.459103071818474" calcext:value-type="float">
            <text:p>0.459103071818474</text:p>
          </table:table-cell>
          <table:table-cell table:formula="of:=[.F6]/[.F$5]" office:value-type="float" office:value="0.436972246602706" calcext:value-type="float">
            <text:p>0.436972246602706</text:p>
          </table:table-cell>
          <table:table-cell table:formula="of:=[.G6]/[.G$5]" office:value-type="float" office:value="0.469789666413611" calcext:value-type="float">
            <text:p>0.469789666413611</text:p>
          </table:table-cell>
          <table:table-cell table:formula="of:=[.H6]/[.H$5]" office:value-type="float" office:value="0.493841947074642" calcext:value-type="float">
            <text:p>0.493841947074642</text:p>
          </table:table-cell>
          <table:table-cell table:formula="of:=[.I6]/[.I$5]" office:value-type="float" office:value="0.486223717409588" calcext:value-type="float">
            <text:p>0.486223717409588</text:p>
          </table:table-cell>
          <table:table-cell table:formula="of:=[.J6]/[.J$5]" office:value-type="float" office:value="0.472828355343339" calcext:value-type="float">
            <text:p>0.472828355343339</text:p>
          </table:table-cell>
          <table:table-cell table:formula="of:=[.K6]/[.K$5]" office:value-type="float" office:value="0.439909735654416" calcext:value-type="float">
            <text:p>0.439909735654416</text:p>
          </table:table-cell>
          <table:table-cell table:formula="of:=[.L6]/[.L$5]" office:value-type="float" office:value="0.470595156058289" calcext:value-type="float">
            <text:p>0.470595156058289</text:p>
          </table:table-cell>
          <table:table-cell table:formula="of:=[.M6]/[.M$5]" office:value-type="float" office:value="0.450635974008019" calcext:value-type="float">
            <text:p>0.450635974008019</text:p>
          </table:table-cell>
          <table:table-cell table:formula="of:=[.N6]/[.N$5]" office:value-type="float" office:value="0.477808414124344" calcext:value-type="float">
            <text:p>0.477808414124344</text:p>
          </table:table-cell>
          <table:table-cell table:formula="of:=[.O6]/[.O$5]" office:value-type="float" office:value="0.50174053583639" calcext:value-type="float">
            <text:p>0.50174053583639</text:p>
          </table:table-cell>
          <table:table-cell table:formula="of:=[.P6]/[.P$5]" office:value-type="float" office:value="0.474415764929008" calcext:value-type="float">
            <text:p>0.474415764929008</text:p>
          </table:table-cell>
          <table:table-cell table:formula="of:=[.Q6]/[.Q$5]" office:value-type="float" office:value="0.463583304219158" calcext:value-type="float">
            <text:p>0.463583304219158</text:p>
          </table:table-cell>
          <table:table-cell table:formula="of:=[.R6]/[.R$5]" office:value-type="float" office:value="0.488490721697401" calcext:value-type="float">
            <text:p>0.488490721697401</text:p>
          </table:table-cell>
          <table:table-cell table:formula="of:=[.S6]/[.S$5]" office:value-type="float" office:value="0.496085464152108" calcext:value-type="float">
            <text:p>0.496085464152108</text:p>
          </table:table-cell>
          <table:table-cell table:formula="of:=[.T6]/[.T$5]" office:value-type="float" office:value="0.46753536028511" calcext:value-type="float">
            <text:p>0.46753536028511</text:p>
          </table:table-cell>
          <table:table-cell table:formula="of:=[.U6]/[.U$5]" office:value-type="float" office:value="0.457225448926307" calcext:value-type="float">
            <text:p>0.457225448926307</text:p>
          </table:table-cell>
          <table:table-cell table:formula="of:=[.V6]/[.V$5]" office:value-type="float" office:value="0.49855213375325" calcext:value-type="float">
            <text:p>0.49855213375325</text:p>
          </table:table-cell>
          <table:table-cell table:style-name="ce3"/>
          <table:table-cell table:formula="of:=GEOMEAN([.E22:.V22])" office:value-type="float" office:value="0.472142768785427" calcext:value-type="float">
            <text:p>0.47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7]/[.E$5]" office:value-type="float" office:value="0.371711441721075" calcext:value-type="float">
            <text:p>0.371711441721075</text:p>
          </table:table-cell>
          <table:table-cell table:formula="of:=[.F7]/[.F$5]" office:value-type="float" office:value="0.290230319905572" calcext:value-type="float">
            <text:p>0.290230319905572</text:p>
          </table:table-cell>
          <table:table-cell table:formula="of:=[.G7]/[.G$5]" office:value-type="float" office:value="0.358080650203188" calcext:value-type="float">
            <text:p>0.358080650203188</text:p>
          </table:table-cell>
          <table:table-cell table:formula="of:=[.H7]/[.H$5]" office:value-type="float" office:value="0.333676075116947" calcext:value-type="float">
            <text:p>0.333676075116947</text:p>
          </table:table-cell>
          <table:table-cell table:formula="of:=[.I7]/[.I$5]" office:value-type="float" office:value="0.443784693019344" calcext:value-type="float">
            <text:p>0.443784693019344</text:p>
          </table:table-cell>
          <table:table-cell table:formula="of:=[.J7]/[.J$5]" office:value-type="float" office:value="0.326827720920914" calcext:value-type="float">
            <text:p>0.326827720920914</text:p>
          </table:table-cell>
          <table:table-cell table:formula="of:=[.K7]/[.K$5]" office:value-type="float" office:value="0.381597126277977" calcext:value-type="float">
            <text:p>0.381597126277977</text:p>
          </table:table-cell>
          <table:table-cell table:formula="of:=[.L7]/[.L$5]" office:value-type="float" office:value="0.393582869724524" calcext:value-type="float">
            <text:p>0.393582869724524</text:p>
          </table:table-cell>
          <table:table-cell table:formula="of:=[.M7]/[.M$5]" office:value-type="float" office:value="0.577720171436472" calcext:value-type="float">
            <text:p>0.577720171436472</text:p>
          </table:table-cell>
          <table:table-cell table:formula="of:=[.N7]/[.N$5]" office:value-type="float" office:value="0.480713925701918" calcext:value-type="float">
            <text:p>0.480713925701918</text:p>
          </table:table-cell>
          <table:table-cell table:formula="of:=[.O7]/[.O$5]" office:value-type="float" office:value="0.511841859886865" calcext:value-type="float">
            <text:p>0.511841859886865</text:p>
          </table:table-cell>
          <table:table-cell table:formula="of:=[.P7]/[.P$5]" office:value-type="float" office:value="0.454267936244008" calcext:value-type="float">
            <text:p>0.454267936244008</text:p>
          </table:table-cell>
          <table:table-cell table:formula="of:=[.Q7]/[.Q$5]" office:value-type="float" office:value="0.391500030826774" calcext:value-type="float">
            <text:p>0.391500030826774</text:p>
          </table:table-cell>
          <table:table-cell table:formula="of:=[.R7]/[.R$5]" office:value-type="float" office:value="0.473036567086137" calcext:value-type="float">
            <text:p>0.473036567086137</text:p>
          </table:table-cell>
          <table:table-cell table:formula="of:=[.S7]/[.S$5]" office:value-type="float" office:value="0.508908943653824" calcext:value-type="float">
            <text:p>0.508908943653824</text:p>
          </table:table-cell>
          <table:table-cell table:formula="of:=[.T7]/[.T$5]" office:value-type="float" office:value="0.354976426476594" calcext:value-type="float">
            <text:p>0.354976426476594</text:p>
          </table:table-cell>
          <table:table-cell table:formula="of:=[.U7]/[.U$5]" office:value-type="float" office:value="0.466070762508659" calcext:value-type="float">
            <text:p>0.466070762508659</text:p>
          </table:table-cell>
          <table:table-cell table:formula="of:=[.V7]/[.V$5]" office:value-type="float" office:value="0.49960897042971" calcext:value-type="float">
            <text:p>0.49960897042971</text:p>
          </table:table-cell>
          <table:table-cell table:style-name="ce3"/>
          <table:table-cell table:formula="of:=GEOMEAN([.E23:.V23])" office:value-type="float" office:value="0.416335790203553" calcext:value-type="float">
            <text:p>0.41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8]/[.E$5]" office:value-type="float" office:value="0.256159691747833" calcext:value-type="float">
            <text:p>0.256159691747833</text:p>
          </table:table-cell>
          <table:table-cell table:formula="of:=[.F8]/[.F$5]" office:value-type="float" office:value="0.224796464998033" calcext:value-type="float">
            <text:p>0.224796464998033</text:p>
          </table:table-cell>
          <table:table-cell table:formula="of:=[.G8]/[.G$5]" office:value-type="float" office:value="0.255425802706203" calcext:value-type="float">
            <text:p>0.255425802706203</text:p>
          </table:table-cell>
          <table:table-cell table:formula="of:=[.H8]/[.H$5]" office:value-type="float" office:value="0.26219746446408" calcext:value-type="float">
            <text:p>0.26219746446408</text:p>
          </table:table-cell>
          <table:table-cell table:formula="of:=[.I8]/[.I$5]" office:value-type="float" office:value="0.295222876366695" calcext:value-type="float">
            <text:p>0.295222876366695</text:p>
          </table:table-cell>
          <table:table-cell table:formula="of:=[.J8]/[.J$5]" office:value-type="float" office:value="0.249411489724026" calcext:value-type="float">
            <text:p>0.249411489724026</text:p>
          </table:table-cell>
          <table:table-cell table:formula="of:=[.K8]/[.K$5]" office:value-type="float" office:value="0.248190107764576" calcext:value-type="float">
            <text:p>0.248190107764576</text:p>
          </table:table-cell>
          <table:table-cell table:formula="of:=[.L8]/[.L$5]" office:value-type="float" office:value="0.273694471990184" calcext:value-type="float">
            <text:p>0.273694471990184</text:p>
          </table:table-cell>
          <table:table-cell table:formula="of:=[.M8]/[.M$5]" office:value-type="float" office:value="0.287957970413383" calcext:value-type="float">
            <text:p>0.287957970413383</text:p>
          </table:table-cell>
          <table:table-cell table:formula="of:=[.N8]/[.N$5]" office:value-type="float" office:value="0.317056538883453" calcext:value-type="float">
            <text:p>0.317056538883453</text:p>
          </table:table-cell>
          <table:table-cell table:formula="of:=[.O8]/[.O$5]" office:value-type="float" office:value="0.334338285572201" calcext:value-type="float">
            <text:p>0.334338285572201</text:p>
          </table:table-cell>
          <table:table-cell table:formula="of:=[.P8]/[.P$5]" office:value-type="float" office:value="0.288824515140099" calcext:value-type="float">
            <text:p>0.288824515140099</text:p>
          </table:table-cell>
          <table:table-cell table:formula="of:=[.Q8]/[.Q$5]" office:value-type="float" office:value="0.263589469573974" calcext:value-type="float">
            <text:p>0.263589469573974</text:p>
          </table:table-cell>
          <table:table-cell table:formula="of:=[.R8]/[.R$5]" office:value-type="float" office:value="0.309919708114012" calcext:value-type="float">
            <text:p>0.309919708114012</text:p>
          </table:table-cell>
          <table:table-cell table:formula="of:=[.S8]/[.S$5]" office:value-type="float" office:value="0.330710787149524" calcext:value-type="float">
            <text:p>0.330710787149524</text:p>
          </table:table-cell>
          <table:table-cell table:formula="of:=[.T8]/[.T$5]" office:value-type="float" office:value="0.262965437873557" calcext:value-type="float">
            <text:p>0.262965437873557</text:p>
          </table:table-cell>
          <table:table-cell table:formula="of:=[.U8]/[.U$5]" office:value-type="float" office:value="0.283502957318698" calcext:value-type="float">
            <text:p>0.283502957318698</text:p>
          </table:table-cell>
          <table:table-cell table:formula="of:=[.V8]/[.V$5]" office:value-type="float" office:value="0.330240324660227" calcext:value-type="float">
            <text:p>0.330240324660227</text:p>
          </table:table-cell>
          <table:table-cell table:style-name="ce3"/>
          <table:table-cell table:formula="of:=GEOMEAN([.E24:.V24])" office:value-type="float" office:value="0.280167100606433" calcext:value-type="float">
            <text:p>0.28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9]/[.E$5]" office:value-type="float" office:value="0.185240286845767" calcext:value-type="float">
            <text:p>0.185240286845767</text:p>
          </table:table-cell>
          <table:table-cell table:formula="of:=[.F9]/[.F$5]" office:value-type="float" office:value="0.192230864683272" calcext:value-type="float">
            <text:p>0.192230864683272</text:p>
          </table:table-cell>
          <table:table-cell table:formula="of:=[.G9]/[.G$5]" office:value-type="float" office:value="0.19549636046979" calcext:value-type="float">
            <text:p>0.19549636046979</text:p>
          </table:table-cell>
          <table:table-cell table:formula="of:=[.H9]/[.H$5]" office:value-type="float" office:value="0.219283180041129" calcext:value-type="float">
            <text:p>0.219283180041129</text:p>
          </table:table-cell>
          <table:table-cell table:formula="of:=[.I9]/[.I$5]" office:value-type="float" office:value="0.224928511354079" calcext:value-type="float">
            <text:p>0.224928511354079</text:p>
          </table:table-cell>
          <table:table-cell table:formula="of:=[.J9]/[.J$5]" office:value-type="float" office:value="0.204300716229527" calcext:value-type="float">
            <text:p>0.204300716229527</text:p>
          </table:table-cell>
          <table:table-cell table:formula="of:=[.K9]/[.K$5]" office:value-type="float" office:value="0.171575941788708" calcext:value-type="float">
            <text:p>0.171575941788708</text:p>
          </table:table-cell>
          <table:table-cell table:formula="of:=[.L9]/[.L$5]" office:value-type="float" office:value="0.214515017563911" calcext:value-type="float">
            <text:p>0.214515017563911</text:p>
          </table:table-cell>
          <table:table-cell table:formula="of:=[.M9]/[.M$5]" office:value-type="float" office:value="0.170772846674962" calcext:value-type="float">
            <text:p>0.170772846674962</text:p>
          </table:table-cell>
          <table:table-cell table:formula="of:=[.N9]/[.N$5]" office:value-type="float" office:value="0.232571377746153" calcext:value-type="float">
            <text:p>0.232571377746153</text:p>
          </table:table-cell>
          <table:table-cell table:formula="of:=[.O9]/[.O$5]" office:value-type="float" office:value="0.242158264437123" calcext:value-type="float">
            <text:p>0.242158264437123</text:p>
          </table:table-cell>
          <table:table-cell table:formula="of:=[.P9]/[.P$5]" office:value-type="float" office:value="0.210714332107923" calcext:value-type="float">
            <text:p>0.210714332107923</text:p>
          </table:table-cell>
          <table:table-cell table:formula="of:=[.Q9]/[.Q$5]" office:value-type="float" office:value="0.17260938367003" calcext:value-type="float">
            <text:p>0.17260938367003</text:p>
          </table:table-cell>
          <table:table-cell table:formula="of:=[.R9]/[.R$5]" office:value-type="float" office:value="0.230185566051986" calcext:value-type="float">
            <text:p>0.230185566051986</text:p>
          </table:table-cell>
          <table:table-cell table:formula="of:=[.S9]/[.S$5]" office:value-type="float" office:value="0.240772879787111" calcext:value-type="float">
            <text:p>0.240772879787111</text:p>
          </table:table-cell>
          <table:table-cell table:formula="of:=[.T9]/[.T$5]" office:value-type="float" office:value="0.211289304673869" calcext:value-type="float">
            <text:p>0.211289304673869</text:p>
          </table:table-cell>
          <table:table-cell table:formula="of:=[.U9]/[.U$5]" office:value-type="float" office:value="0.211528214418927" calcext:value-type="float">
            <text:p>0.211528214418927</text:p>
          </table:table-cell>
          <table:table-cell table:formula="of:=[.V9]/[.V$5]" office:value-type="float" office:value="0.240092156158187" calcext:value-type="float">
            <text:p>0.240092156158187</text:p>
          </table:table-cell>
          <table:table-cell table:style-name="ce3"/>
          <table:table-cell table:formula="of:=GEOMEAN([.E25:.V25])" office:value-type="float" office:value="0.208131305571953" calcext:value-type="float">
            <text:p>0.2081313055719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10]/[.E$5]" office:value-type="float" office:value="0.244150701059617" calcext:value-type="float">
            <text:p>0.244150701059617</text:p>
          </table:table-cell>
          <table:table-cell table:formula="of:=[.F10]/[.F$5]" office:value-type="float" office:value="0.201476952876729" calcext:value-type="float">
            <text:p>0.201476952876729</text:p>
          </table:table-cell>
          <table:table-cell table:formula="of:=[.G10]/[.G$5]" office:value-type="float" office:value="0.237674719778502" calcext:value-type="float">
            <text:p>0.237674719778502</text:p>
          </table:table-cell>
          <table:table-cell table:formula="of:=[.H10]/[.H$5]" office:value-type="float" office:value="0.213814377076224" calcext:value-type="float">
            <text:p>0.213814377076224</text:p>
          </table:table-cell>
          <table:table-cell table:formula="of:=[.I10]/[.I$5]" office:value-type="float" office:value="0.359949537426409" calcext:value-type="float">
            <text:p>0.359949537426409</text:p>
          </table:table-cell>
          <table:table-cell table:formula="of:=[.J10]/[.J$5]" office:value-type="float" office:value="0.203315691937827" calcext:value-type="float">
            <text:p>0.203315691937827</text:p>
          </table:table-cell>
          <table:table-cell table:formula="of:=[.K10]/[.K$5]" office:value-type="float" office:value="0.267670627245095" calcext:value-type="float">
            <text:p>0.267670627245095</text:p>
          </table:table-cell>
          <table:table-cell table:formula="of:=[.L10]/[.L$5]" office:value-type="float" office:value="0.302485839622166" calcext:value-type="float">
            <text:p>0.302485839622166</text:p>
          </table:table-cell>
          <table:table-cell table:formula="of:=[.M10]/[.M$5]" office:value-type="float" office:value="0.488393474353657" calcext:value-type="float">
            <text:p>0.488393474353657</text:p>
          </table:table-cell>
          <table:table-cell table:formula="of:=[.N10]/[.N$5]" office:value-type="float" office:value="0.393607874529337" calcext:value-type="float">
            <text:p>0.393607874529337</text:p>
          </table:table-cell>
          <table:table-cell table:formula="of:=[.O10]/[.O$5]" office:value-type="float" office:value="0.427736681792752" calcext:value-type="float">
            <text:p>0.427736681792752</text:p>
          </table:table-cell>
          <table:table-cell table:formula="of:=[.P10]/[.P$5]" office:value-type="float" office:value="0.384796248424936" calcext:value-type="float">
            <text:p>0.384796248424936</text:p>
          </table:table-cell>
          <table:table-cell table:formula="of:=[.Q10]/[.Q$5]" office:value-type="float" office:value="0.261873445816807" calcext:value-type="float">
            <text:p>0.261873445816807</text:p>
          </table:table-cell>
          <table:table-cell table:formula="of:=[.R10]/[.R$5]" office:value-type="float" office:value="0.415472746075458" calcext:value-type="float">
            <text:p>0.415472746075458</text:p>
          </table:table-cell>
          <table:table-cell table:formula="of:=[.S10]/[.S$5]" office:value-type="float" office:value="0.437136025299857" calcext:value-type="float">
            <text:p>0.437136025299857</text:p>
          </table:table-cell>
          <table:table-cell table:formula="of:=[.T10]/[.T$5]" office:value-type="float" office:value="0.235289750157776" calcext:value-type="float">
            <text:p>0.235289750157776</text:p>
          </table:table-cell>
          <table:table-cell table:formula="of:=[.U10]/[.U$5]" office:value-type="float" office:value="0.447913891405126" calcext:value-type="float">
            <text:p>0.447913891405126</text:p>
          </table:table-cell>
          <table:table-cell table:formula="of:=[.V10]/[.V$5]" office:value-type="float" office:value="0.416013189321722" calcext:value-type="float">
            <text:p>0.416013189321722</text:p>
          </table:table-cell>
          <table:table-cell table:style-name="ce3"/>
          <table:table-cell table:formula="of:=GEOMEAN([.E26:.V26])" office:value-type="float" office:value="0.315824217853006" calcext:value-type="float">
            <text:p>0.31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11]/[.E$5]" office:value-type="float" office:value="0.146815797923579" calcext:value-type="float">
            <text:p>0.146815797923579</text:p>
          </table:table-cell>
          <table:table-cell table:formula="of:=[.F11]/[.F$5]" office:value-type="float" office:value="0.130076268878061" calcext:value-type="float">
            <text:p>0.130076268878061</text:p>
          </table:table-cell>
          <table:table-cell table:formula="of:=[.G11]/[.G$5]" office:value-type="float" office:value="0.147088375831733" calcext:value-type="float">
            <text:p>0.147088375831733</text:p>
          </table:table-cell>
          <table:table-cell table:formula="of:=[.H11]/[.H$5]" office:value-type="float" office:value="0.146324376850241" calcext:value-type="float">
            <text:p>0.146324376850241</text:p>
          </table:table-cell>
          <table:table-cell table:formula="of:=[.I11]/[.I$5]" office:value-type="float" office:value="0.19986543313709" calcext:value-type="float">
            <text:p>0.19986543313709</text:p>
          </table:table-cell>
          <table:table-cell table:formula="of:=[.J11]/[.J$5]" office:value-type="float" office:value="0.135452526837738" calcext:value-type="float">
            <text:p>0.135452526837738</text:p>
          </table:table-cell>
          <table:table-cell table:formula="of:=[.K11]/[.K$5]" office:value-type="float" office:value="0.149553283595837" calcext:value-type="float">
            <text:p>0.149553283595837</text:p>
          </table:table-cell>
          <table:table-cell table:formula="of:=[.L11]/[.L$5]" office:value-type="float" office:value="0.176697984772341" calcext:value-type="float">
            <text:p>0.176697984772341</text:p>
          </table:table-cell>
          <table:table-cell table:formula="of:=[.M11]/[.M$5]" office:value-type="float" office:value="0.195679524402046" calcext:value-type="float">
            <text:p>0.195679524402046</text:p>
          </table:table-cell>
          <table:table-cell table:formula="of:=[.N11]/[.N$5]" office:value-type="float" office:value="0.229950487710872" calcext:value-type="float">
            <text:p>0.229950487710872</text:p>
          </table:table-cell>
          <table:table-cell table:formula="of:=[.O11]/[.O$5]" office:value-type="float" office:value="0.247261764157394" calcext:value-type="float">
            <text:p>0.247261764157394</text:p>
          </table:table-cell>
          <table:table-cell table:formula="of:=[.P11]/[.P$5]" office:value-type="float" office:value="0.19778906483418" calcext:value-type="float">
            <text:p>0.19778906483418</text:p>
          </table:table-cell>
          <table:table-cell table:formula="of:=[.Q11]/[.Q$5]" office:value-type="float" office:value="0.151955445035862" calcext:value-type="float">
            <text:p>0.151955445035862</text:p>
          </table:table-cell>
          <table:table-cell table:formula="of:=[.R11]/[.R$5]" office:value-type="float" office:value="0.225003195407908" calcext:value-type="float">
            <text:p>0.225003195407908</text:p>
          </table:table-cell>
          <table:table-cell table:formula="of:=[.S11]/[.S$5]" office:value-type="float" office:value="0.248679085194184" calcext:value-type="float">
            <text:p>0.248679085194184</text:p>
          </table:table-cell>
          <table:table-cell table:formula="of:=[.T11]/[.T$5]" office:value-type="float" office:value="0.152650629246018" calcext:value-type="float">
            <text:p>0.152650629246018</text:p>
          </table:table-cell>
          <table:table-cell table:formula="of:=[.U11]/[.U$5]" office:value-type="float" office:value="0.214552139393616" calcext:value-type="float">
            <text:p>0.214552139393616</text:p>
          </table:table-cell>
          <table:table-cell table:formula="of:=[.V11]/[.V$5]" office:value-type="float" office:value="0.242269239711695" calcext:value-type="float">
            <text:p>0.242269239711695</text:p>
          </table:table-cell>
          <table:table-cell/>
          <table:table-cell table:formula="of:=GEOMEAN([.E27:.V27])" office:value-type="float" office:value="0.181042070584031" calcext:value-type="float">
            <text:p>0.18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12]/[.E$5]" office:value-type="float" office:value="0.0893032216632773" calcext:value-type="float">
            <text:p>0.089303221663277</text:p>
          </table:table-cell>
          <table:table-cell table:formula="of:=[.F12]/[.F$5]" office:value-type="float" office:value="0.0943615508005206" calcext:value-type="float">
            <text:p>0.094361550800521</text:p>
          </table:table-cell>
          <table:table-cell table:formula="of:=[.G12]/[.G$5]" office:value-type="float" office:value="0.0920879292636092" calcext:value-type="float">
            <text:p>0.092087929263609</text:p>
          </table:table-cell>
          <table:table-cell table:formula="of:=[.H12]/[.H$5]" office:value-type="float" office:value="0.104961469797293" calcext:value-type="float">
            <text:p>0.104961469797293</text:p>
          </table:table-cell>
          <table:table-cell table:formula="of:=[.I12]/[.I$5]" office:value-type="float" office:value="0.124615643397813" calcext:value-type="float">
            <text:p>0.124615643397813</text:p>
          </table:table-cell>
          <table:table-cell table:formula="of:=[.J12]/[.J$5]" office:value-type="float" office:value="0.0986894168322287" calcext:value-type="float">
            <text:p>0.098689416832229</text:p>
          </table:table-cell>
          <table:table-cell table:formula="of:=[.K12]/[.K$5]" office:value-type="float" office:value="0.0836658377083909" calcext:value-type="float">
            <text:p>0.083665837708391</text:p>
          </table:table-cell>
          <table:table-cell table:formula="of:=[.L12]/[.L$5]" office:value-type="float" office:value="0.116429399801671" calcext:value-type="float">
            <text:p>0.116429399801671</text:p>
          </table:table-cell>
          <table:table-cell table:formula="of:=[.M12]/[.M$5]" office:value-type="float" office:value="0.0929351583022259" calcext:value-type="float">
            <text:p>0.092935158302226</text:p>
          </table:table-cell>
          <table:table-cell table:formula="of:=[.N12]/[.N$5]" office:value-type="float" office:value="0.147116724480417" calcext:value-type="float">
            <text:p>0.147116724480417</text:p>
          </table:table-cell>
          <table:table-cell table:formula="of:=[.O12]/[.O$5]" office:value-type="float" office:value="0.150214458879841" calcext:value-type="float">
            <text:p>0.150214458879841</text:p>
          </table:table-cell>
          <table:table-cell table:formula="of:=[.P12]/[.P$5]" office:value-type="float" office:value="0.112869409334771" calcext:value-type="float">
            <text:p>0.112869409334771</text:p>
          </table:table-cell>
          <table:table-cell table:formula="of:=[.Q12]/[.Q$5]" office:value-type="float" office:value="0.0834244435767278" calcext:value-type="float">
            <text:p>0.083424443576728</text:p>
          </table:table-cell>
          <table:table-cell table:formula="of:=[.R12]/[.R$5]" office:value-type="float" office:value="0.127374769059156" calcext:value-type="float">
            <text:p>0.127374769059156</text:p>
          </table:table-cell>
          <table:table-cell table:formula="of:=[.S12]/[.S$5]" office:value-type="float" office:value="0.150111843881368" calcext:value-type="float">
            <text:p>0.150111843881368</text:p>
          </table:table-cell>
          <table:table-cell table:formula="of:=[.T12]/[.T$5]" office:value-type="float" office:value="0.105707762557078" calcext:value-type="float">
            <text:p>0.105707762557078</text:p>
          </table:table-cell>
          <table:table-cell table:formula="of:=[.U12]/[.U$5]" office:value-type="float" office:value="0.125923162998881" calcext:value-type="float">
            <text:p>0.125923162998881</text:p>
          </table:table-cell>
          <table:table-cell table:formula="of:=[.V12]/[.V$5]" office:value-type="float" office:value="0.145205131998901" calcext:value-type="float">
            <text:p>0.145205131998901</text:p>
          </table:table-cell>
          <table:table-cell/>
          <table:table-cell table:formula="of:=GEOMEAN([.E28:.V28])" office:value-type="float" office:value="0.111393325001917" calcext:value-type="float">
            <text:p>0.11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13]/[.E$5]" office:value-type="float" office:value="0.153751471690035" calcext:value-type="float">
            <text:p>0.153751471690035</text:p>
          </table:table-cell>
          <table:table-cell table:formula="of:=[.F13]/[.F$5]" office:value-type="float" office:value="0.166898701613147" calcext:value-type="float">
            <text:p>0.166898701613147</text:p>
          </table:table-cell>
          <table:table-cell table:formula="of:=[.G13]/[.G$5]" office:value-type="float" office:value="0.160094672442281" calcext:value-type="float">
            <text:p>0.160094672442281</text:p>
          </table:table-cell>
          <table:table-cell table:formula="of:=[.H13]/[.H$5]" office:value-type="float" office:value="0.142256672165601" calcext:value-type="float">
            <text:p>0.142256672165601</text:p>
          </table:table-cell>
          <table:table-cell table:formula="of:=[.I13]/[.I$5]" office:value-type="float" office:value="0.313456686291001" calcext:value-type="float">
            <text:p>0.313456686291001</text:p>
          </table:table-cell>
          <table:table-cell table:formula="of:=[.J13]/[.J$5]" office:value-type="float" office:value="0.123996193465449" calcext:value-type="float">
            <text:p>0.123996193465449</text:p>
          </table:table-cell>
          <table:table-cell table:formula="of:=[.K13]/[.K$5]" office:value-type="float" office:value="0.188772220687114" calcext:value-type="float">
            <text:p>0.188772220687114</text:p>
          </table:table-cell>
          <table:table-cell table:formula="of:=[.L13]/[.L$5]" office:value-type="float" office:value="0.257777703077466" calcext:value-type="float">
            <text:p>0.257777703077466</text:p>
          </table:table-cell>
          <table:table-cell table:formula="of:=[.M13]/[.M$5]" office:value-type="float" office:value="0.3744089589382" calcext:value-type="float">
            <text:p>0.3744089589382</text:p>
          </table:table-cell>
          <table:table-cell table:formula="of:=[.N13]/[.N$5]" office:value-type="float" office:value="0.341338314210323" calcext:value-type="float">
            <text:p>0.341338314210323</text:p>
          </table:table-cell>
          <table:table-cell table:formula="of:=[.O13]/[.O$5]" office:value-type="float" office:value="0.38058680922484" calcext:value-type="float">
            <text:p>0.38058680922484</text:p>
          </table:table-cell>
          <table:table-cell table:formula="of:=[.P13]/[.P$5]" office:value-type="float" office:value="0.333536846754394" calcext:value-type="float">
            <text:p>0.333536846754394</text:p>
          </table:table-cell>
          <table:table-cell table:formula="of:=[.Q13]/[.Q$5]" office:value-type="float" office:value="0.162590682093755" calcext:value-type="float">
            <text:p>0.162590682093755</text:p>
          </table:table-cell>
          <table:table-cell table:formula="of:=[.R13]/[.R$5]" office:value-type="float" office:value="0.399112257584736" calcext:value-type="float">
            <text:p>0.399112257584736</text:p>
          </table:table-cell>
          <table:table-cell table:formula="of:=[.S13]/[.S$5]" office:value-type="float" office:value="0.406899610474758" calcext:value-type="float">
            <text:p>0.406899610474758</text:p>
          </table:table-cell>
          <table:table-cell table:formula="of:=[.T13]/[.T$5]" office:value-type="float" office:value="0.154673868656495" calcext:value-type="float">
            <text:p>0.154673868656495</text:p>
          </table:table-cell>
          <table:table-cell table:formula="of:=[.U13]/[.U$5]" office:value-type="float" office:value="0.439881174401876" calcext:value-type="float">
            <text:p>0.439881174401876</text:p>
          </table:table-cell>
          <table:table-cell table:formula="of:=[.V13]/[.V$5]" office:value-type="float" office:value="0.368709179683372" calcext:value-type="float">
            <text:p>0.368709179683372</text:p>
          </table:table-cell>
          <table:table-cell/>
          <table:table-cell table:formula="of:=GEOMEAN([.E29:.V29])" office:value-type="float" office:value="0.247195629348623" calcext:value-type="float">
            <text:p>0.24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14]/[.E$5]" office:value-type="float" office:value="0.0803210960077063" calcext:value-type="float">
            <text:p>0.080321096007706</text:p>
          </table:table-cell>
          <table:table-cell table:formula="of:=[.F14]/[.F$5]" office:value-type="float" office:value="0.0857071517205896" calcext:value-type="float">
            <text:p>0.08570715172059</text:p>
          </table:table-cell>
          <table:table-cell table:formula="of:=[.G14]/[.G$5]" office:value-type="float" office:value="0.083046041173581" calcext:value-type="float">
            <text:p>0.083046041173581</text:p>
          </table:table-cell>
          <table:table-cell table:formula="of:=[.H14]/[.H$5]" office:value-type="float" office:value="0.0838331337144923" calcext:value-type="float">
            <text:p>0.083833133714492</text:p>
          </table:table-cell>
          <table:table-cell table:formula="of:=[.I14]/[.I$5]" office:value-type="float" office:value="0.146065601345669" calcext:value-type="float">
            <text:p>0.146065601345669</text:p>
          </table:table-cell>
          <table:table-cell table:formula="of:=[.J14]/[.J$5]" office:value-type="float" office:value="0.0715695276891998" calcext:value-type="float">
            <text:p>0.0715695276892</text:p>
          </table:table-cell>
          <table:table-cell table:formula="of:=[.K14]/[.K$5]" office:value-type="float" office:value="0.0887841945288754" calcext:value-type="float">
            <text:p>0.088784194528875</text:p>
          </table:table-cell>
          <table:table-cell table:formula="of:=[.L14]/[.L$5]" office:value-type="float" office:value="0.127579541825638" calcext:value-type="float">
            <text:p>0.127579541825638</text:p>
          </table:table-cell>
          <table:table-cell table:formula="of:=[.M14]/[.M$5]" office:value-type="float" office:value="0.130685745886907" calcext:value-type="float">
            <text:p>0.130685745886907</text:p>
          </table:table-cell>
          <table:table-cell table:formula="of:=[.N14]/[.N$5]" office:value-type="float" office:value="0.182688487651576" calcext:value-type="float">
            <text:p>0.182688487651576</text:p>
          </table:table-cell>
          <table:table-cell table:formula="of:=[.O14]/[.O$5]" office:value-type="float" office:value="0.163722260210108" calcext:value-type="float">
            <text:p>0.163722260210108</text:p>
          </table:table-cell>
          <table:table-cell table:formula="of:=[.P14]/[.P$5]" office:value-type="float" office:value="0.1414504877827" calcext:value-type="float">
            <text:p>0.1414504877827</text:p>
          </table:table-cell>
          <table:table-cell table:formula="of:=[.Q14]/[.Q$5]" office:value-type="float" office:value="0.0819807229906081" calcext:value-type="float">
            <text:p>0.081980722990608</text:p>
          </table:table-cell>
          <table:table-cell table:formula="of:=[.R14]/[.R$5]" office:value-type="float" office:value="0.172947095664703" calcext:value-type="float">
            <text:p>0.172947095664703</text:p>
          </table:table-cell>
          <table:table-cell table:formula="of:=[.S14]/[.S$5]" office:value-type="float" office:value="0.199429210536465" calcext:value-type="float">
            <text:p>0.199429210536465</text:p>
          </table:table-cell>
          <table:table-cell table:formula="of:=[.T14]/[.T$5]" office:value-type="float" office:value="0.0860043805917511" calcext:value-type="float">
            <text:p>0.086004380591751</text:p>
          </table:table-cell>
          <table:table-cell table:formula="of:=[.U14]/[.U$5]" office:value-type="float" office:value="0.177918687057068" calcext:value-type="float">
            <text:p>0.177918687057068</text:p>
          </table:table-cell>
          <table:table-cell table:formula="of:=[.V14]/[.V$5]" office:value-type="float" office:value="0.186299169326372" calcext:value-type="float">
            <text:p>0.186299169326372</text:p>
          </table:table-cell>
          <table:table-cell/>
          <table:table-cell table:formula="of:=GEOMEAN([.E30:.V30])" office:value-type="float" office:value="0.119658631178173" calcext:value-type="float">
            <text:p>0.11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15]/[.E$5]" office:value-type="float" office:value="0.0882371829176924" calcext:value-type="float">
            <text:p>0.088237182917692</text:p>
          </table:table-cell>
          <table:table-cell table:formula="of:=[.F15]/[.F$5]" office:value-type="float" office:value="0.15747102085288" calcext:value-type="float">
            <text:p>0.15747102085288</text:p>
          </table:table-cell>
          <table:table-cell table:formula="of:=[.G15]/[.G$5]" office:value-type="float" office:value="0.0943687759567722" calcext:value-type="float">
            <text:p>0.094368775956772</text:p>
          </table:table-cell>
          <table:table-cell table:formula="of:=[.H15]/[.H$5]" office:value-type="float" office:value="0.0923674041264604" calcext:value-type="float">
            <text:p>0.092367404126461</text:p>
          </table:table-cell>
          <table:table-cell table:formula="of:=[.I15]/[.I$5]" office:value-type="float" office:value="0.278048780487805" calcext:value-type="float">
            <text:p>0.278048780487805</text:p>
          </table:table-cell>
          <table:table-cell table:formula="of:=[.J15]/[.J$5]" office:value-type="float" office:value="0.0718116099303805" calcext:value-type="float">
            <text:p>0.071811609930381</text:p>
          </table:table-cell>
          <table:table-cell table:formula="of:=[.K15]/[.K$5]" office:value-type="float" office:value="0.120171318043658" calcext:value-type="float">
            <text:p>0.120171318043658</text:p>
          </table:table-cell>
          <table:table-cell table:formula="of:=[.L15]/[.L$5]" office:value-type="float" office:value="0.235558095366153" calcext:value-type="float">
            <text:p>0.235558095366153</text:p>
          </table:table-cell>
          <table:table-cell table:formula="of:=[.M15]/[.M$5]" office:value-type="float" office:value="0.297939997234896" calcext:value-type="float">
            <text:p>0.297939997234896</text:p>
          </table:table-cell>
          <table:table-cell table:formula="of:=[.N15]/[.N$5]" office:value-type="float" office:value="0.317679148507219" calcext:value-type="float">
            <text:p>0.317679148507219</text:p>
          </table:table-cell>
          <table:table-cell table:formula="of:=[.O15]/[.O$5]" office:value-type="float" office:value="0.172396966494685" calcext:value-type="float">
            <text:p>0.172396966494685</text:p>
          </table:table-cell>
          <table:table-cell table:formula="of:=[.P15]/[.P$5]" office:value-type="float" office:value="0.275275717384809" calcext:value-type="float">
            <text:p>0.275275717384809</text:p>
          </table:table-cell>
          <table:table-cell table:formula="of:=[.Q15]/[.Q$5]" office:value-type="float" office:value="0.0855854004397953" calcext:value-type="float">
            <text:p>0.085585400439795</text:p>
          </table:table-cell>
          <table:table-cell table:formula="of:=[.R15]/[.R$5]" office:value-type="float" office:value="0.367750781422479" calcext:value-type="float">
            <text:p>0.367750781422479</text:p>
          </table:table-cell>
          <table:table-cell table:formula="of:=[.S15]/[.S$5]" office:value-type="float" office:value="0.365054572100737" calcext:value-type="float">
            <text:p>0.365054572100737</text:p>
          </table:table-cell>
          <table:table-cell table:formula="of:=[.T15]/[.T$5]" office:value-type="float" office:value="0.0911645691799384" calcext:value-type="float">
            <text:p>0.091164569179938</text:p>
          </table:table-cell>
          <table:table-cell table:formula="of:=[.U15]/[.U$5]" office:value-type="float" office:value="0.415116960622369" calcext:value-type="float">
            <text:p>0.415116960622369</text:p>
          </table:table-cell>
          <table:table-cell table:formula="of:=[.V15]/[.V$5]" office:value-type="float" office:value="0.317917609012703" calcext:value-type="float">
            <text:p>0.317917609012703</text:p>
          </table:table-cell>
          <table:table-cell/>
          <table:table-cell table:formula="of:=GEOMEAN([.E31:.V31])" office:value-type="float" office:value="0.180774085670176" calcext:value-type="float">
            <text:p>0.18077408567017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(%)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22]*100" office:value-type="float" office:value="45.9103071818474" calcext:value-type="float">
            <text:p>45.9103071818474</text:p>
          </table:table-cell>
          <table:table-cell table:formula="of:=[.F22]*100" office:value-type="float" office:value="43.6972246602706" calcext:value-type="float">
            <text:p>43.6972246602706</text:p>
          </table:table-cell>
          <table:table-cell table:formula="of:=[.G22]*100" office:value-type="float" office:value="46.9789666413611" calcext:value-type="float">
            <text:p>46.9789666413611</text:p>
          </table:table-cell>
          <table:table-cell table:formula="of:=[.H22]*100" office:value-type="float" office:value="49.3841947074642" calcext:value-type="float">
            <text:p>49.3841947074642</text:p>
          </table:table-cell>
          <table:table-cell table:formula="of:=[.I22]*100" office:value-type="float" office:value="48.6223717409588" calcext:value-type="float">
            <text:p>48.6223717409588</text:p>
          </table:table-cell>
          <table:table-cell table:formula="of:=[.J22]*100" office:value-type="float" office:value="47.2828355343339" calcext:value-type="float">
            <text:p>47.2828355343339</text:p>
          </table:table-cell>
          <table:table-cell table:formula="of:=[.K22]*100" office:value-type="float" office:value="43.9909735654417" calcext:value-type="float">
            <text:p>43.9909735654417</text:p>
          </table:table-cell>
          <table:table-cell table:formula="of:=[.L22]*100" office:value-type="float" office:value="47.0595156058289" calcext:value-type="float">
            <text:p>47.0595156058289</text:p>
          </table:table-cell>
          <table:table-cell table:formula="of:=[.M22]*100" office:value-type="float" office:value="45.0635974008019" calcext:value-type="float">
            <text:p>45.0635974008019</text:p>
          </table:table-cell>
          <table:table-cell table:formula="of:=[.N22]*100" office:value-type="float" office:value="47.7808414124344" calcext:value-type="float">
            <text:p>47.7808414124344</text:p>
          </table:table-cell>
          <table:table-cell table:formula="of:=[.O22]*100" office:value-type="float" office:value="50.174053583639" calcext:value-type="float">
            <text:p>50.174053583639</text:p>
          </table:table-cell>
          <table:table-cell table:formula="of:=[.P22]*100" office:value-type="float" office:value="47.4415764929008" calcext:value-type="float">
            <text:p>47.4415764929008</text:p>
          </table:table-cell>
          <table:table-cell table:formula="of:=[.Q22]*100" office:value-type="float" office:value="46.3583304219158" calcext:value-type="float">
            <text:p>46.3583304219158</text:p>
          </table:table-cell>
          <table:table-cell table:formula="of:=[.R22]*100" office:value-type="float" office:value="48.8490721697401" calcext:value-type="float">
            <text:p>48.8490721697401</text:p>
          </table:table-cell>
          <table:table-cell table:formula="of:=[.S22]*100" office:value-type="float" office:value="49.6085464152108" calcext:value-type="float">
            <text:p>49.6085464152108</text:p>
          </table:table-cell>
          <table:table-cell table:formula="of:=[.T22]*100" office:value-type="float" office:value="46.753536028511" calcext:value-type="float">
            <text:p>46.753536028511</text:p>
          </table:table-cell>
          <table:table-cell table:formula="of:=[.U22]*100" office:value-type="float" office:value="45.7225448926307" calcext:value-type="float">
            <text:p>45.7225448926307</text:p>
          </table:table-cell>
          <table:table-cell table:formula="of:=[.V22]*100" office:value-type="float" office:value="49.855213375325" calcext:value-type="float">
            <text:p>49.855213375325</text:p>
          </table:table-cell>
          <table:table-cell/>
          <table:table-cell table:formula="of:=[.X22]*100"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23]*100" office:value-type="float" office:value="37.1711441721075" calcext:value-type="float">
            <text:p>37.1711441721075</text:p>
          </table:table-cell>
          <table:table-cell table:formula="of:=[.F23]*100" office:value-type="float" office:value="29.0230319905572" calcext:value-type="float">
            <text:p>29.0230319905572</text:p>
          </table:table-cell>
          <table:table-cell table:formula="of:=[.G23]*100" office:value-type="float" office:value="35.8080650203188" calcext:value-type="float">
            <text:p>35.8080650203188</text:p>
          </table:table-cell>
          <table:table-cell table:formula="of:=[.H23]*100" office:value-type="float" office:value="33.3676075116947" calcext:value-type="float">
            <text:p>33.3676075116947</text:p>
          </table:table-cell>
          <table:table-cell table:formula="of:=[.I23]*100" office:value-type="float" office:value="44.3784693019344" calcext:value-type="float">
            <text:p>44.3784693019344</text:p>
          </table:table-cell>
          <table:table-cell table:formula="of:=[.J23]*100" office:value-type="float" office:value="32.6827720920914" calcext:value-type="float">
            <text:p>32.6827720920914</text:p>
          </table:table-cell>
          <table:table-cell table:formula="of:=[.K23]*100" office:value-type="float" office:value="38.1597126277977" calcext:value-type="float">
            <text:p>38.1597126277977</text:p>
          </table:table-cell>
          <table:table-cell table:formula="of:=[.L23]*100" office:value-type="float" office:value="39.3582869724524" calcext:value-type="float">
            <text:p>39.3582869724524</text:p>
          </table:table-cell>
          <table:table-cell table:formula="of:=[.M23]*100" office:value-type="float" office:value="57.7720171436472" calcext:value-type="float">
            <text:p>57.7720171436472</text:p>
          </table:table-cell>
          <table:table-cell table:formula="of:=[.N23]*100" office:value-type="float" office:value="48.0713925701918" calcext:value-type="float">
            <text:p>48.0713925701918</text:p>
          </table:table-cell>
          <table:table-cell table:formula="of:=[.O23]*100" office:value-type="float" office:value="51.1841859886865" calcext:value-type="float">
            <text:p>51.1841859886865</text:p>
          </table:table-cell>
          <table:table-cell table:formula="of:=[.P23]*100" office:value-type="float" office:value="45.4267936244008" calcext:value-type="float">
            <text:p>45.4267936244008</text:p>
          </table:table-cell>
          <table:table-cell table:formula="of:=[.Q23]*100" office:value-type="float" office:value="39.1500030826774" calcext:value-type="float">
            <text:p>39.1500030826774</text:p>
          </table:table-cell>
          <table:table-cell table:formula="of:=[.R23]*100" office:value-type="float" office:value="47.3036567086137" calcext:value-type="float">
            <text:p>47.3036567086137</text:p>
          </table:table-cell>
          <table:table-cell table:formula="of:=[.S23]*100" office:value-type="float" office:value="50.8908943653824" calcext:value-type="float">
            <text:p>50.8908943653824</text:p>
          </table:table-cell>
          <table:table-cell table:formula="of:=[.T23]*100" office:value-type="float" office:value="35.4976426476594" calcext:value-type="float">
            <text:p>35.4976426476594</text:p>
          </table:table-cell>
          <table:table-cell table:formula="of:=[.U23]*100" office:value-type="float" office:value="46.6070762508659" calcext:value-type="float">
            <text:p>46.6070762508659</text:p>
          </table:table-cell>
          <table:table-cell table:formula="of:=[.V23]*100" office:value-type="float" office:value="49.960897042971" calcext:value-type="float">
            <text:p>49.960897042971</text:p>
          </table:table-cell>
          <table:table-cell/>
          <table:table-cell table:formula="of:=[.X23]*100"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24]*100" office:value-type="float" office:value="25.6159691747833" calcext:value-type="float">
            <text:p>25.6159691747833</text:p>
          </table:table-cell>
          <table:table-cell table:formula="of:=[.F24]*100" office:value-type="float" office:value="22.4796464998033" calcext:value-type="float">
            <text:p>22.4796464998033</text:p>
          </table:table-cell>
          <table:table-cell table:formula="of:=[.G24]*100" office:value-type="float" office:value="25.5425802706203" calcext:value-type="float">
            <text:p>25.5425802706203</text:p>
          </table:table-cell>
          <table:table-cell table:formula="of:=[.H24]*100" office:value-type="float" office:value="26.219746446408" calcext:value-type="float">
            <text:p>26.219746446408</text:p>
          </table:table-cell>
          <table:table-cell table:formula="of:=[.I24]*100" office:value-type="float" office:value="29.5222876366695" calcext:value-type="float">
            <text:p>29.5222876366695</text:p>
          </table:table-cell>
          <table:table-cell table:formula="of:=[.J24]*100" office:value-type="float" office:value="24.9411489724026" calcext:value-type="float">
            <text:p>24.9411489724026</text:p>
          </table:table-cell>
          <table:table-cell table:formula="of:=[.K24]*100" office:value-type="float" office:value="24.8190107764576" calcext:value-type="float">
            <text:p>24.8190107764576</text:p>
          </table:table-cell>
          <table:table-cell table:formula="of:=[.L24]*100" office:value-type="float" office:value="27.3694471990184" calcext:value-type="float">
            <text:p>27.3694471990184</text:p>
          </table:table-cell>
          <table:table-cell table:formula="of:=[.M24]*100" office:value-type="float" office:value="28.7957970413383" calcext:value-type="float">
            <text:p>28.7957970413383</text:p>
          </table:table-cell>
          <table:table-cell table:formula="of:=[.N24]*100" office:value-type="float" office:value="31.7056538883453" calcext:value-type="float">
            <text:p>31.7056538883453</text:p>
          </table:table-cell>
          <table:table-cell table:formula="of:=[.O24]*100" office:value-type="float" office:value="33.4338285572201" calcext:value-type="float">
            <text:p>33.4338285572201</text:p>
          </table:table-cell>
          <table:table-cell table:formula="of:=[.P24]*100" office:value-type="float" office:value="28.88245151401" calcext:value-type="float">
            <text:p>28.88245151401</text:p>
          </table:table-cell>
          <table:table-cell table:formula="of:=[.Q24]*100" office:value-type="float" office:value="26.3589469573974" calcext:value-type="float">
            <text:p>26.3589469573974</text:p>
          </table:table-cell>
          <table:table-cell table:formula="of:=[.R24]*100" office:value-type="float" office:value="30.9919708114012" calcext:value-type="float">
            <text:p>30.9919708114012</text:p>
          </table:table-cell>
          <table:table-cell table:formula="of:=[.S24]*100" office:value-type="float" office:value="33.0710787149524" calcext:value-type="float">
            <text:p>33.0710787149524</text:p>
          </table:table-cell>
          <table:table-cell table:formula="of:=[.T24]*100" office:value-type="float" office:value="26.2965437873557" calcext:value-type="float">
            <text:p>26.2965437873557</text:p>
          </table:table-cell>
          <table:table-cell table:formula="of:=[.U24]*100" office:value-type="float" office:value="28.3502957318698" calcext:value-type="float">
            <text:p>28.3502957318698</text:p>
          </table:table-cell>
          <table:table-cell table:formula="of:=[.V24]*100" office:value-type="float" office:value="33.0240324660227" calcext:value-type="float">
            <text:p>33.0240324660227</text:p>
          </table:table-cell>
          <table:table-cell/>
          <table:table-cell table:formula="of:=[.X24]*100"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25]*100" office:value-type="float" office:value="18.5240286845767" calcext:value-type="float">
            <text:p>18.5240286845767</text:p>
          </table:table-cell>
          <table:table-cell table:formula="of:=[.F25]*100" office:value-type="float" office:value="19.2230864683272" calcext:value-type="float">
            <text:p>19.2230864683272</text:p>
          </table:table-cell>
          <table:table-cell table:formula="of:=[.G25]*100" office:value-type="float" office:value="19.549636046979" calcext:value-type="float">
            <text:p>19.549636046979</text:p>
          </table:table-cell>
          <table:table-cell table:formula="of:=[.H25]*100" office:value-type="float" office:value="21.9283180041129" calcext:value-type="float">
            <text:p>21.9283180041129</text:p>
          </table:table-cell>
          <table:table-cell table:formula="of:=[.I25]*100" office:value-type="float" office:value="22.4928511354079" calcext:value-type="float">
            <text:p>22.4928511354079</text:p>
          </table:table-cell>
          <table:table-cell table:formula="of:=[.J25]*100" office:value-type="float" office:value="20.4300716229527" calcext:value-type="float">
            <text:p>20.4300716229527</text:p>
          </table:table-cell>
          <table:table-cell table:formula="of:=[.K25]*100" office:value-type="float" office:value="17.1575941788708" calcext:value-type="float">
            <text:p>17.1575941788708</text:p>
          </table:table-cell>
          <table:table-cell table:formula="of:=[.L25]*100" office:value-type="float" office:value="21.4515017563911" calcext:value-type="float">
            <text:p>21.4515017563911</text:p>
          </table:table-cell>
          <table:table-cell table:formula="of:=[.M25]*100" office:value-type="float" office:value="17.0772846674962" calcext:value-type="float">
            <text:p>17.0772846674962</text:p>
          </table:table-cell>
          <table:table-cell table:formula="of:=[.N25]*100" office:value-type="float" office:value="23.2571377746153" calcext:value-type="float">
            <text:p>23.2571377746153</text:p>
          </table:table-cell>
          <table:table-cell table:formula="of:=[.O25]*100" office:value-type="float" office:value="24.2158264437123" calcext:value-type="float">
            <text:p>24.2158264437123</text:p>
          </table:table-cell>
          <table:table-cell table:formula="of:=[.P25]*100" office:value-type="float" office:value="21.0714332107923" calcext:value-type="float">
            <text:p>21.0714332107923</text:p>
          </table:table-cell>
          <table:table-cell table:formula="of:=[.Q25]*100" office:value-type="float" office:value="17.260938367003" calcext:value-type="float">
            <text:p>17.260938367003</text:p>
          </table:table-cell>
          <table:table-cell table:formula="of:=[.R25]*100" office:value-type="float" office:value="23.0185566051986" calcext:value-type="float">
            <text:p>23.0185566051986</text:p>
          </table:table-cell>
          <table:table-cell table:formula="of:=[.S25]*100" office:value-type="float" office:value="24.0772879787111" calcext:value-type="float">
            <text:p>24.0772879787111</text:p>
          </table:table-cell>
          <table:table-cell table:formula="of:=[.T25]*100" office:value-type="float" office:value="21.1289304673869" calcext:value-type="float">
            <text:p>21.1289304673869</text:p>
          </table:table-cell>
          <table:table-cell table:formula="of:=[.U25]*100" office:value-type="float" office:value="21.1528214418927" calcext:value-type="float">
            <text:p>21.1528214418927</text:p>
          </table:table-cell>
          <table:table-cell table:formula="of:=[.V25]*100" office:value-type="float" office:value="24.0092156158187" calcext:value-type="float">
            <text:p>24.0092156158187</text:p>
          </table:table-cell>
          <table:table-cell/>
          <table:table-cell table:formula="of:=[.X25]*100" office:value-type="float" office:value="20.8131305571954" calcext:value-type="float">
            <text:p>20.8131305571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26]*100" office:value-type="float" office:value="24.4150701059617" calcext:value-type="float">
            <text:p>24.4150701059617</text:p>
          </table:table-cell>
          <table:table-cell table:formula="of:=[.F26]*100" office:value-type="float" office:value="20.1476952876729" calcext:value-type="float">
            <text:p>20.1476952876729</text:p>
          </table:table-cell>
          <table:table-cell table:formula="of:=[.G26]*100" office:value-type="float" office:value="23.7674719778502" calcext:value-type="float">
            <text:p>23.7674719778502</text:p>
          </table:table-cell>
          <table:table-cell table:formula="of:=[.H26]*100" office:value-type="float" office:value="21.3814377076224" calcext:value-type="float">
            <text:p>21.3814377076224</text:p>
          </table:table-cell>
          <table:table-cell table:formula="of:=[.I26]*100" office:value-type="float" office:value="35.9949537426409" calcext:value-type="float">
            <text:p>35.9949537426409</text:p>
          </table:table-cell>
          <table:table-cell table:formula="of:=[.J26]*100" office:value-type="float" office:value="20.3315691937827" calcext:value-type="float">
            <text:p>20.3315691937827</text:p>
          </table:table-cell>
          <table:table-cell table:formula="of:=[.K26]*100" office:value-type="float" office:value="26.7670627245095" calcext:value-type="float">
            <text:p>26.7670627245095</text:p>
          </table:table-cell>
          <table:table-cell table:formula="of:=[.L26]*100" office:value-type="float" office:value="30.2485839622166" calcext:value-type="float">
            <text:p>30.2485839622166</text:p>
          </table:table-cell>
          <table:table-cell table:formula="of:=[.M26]*100" office:value-type="float" office:value="48.8393474353657" calcext:value-type="float">
            <text:p>48.8393474353657</text:p>
          </table:table-cell>
          <table:table-cell table:formula="of:=[.N26]*100" office:value-type="float" office:value="39.3607874529337" calcext:value-type="float">
            <text:p>39.3607874529337</text:p>
          </table:table-cell>
          <table:table-cell table:formula="of:=[.O26]*100" office:value-type="float" office:value="42.7736681792752" calcext:value-type="float">
            <text:p>42.7736681792752</text:p>
          </table:table-cell>
          <table:table-cell table:formula="of:=[.P26]*100" office:value-type="float" office:value="38.4796248424936" calcext:value-type="float">
            <text:p>38.4796248424936</text:p>
          </table:table-cell>
          <table:table-cell table:formula="of:=[.Q26]*100" office:value-type="float" office:value="26.1873445816807" calcext:value-type="float">
            <text:p>26.1873445816807</text:p>
          </table:table-cell>
          <table:table-cell table:formula="of:=[.R26]*100" office:value-type="float" office:value="41.5472746075458" calcext:value-type="float">
            <text:p>41.5472746075458</text:p>
          </table:table-cell>
          <table:table-cell table:formula="of:=[.S26]*100" office:value-type="float" office:value="43.7136025299857" calcext:value-type="float">
            <text:p>43.7136025299857</text:p>
          </table:table-cell>
          <table:table-cell table:formula="of:=[.T26]*100" office:value-type="float" office:value="23.5289750157776" calcext:value-type="float">
            <text:p>23.5289750157776</text:p>
          </table:table-cell>
          <table:table-cell table:formula="of:=[.U26]*100" office:value-type="float" office:value="44.7913891405126" calcext:value-type="float">
            <text:p>44.7913891405126</text:p>
          </table:table-cell>
          <table:table-cell table:formula="of:=[.V26]*100" office:value-type="float" office:value="41.6013189321722" calcext:value-type="float">
            <text:p>41.6013189321722</text:p>
          </table:table-cell>
          <table:table-cell/>
          <table:table-cell table:formula="of:=[.X26]*100"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27]*100" office:value-type="float" office:value="14.6815797923579" calcext:value-type="float">
            <text:p>14.6815797923579</text:p>
          </table:table-cell>
          <table:table-cell table:formula="of:=[.F27]*100" office:value-type="float" office:value="13.0076268878061" calcext:value-type="float">
            <text:p>13.0076268878061</text:p>
          </table:table-cell>
          <table:table-cell table:formula="of:=[.G27]*100" office:value-type="float" office:value="14.7088375831733" calcext:value-type="float">
            <text:p>14.7088375831733</text:p>
          </table:table-cell>
          <table:table-cell table:formula="of:=[.H27]*100" office:value-type="float" office:value="14.6324376850241" calcext:value-type="float">
            <text:p>14.6324376850241</text:p>
          </table:table-cell>
          <table:table-cell table:formula="of:=[.I27]*100" office:value-type="float" office:value="19.986543313709" calcext:value-type="float">
            <text:p>19.986543313709</text:p>
          </table:table-cell>
          <table:table-cell table:formula="of:=[.J27]*100" office:value-type="float" office:value="13.5452526837738" calcext:value-type="float">
            <text:p>13.5452526837738</text:p>
          </table:table-cell>
          <table:table-cell table:formula="of:=[.K27]*100" office:value-type="float" office:value="14.9553283595837" calcext:value-type="float">
            <text:p>14.9553283595837</text:p>
          </table:table-cell>
          <table:table-cell table:formula="of:=[.L27]*100" office:value-type="float" office:value="17.6697984772341" calcext:value-type="float">
            <text:p>17.6697984772341</text:p>
          </table:table-cell>
          <table:table-cell table:formula="of:=[.M27]*100" office:value-type="float" office:value="19.5679524402046" calcext:value-type="float">
            <text:p>19.5679524402046</text:p>
          </table:table-cell>
          <table:table-cell table:formula="of:=[.N27]*100" office:value-type="float" office:value="22.9950487710872" calcext:value-type="float">
            <text:p>22.9950487710872</text:p>
          </table:table-cell>
          <table:table-cell table:formula="of:=[.O27]*100" office:value-type="float" office:value="24.7261764157394" calcext:value-type="float">
            <text:p>24.7261764157394</text:p>
          </table:table-cell>
          <table:table-cell table:formula="of:=[.P27]*100" office:value-type="float" office:value="19.778906483418" calcext:value-type="float">
            <text:p>19.778906483418</text:p>
          </table:table-cell>
          <table:table-cell table:formula="of:=[.Q27]*100" office:value-type="float" office:value="15.1955445035862" calcext:value-type="float">
            <text:p>15.1955445035862</text:p>
          </table:table-cell>
          <table:table-cell table:formula="of:=[.R27]*100" office:value-type="float" office:value="22.5003195407908" calcext:value-type="float">
            <text:p>22.5003195407908</text:p>
          </table:table-cell>
          <table:table-cell table:formula="of:=[.S27]*100" office:value-type="float" office:value="24.8679085194184" calcext:value-type="float">
            <text:p>24.8679085194184</text:p>
          </table:table-cell>
          <table:table-cell table:formula="of:=[.T27]*100" office:value-type="float" office:value="15.2650629246018" calcext:value-type="float">
            <text:p>15.2650629246018</text:p>
          </table:table-cell>
          <table:table-cell table:formula="of:=[.U27]*100" office:value-type="float" office:value="21.4552139393616" calcext:value-type="float">
            <text:p>21.4552139393616</text:p>
          </table:table-cell>
          <table:table-cell table:formula="of:=[.V27]*100" office:value-type="float" office:value="24.2269239711695" calcext:value-type="float">
            <text:p>24.2269239711695</text:p>
          </table:table-cell>
          <table:table-cell/>
          <table:table-cell table:formula="of:=[.X27]*100"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28]*100" office:value-type="float" office:value="8.93032216632773" calcext:value-type="float">
            <text:p>8.93032216632773</text:p>
          </table:table-cell>
          <table:table-cell table:formula="of:=[.F28]*100" office:value-type="float" office:value="9.43615508005206" calcext:value-type="float">
            <text:p>9.43615508005206</text:p>
          </table:table-cell>
          <table:table-cell table:formula="of:=[.G28]*100" office:value-type="float" office:value="9.20879292636092" calcext:value-type="float">
            <text:p>9.20879292636092</text:p>
          </table:table-cell>
          <table:table-cell table:formula="of:=[.H28]*100" office:value-type="float" office:value="10.4961469797293" calcext:value-type="float">
            <text:p>10.4961469797293</text:p>
          </table:table-cell>
          <table:table-cell table:formula="of:=[.I28]*100" office:value-type="float" office:value="12.4615643397813" calcext:value-type="float">
            <text:p>12.4615643397813</text:p>
          </table:table-cell>
          <table:table-cell table:formula="of:=[.J28]*100" office:value-type="float" office:value="9.86894168322287" calcext:value-type="float">
            <text:p>9.86894168322287</text:p>
          </table:table-cell>
          <table:table-cell table:formula="of:=[.K28]*100" office:value-type="float" office:value="8.36658377083909" calcext:value-type="float">
            <text:p>8.36658377083909</text:p>
          </table:table-cell>
          <table:table-cell table:formula="of:=[.L28]*100" office:value-type="float" office:value="11.6429399801671" calcext:value-type="float">
            <text:p>11.6429399801671</text:p>
          </table:table-cell>
          <table:table-cell table:formula="of:=[.M28]*100" office:value-type="float" office:value="9.29351583022259" calcext:value-type="float">
            <text:p>9.29351583022259</text:p>
          </table:table-cell>
          <table:table-cell table:formula="of:=[.N28]*100" office:value-type="float" office:value="14.7116724480417" calcext:value-type="float">
            <text:p>14.7116724480417</text:p>
          </table:table-cell>
          <table:table-cell table:formula="of:=[.O28]*100" office:value-type="float" office:value="15.0214458879841" calcext:value-type="float">
            <text:p>15.0214458879841</text:p>
          </table:table-cell>
          <table:table-cell table:formula="of:=[.P28]*100" office:value-type="float" office:value="11.2869409334771" calcext:value-type="float">
            <text:p>11.2869409334771</text:p>
          </table:table-cell>
          <table:table-cell table:formula="of:=[.Q28]*100" office:value-type="float" office:value="8.34244435767278" calcext:value-type="float">
            <text:p>8.34244435767278</text:p>
          </table:table-cell>
          <table:table-cell table:formula="of:=[.R28]*100" office:value-type="float" office:value="12.7374769059156" calcext:value-type="float">
            <text:p>12.7374769059156</text:p>
          </table:table-cell>
          <table:table-cell table:formula="of:=[.S28]*100" office:value-type="float" office:value="15.0111843881368" calcext:value-type="float">
            <text:p>15.0111843881368</text:p>
          </table:table-cell>
          <table:table-cell table:formula="of:=[.T28]*100" office:value-type="float" office:value="10.5707762557078" calcext:value-type="float">
            <text:p>10.5707762557078</text:p>
          </table:table-cell>
          <table:table-cell table:formula="of:=[.U28]*100" office:value-type="float" office:value="12.5923162998881" calcext:value-type="float">
            <text:p>12.5923162998881</text:p>
          </table:table-cell>
          <table:table-cell table:formula="of:=[.V28]*100" office:value-type="float" office:value="14.5205131998901" calcext:value-type="float">
            <text:p>14.5205131998901</text:p>
          </table:table-cell>
          <table:table-cell/>
          <table:table-cell table:formula="of:=[.X28]*100"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29]*100" office:value-type="float" office:value="15.3751471690035" calcext:value-type="float">
            <text:p>15.3751471690035</text:p>
          </table:table-cell>
          <table:table-cell table:formula="of:=[.F29]*100" office:value-type="float" office:value="16.6898701613147" calcext:value-type="float">
            <text:p>16.6898701613147</text:p>
          </table:table-cell>
          <table:table-cell table:formula="of:=[.G29]*100" office:value-type="float" office:value="16.0094672442281" calcext:value-type="float">
            <text:p>16.0094672442281</text:p>
          </table:table-cell>
          <table:table-cell table:formula="of:=[.H29]*100" office:value-type="float" office:value="14.2256672165601" calcext:value-type="float">
            <text:p>14.2256672165601</text:p>
          </table:table-cell>
          <table:table-cell table:formula="of:=[.I29]*100" office:value-type="float" office:value="31.3456686291001" calcext:value-type="float">
            <text:p>31.3456686291001</text:p>
          </table:table-cell>
          <table:table-cell table:formula="of:=[.J29]*100" office:value-type="float" office:value="12.3996193465449" calcext:value-type="float">
            <text:p>12.3996193465449</text:p>
          </table:table-cell>
          <table:table-cell table:formula="of:=[.K29]*100" office:value-type="float" office:value="18.8772220687114" calcext:value-type="float">
            <text:p>18.8772220687114</text:p>
          </table:table-cell>
          <table:table-cell table:formula="of:=[.L29]*100" office:value-type="float" office:value="25.7777703077466" calcext:value-type="float">
            <text:p>25.7777703077466</text:p>
          </table:table-cell>
          <table:table-cell table:formula="of:=[.M29]*100" office:value-type="float" office:value="37.44089589382" calcext:value-type="float">
            <text:p>37.44089589382</text:p>
          </table:table-cell>
          <table:table-cell table:formula="of:=[.N29]*100" office:value-type="float" office:value="34.1338314210323" calcext:value-type="float">
            <text:p>34.1338314210323</text:p>
          </table:table-cell>
          <table:table-cell table:formula="of:=[.O29]*100" office:value-type="float" office:value="38.058680922484" calcext:value-type="float">
            <text:p>38.058680922484</text:p>
          </table:table-cell>
          <table:table-cell table:formula="of:=[.P29]*100" office:value-type="float" office:value="33.3536846754394" calcext:value-type="float">
            <text:p>33.3536846754394</text:p>
          </table:table-cell>
          <table:table-cell table:formula="of:=[.Q29]*100" office:value-type="float" office:value="16.2590682093755" calcext:value-type="float">
            <text:p>16.2590682093755</text:p>
          </table:table-cell>
          <table:table-cell table:formula="of:=[.R29]*100" office:value-type="float" office:value="39.9112257584736" calcext:value-type="float">
            <text:p>39.9112257584736</text:p>
          </table:table-cell>
          <table:table-cell table:formula="of:=[.S29]*100" office:value-type="float" office:value="40.6899610474758" calcext:value-type="float">
            <text:p>40.6899610474758</text:p>
          </table:table-cell>
          <table:table-cell table:formula="of:=[.T29]*100" office:value-type="float" office:value="15.4673868656495" calcext:value-type="float">
            <text:p>15.4673868656495</text:p>
          </table:table-cell>
          <table:table-cell table:formula="of:=[.U29]*100" office:value-type="float" office:value="43.9881174401876" calcext:value-type="float">
            <text:p>43.9881174401876</text:p>
          </table:table-cell>
          <table:table-cell table:formula="of:=[.V29]*100" office:value-type="float" office:value="36.8709179683372" calcext:value-type="float">
            <text:p>36.8709179683372</text:p>
          </table:table-cell>
          <table:table-cell/>
          <table:table-cell table:formula="of:=[.X29]*100"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30]*100" office:value-type="float" office:value="8.03210960077063" calcext:value-type="float">
            <text:p>8.03210960077063</text:p>
          </table:table-cell>
          <table:table-cell table:formula="of:=[.F30]*100" office:value-type="float" office:value="8.57071517205896" calcext:value-type="float">
            <text:p>8.57071517205896</text:p>
          </table:table-cell>
          <table:table-cell table:formula="of:=[.G30]*100" office:value-type="float" office:value="8.3046041173581" calcext:value-type="float">
            <text:p>8.3046041173581</text:p>
          </table:table-cell>
          <table:table-cell table:formula="of:=[.H30]*100" office:value-type="float" office:value="8.38331337144923" calcext:value-type="float">
            <text:p>8.38331337144923</text:p>
          </table:table-cell>
          <table:table-cell table:formula="of:=[.I30]*100" office:value-type="float" office:value="14.6065601345669" calcext:value-type="float">
            <text:p>14.6065601345669</text:p>
          </table:table-cell>
          <table:table-cell table:formula="of:=[.J30]*100" office:value-type="float" office:value="7.15695276891998" calcext:value-type="float">
            <text:p>7.15695276891998</text:p>
          </table:table-cell>
          <table:table-cell table:formula="of:=[.K30]*100" office:value-type="float" office:value="8.87841945288754" calcext:value-type="float">
            <text:p>8.87841945288754</text:p>
          </table:table-cell>
          <table:table-cell table:formula="of:=[.L30]*100" office:value-type="float" office:value="12.7579541825638" calcext:value-type="float">
            <text:p>12.7579541825638</text:p>
          </table:table-cell>
          <table:table-cell table:formula="of:=[.M30]*100" office:value-type="float" office:value="13.0685745886907" calcext:value-type="float">
            <text:p>13.0685745886907</text:p>
          </table:table-cell>
          <table:table-cell table:formula="of:=[.N30]*100" office:value-type="float" office:value="18.2688487651576" calcext:value-type="float">
            <text:p>18.2688487651576</text:p>
          </table:table-cell>
          <table:table-cell table:formula="of:=[.O30]*100" office:value-type="float" office:value="16.3722260210108" calcext:value-type="float">
            <text:p>16.3722260210108</text:p>
          </table:table-cell>
          <table:table-cell table:formula="of:=[.P30]*100" office:value-type="float" office:value="14.14504877827" calcext:value-type="float">
            <text:p>14.14504877827</text:p>
          </table:table-cell>
          <table:table-cell table:formula="of:=[.Q30]*100" office:value-type="float" office:value="8.19807229906081" calcext:value-type="float">
            <text:p>8.19807229906081</text:p>
          </table:table-cell>
          <table:table-cell table:formula="of:=[.R30]*100" office:value-type="float" office:value="17.2947095664703" calcext:value-type="float">
            <text:p>17.2947095664703</text:p>
          </table:table-cell>
          <table:table-cell table:formula="of:=[.S30]*100" office:value-type="float" office:value="19.9429210536465" calcext:value-type="float">
            <text:p>19.9429210536465</text:p>
          </table:table-cell>
          <table:table-cell table:formula="of:=[.T30]*100" office:value-type="float" office:value="8.60043805917511" calcext:value-type="float">
            <text:p>8.60043805917511</text:p>
          </table:table-cell>
          <table:table-cell table:formula="of:=[.U30]*100" office:value-type="float" office:value="17.7918687057068" calcext:value-type="float">
            <text:p>17.7918687057068</text:p>
          </table:table-cell>
          <table:table-cell table:formula="of:=[.V30]*100" office:value-type="float" office:value="18.6299169326372" calcext:value-type="float">
            <text:p>18.6299169326372</text:p>
          </table:table-cell>
          <table:table-cell/>
          <table:table-cell table:formula="of:=[.X30]*100"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31]*100" office:value-type="float" office:value="8.82371829176924" calcext:value-type="float">
            <text:p>8.82371829176924</text:p>
          </table:table-cell>
          <table:table-cell table:formula="of:=[.F31]*100" office:value-type="float" office:value="15.747102085288" calcext:value-type="float">
            <text:p>15.747102085288</text:p>
          </table:table-cell>
          <table:table-cell table:formula="of:=[.G31]*100" office:value-type="float" office:value="9.43687759567722" calcext:value-type="float">
            <text:p>9.43687759567722</text:p>
          </table:table-cell>
          <table:table-cell table:formula="of:=[.H31]*100" office:value-type="float" office:value="9.23674041264604" calcext:value-type="float">
            <text:p>9.23674041264604</text:p>
          </table:table-cell>
          <table:table-cell table:formula="of:=[.I31]*100" office:value-type="float" office:value="27.8048780487805" calcext:value-type="float">
            <text:p>27.8048780487805</text:p>
          </table:table-cell>
          <table:table-cell table:formula="of:=[.J31]*100" office:value-type="float" office:value="7.18116099303805" calcext:value-type="float">
            <text:p>7.18116099303805</text:p>
          </table:table-cell>
          <table:table-cell table:formula="of:=[.K31]*100" office:value-type="float" office:value="12.0171318043658" calcext:value-type="float">
            <text:p>12.0171318043658</text:p>
          </table:table-cell>
          <table:table-cell table:formula="of:=[.L31]*100" office:value-type="float" office:value="23.5558095366153" calcext:value-type="float">
            <text:p>23.5558095366153</text:p>
          </table:table-cell>
          <table:table-cell table:formula="of:=[.M31]*100" office:value-type="float" office:value="29.7939997234896" calcext:value-type="float">
            <text:p>29.7939997234896</text:p>
          </table:table-cell>
          <table:table-cell table:formula="of:=[.N31]*100" office:value-type="float" office:value="31.7679148507219" calcext:value-type="float">
            <text:p>31.7679148507219</text:p>
          </table:table-cell>
          <table:table-cell table:formula="of:=[.O31]*100" office:value-type="float" office:value="17.2396966494685" calcext:value-type="float">
            <text:p>17.2396966494685</text:p>
          </table:table-cell>
          <table:table-cell table:formula="of:=[.P31]*100" office:value-type="float" office:value="27.5275717384809" calcext:value-type="float">
            <text:p>27.5275717384809</text:p>
          </table:table-cell>
          <table:table-cell table:formula="of:=[.Q31]*100" office:value-type="float" office:value="8.55854004397953" calcext:value-type="float">
            <text:p>8.55854004397953</text:p>
          </table:table-cell>
          <table:table-cell table:formula="of:=[.R31]*100" office:value-type="float" office:value="36.7750781422479" calcext:value-type="float">
            <text:p>36.7750781422479</text:p>
          </table:table-cell>
          <table:table-cell table:formula="of:=[.S31]*100" office:value-type="float" office:value="36.5054572100737" calcext:value-type="float">
            <text:p>36.5054572100737</text:p>
          </table:table-cell>
          <table:table-cell table:formula="of:=[.T31]*100" office:value-type="float" office:value="9.11645691799384" calcext:value-type="float">
            <text:p>9.11645691799384</text:p>
          </table:table-cell>
          <table:table-cell table:formula="of:=[.U31]*100" office:value-type="float" office:value="41.5116960622369" calcext:value-type="float">
            <text:p>41.5116960622369</text:p>
          </table:table-cell>
          <table:table-cell table:formula="of:=[.V31]*100" office:value-type="float" office:value="31.7917609012703" calcext:value-type="float">
            <text:p>31.7917609012703</text:p>
          </table:table-cell>
          <table:table-cell/>
          <table:table-cell table:formula="of:=[.X31]*100" office:value-type="float" office:value="18.0774085670176" calcext:value-type="float">
            <text:p>18.0774085670176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3" table:number-columns-repeated="19"/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 table:number-rows-repeated="9">
          <table:table-cell table:number-columns-repeated="21"/>
          <table:table-cell table:style-name="ce3"/>
          <table:table-cell table:number-columns-repeated="2"/>
        </table:table-row>
        <table:table-row table:style-name="ro1">
          <table:table-cell table:number-columns-repeated="21"/>
          <table:table-cell table:style-name="ce3"/>
          <table:table-cell table:number-columns-repeated="2"/>
        </table:table-row>
      </table:table>
      <table:table table:name="ipc_comp" table:style-name="ta1">
        <table:shapes>
          <draw:frame draw:z-index="0" draw:style-name="gr1" draw:text-style-name="P1" svg:width="210mm" svg:height="100mm" svg:x="46.15mm" svg:y="85.83mm">
            <draw:object draw:notify-on-update-of-ranges="ipc_comp.D7:ipc_comp.D15 ipc_comp.E7:ipc_comp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formance degradation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1.99978611913164" calcext:value-type="float">
            <text:p>1.99978611913164</text:p>
          </table:table-cell>
          <table:table-cell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29565465369123" calcext:value-type="float">
            <text:p>2.29565465369123</text:p>
          </table:table-cell>
          <table:table-cell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4525006238192" calcext:value-type="float">
            <text:p>2.4525006238192</text:p>
          </table:table-cell>
          <table:table-cell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53448829002245" calcext:value-type="float">
            <text:p>2.53448829002245</text:p>
          </table:table-cell>
          <table:table-cell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3.24385983673759" calcext:value-type="float">
            <text:p>3.24385983673759</text:p>
          </table:table-cell>
          <table:table-cell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3.43278793711902" calcext:value-type="float">
            <text:p>3.43278793711902</text:p>
          </table:table-cell>
          <table:table-cell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4.76954336434605" calcext:value-type="float">
            <text:p>4.76954336434605</text:p>
          </table:table-cell>
          <table:table-cell office:value-type="float" office:value="20.8131305571953" calcext:value-type="float">
            <text:p>20.8131305571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6.27027412397961" calcext:value-type="float">
            <text:p>6.27027412397961</text:p>
          </table:table-cell>
          <table:table-cell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8.17747440273038" calcext:value-type="float">
            <text:p>8.17747440273038</text:p>
          </table:table-cell>
          <table:table-cell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4.0819112627986" calcext:value-type="float">
            <text:p>24.0819112627986</text:p>
          </table:table-cell>
          <table:table-cell office:value-type="float" office:value="18.0774085670176" calcext:value-type="float">
            <text:p>18.0774085670176</text:p>
          </table:table-cell>
        </table:table-row>
      </table:table>
      <table:named-expressions/>
      <table:database-ranges>
        <table:database-range table:name="__Anonymous_Sheet_DB__2" table:target-range-address="ipc_comp.C7:ipc_comp.E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00:36:09.2660309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00:36:38.934908354</dc:date>
    <meta:editing-duration>PT2H40M50S</meta:editing-duration>
    <meta:editing-cycles>24</meta:editing-cycles>
    <meta:generator>LibreOffice/6.0.7.3$Linux_X86_64 LibreOffice_project/00m0$Build-3</meta:generator>
    <meta:document-statistic meta:table-count="3" meta:cell-count="1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scatter" chart:style-name="ch1">
        <chart:plot-area chart:style-name="ch2" table:cell-range-address="ipc_comp.D7:ipc_comp.E15" svg:x="2.153cm" svg:y="0.2cm" svg:width="18.428cm" svg:height="7.898cm">
          <chartooo:coordinate-region svg:x="2.88cm" svg:y="0.452cm" svg:width="17.58cm" svg:height="6.893cm"/>
          <chart:axis chart:dimension="x" chart:name="primary-x" chart:style-name="ch3">
            <chart:title svg:x="8.823cm" svg:y="8.298cm" chart:style-name="ch4">
              <text:p>performance degradation
relative to BASE(%)</text:p>
            </chart:title>
            <chart:grid chart:class="major"/>
          </chart:axis>
          <chart:axis chart:dimension="y" chart:name="primary-y" chart:style-name="ch5">
            <chart:title svg:x="0.451cm" svg:y="6.243cm" chart:style-name="ch6">
              <text:p>num of comparisons
relative to BASE(%)</text:p>
            </chart:title>
            <chart:grid chart:class="major"/>
          </chart:axis>
          <chart:series chart:style-name="ch7" chart:values-cell-range-address="ipc_comp.E7:ipc_comp.E15" chart:class="chart:scatter">
            <chart:domain table:cell-range-address="ipc_comp.D7:ipc_comp.D15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78611913164">
                <text:p>1.99978611913164</text:p>
                <draw:g>
                  <svg:desc>ipc_comp.D7:ipc_comp.D15</svg:desc>
                </draw:g>
              </table:table-cell>
              <table:table-cell office:value-type="float" office:value="47.2142768785427">
                <text:p>47.2142768785427</text:p>
                <draw:g>
                  <svg:desc>ipc_comp.E7:ipc_comp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1.6335790203553">
                <text:p>41.633579020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1.5824217853006">
                <text:p>31.5824217853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0167100606433">
                <text:p>28.016710060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4.7195629348623">
                <text:p>24.719562934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1042070584031">
                <text:p>18.1042070584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8131305571953">
                <text:p>20.813130557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027412397961">
                <text:p>6.27027412397961</text:p>
              </table:table-cell>
              <table:table-cell office:value-type="float" office:value="11.1393325001917">
                <text:p>11.139332500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11.9658631178173">
                <text:p>11.965863117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